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97.21pt" svg:height="437.44pt" svg:x="382.93pt" svg:y="19.59pt">
            <draw:object draw:notify-on-update-of-ranges="sheet1.A1:sheet1.A1 sheet1.A2:sheet1.A347 sheet1.B1:sheet1.B1 sheet1.B2:sheet1.B347 sheet1.A1:sheet1.A1 sheet1.A2:sheet1.A347 sheet1.C1:sheet1.C1 sheet1.C2:sheet1.C347 sheet1.A1:sheet1.A1 sheet1.A2:sheet1.A347 sheet1.D1:sheet1.D1 sheet1.D2:sheet1.D3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upl/Optane</text:p>
          </table:table-cell>
          <table:table-cell office:value-type="string" calcext:value-type="string">
            <text:p>Tupl/960pro</text:p>
          </table:table-cell>
          <table:table-cell office:value-type="string" calcext:value-type="string">
            <text:p>RocksDB/Optan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9041.626632759" calcext:value-type="float">
            <text:p>289041.626632759</text:p>
          </table:table-cell>
          <table:table-cell office:value-type="float" office:value="117118.538424723" calcext:value-type="float">
            <text:p>117118.538424723</text:p>
          </table:table-cell>
          <table:table-cell office:value-type="float" office:value="52781.8155939387" calcext:value-type="float">
            <text:p>52781.81559393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68580.364154694" calcext:value-type="float">
            <text:p>268580.364154694</text:p>
          </table:table-cell>
          <table:table-cell office:value-type="float" office:value="111725.354669264" calcext:value-type="float">
            <text:p>111725.354669264</text:p>
          </table:table-cell>
          <table:table-cell office:value-type="float" office:value="51601.6725381094" calcext:value-type="float">
            <text:p>51601.67253810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5449.029673691" calcext:value-type="float">
            <text:p>255449.029673691</text:p>
          </table:table-cell>
          <table:table-cell office:value-type="float" office:value="107512.87067375" calcext:value-type="float">
            <text:p>107512.87067375</text:p>
          </table:table-cell>
          <table:table-cell office:value-type="float" office:value="58396.9792859709" calcext:value-type="float">
            <text:p>58396.97928597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4107.087068891" calcext:value-type="float">
            <text:p>244107.087068891</text:p>
          </table:table-cell>
          <table:table-cell office:value-type="float" office:value="103917.567470518" calcext:value-type="float">
            <text:p>103917.567470518</text:p>
          </table:table-cell>
          <table:table-cell office:value-type="float" office:value="69427.057452975" calcext:value-type="float">
            <text:p>69427.0574529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37212.348902772" calcext:value-type="float">
            <text:p>237212.348902772</text:p>
          </table:table-cell>
          <table:table-cell office:value-type="float" office:value="100814.872729899" calcext:value-type="float">
            <text:p>100814.872729899</text:p>
          </table:table-cell>
          <table:table-cell office:value-type="float" office:value="85225.5264496514" calcext:value-type="float">
            <text:p>85225.52644965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0659.568550656" calcext:value-type="float">
            <text:p>230659.568550656</text:p>
          </table:table-cell>
          <table:table-cell office:value-type="float" office:value="98844.5605146674" calcext:value-type="float">
            <text:p>98844.5605146674</text:p>
          </table:table-cell>
          <table:table-cell office:value-type="float" office:value="79031.6433262451" calcext:value-type="float">
            <text:p>79031.64332624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4891.929948794" calcext:value-type="float">
            <text:p>224891.929948794</text:p>
          </table:table-cell>
          <table:table-cell office:value-type="float" office:value="96769.7850330179" calcext:value-type="float">
            <text:p>96769.7850330179</text:p>
          </table:table-cell>
          <table:table-cell office:value-type="float" office:value="79333.2219046028" calcext:value-type="float">
            <text:p>79333.22190460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0376.260657546" calcext:value-type="float">
            <text:p>220376.260657546</text:p>
          </table:table-cell>
          <table:table-cell office:value-type="float" office:value="94889.957040992" calcext:value-type="float">
            <text:p>94889.957040992</text:p>
          </table:table-cell>
          <table:table-cell office:value-type="float" office:value="81725.383453219" calcext:value-type="float">
            <text:p>81725.3834532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6950.80330328" calcext:value-type="float">
            <text:p>216950.80330328</text:p>
          </table:table-cell>
          <table:table-cell office:value-type="float" office:value="93386.6152768281" calcext:value-type="float">
            <text:p>93386.6152768281</text:p>
          </table:table-cell>
          <table:table-cell office:value-type="float" office:value="67638.0566636049" calcext:value-type="float">
            <text:p>67638.056663604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3416.199370289" calcext:value-type="float">
            <text:p>213416.199370289</text:p>
          </table:table-cell>
          <table:table-cell office:value-type="float" office:value="92259.8901741384" calcext:value-type="float">
            <text:p>92259.8901741384</text:p>
          </table:table-cell>
          <table:table-cell office:value-type="float" office:value="46684.8714770418" calcext:value-type="float">
            <text:p>46684.8714770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375.341942333" calcext:value-type="float">
            <text:p>210375.341942333</text:p>
          </table:table-cell>
          <table:table-cell office:value-type="float" office:value="90994.2627610801" calcext:value-type="float">
            <text:p>90994.2627610801</text:p>
          </table:table-cell>
          <table:table-cell office:value-type="float" office:value="52127.6782834892" calcext:value-type="float">
            <text:p>52127.67828348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8506.375971" calcext:value-type="float">
            <text:p>208506.375971</text:p>
          </table:table-cell>
          <table:table-cell office:value-type="float" office:value="89719.4793288511" calcext:value-type="float">
            <text:p>89719.4793288511</text:p>
          </table:table-cell>
          <table:table-cell office:value-type="float" office:value="62373.7997812832" calcext:value-type="float">
            <text:p>62373.799781283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6661.602448125" calcext:value-type="float">
            <text:p>206661.602448125</text:p>
          </table:table-cell>
          <table:table-cell office:value-type="float" office:value="88931.8247887834" calcext:value-type="float">
            <text:p>88931.8247887834</text:p>
          </table:table-cell>
          <table:table-cell office:value-type="float" office:value="77176.8072518188" calcext:value-type="float">
            <text:p>77176.807251818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5329.925762501" calcext:value-type="float">
            <text:p>205329.925762501</text:p>
          </table:table-cell>
          <table:table-cell office:value-type="float" office:value="87942.8309184899" calcext:value-type="float">
            <text:p>87942.8309184899</text:p>
          </table:table-cell>
          <table:table-cell office:value-type="float" office:value="76484.2008373092" calcext:value-type="float">
            <text:p>76484.20083730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3995.626947621" calcext:value-type="float">
            <text:p>203995.626947621</text:p>
          </table:table-cell>
          <table:table-cell office:value-type="float" office:value="87632.893839345" calcext:value-type="float">
            <text:p>87632.893839345</text:p>
          </table:table-cell>
          <table:table-cell office:value-type="float" office:value="76448.7772623084" calcext:value-type="float">
            <text:p>76448.777262308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2985.594530844" calcext:value-type="float">
            <text:p>202985.594530844</text:p>
          </table:table-cell>
          <table:table-cell office:value-type="float" office:value="87107.1658262625" calcext:value-type="float">
            <text:p>87107.1658262625</text:p>
          </table:table-cell>
          <table:table-cell office:value-type="float" office:value="75902.1193708041" calcext:value-type="float">
            <text:p>75902.11937080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2016.534541218" calcext:value-type="float">
            <text:p>202016.534541218</text:p>
          </table:table-cell>
          <table:table-cell office:value-type="float" office:value="86836.329716965" calcext:value-type="float">
            <text:p>86836.329716965</text:p>
          </table:table-cell>
          <table:table-cell office:value-type="float" office:value="74778.4100308728" calcext:value-type="float">
            <text:p>74778.41003087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991.402546432" calcext:value-type="float">
            <text:p>200991.402546432</text:p>
          </table:table-cell>
          <table:table-cell office:value-type="float" office:value="86476.1854097873" calcext:value-type="float">
            <text:p>86476.1854097873</text:p>
          </table:table-cell>
          <table:table-cell office:value-type="float" office:value="74598.0416399418" calcext:value-type="float">
            <text:p>74598.04163994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100.874234248" calcext:value-type="float">
            <text:p>200100.874234248</text:p>
          </table:table-cell>
          <table:table-cell office:value-type="float" office:value="85874.497591857" calcext:value-type="float">
            <text:p>85874.497591857</text:p>
          </table:table-cell>
          <table:table-cell office:value-type="float" office:value="73343.8564128139" calcext:value-type="float">
            <text:p>73343.85641281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9148.960471992" calcext:value-type="float">
            <text:p>199148.960471992</text:p>
          </table:table-cell>
          <table:table-cell office:value-type="float" office:value="85299.4326674322" calcext:value-type="float">
            <text:p>85299.4326674322</text:p>
          </table:table-cell>
          <table:table-cell office:value-type="float" office:value="73074.000429124" calcext:value-type="float">
            <text:p>73074.0004291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8653.89484596" calcext:value-type="float">
            <text:p>198653.89484596</text:p>
          </table:table-cell>
          <table:table-cell office:value-type="float" office:value="84809.5328203249" calcext:value-type="float">
            <text:p>84809.5328203249</text:p>
          </table:table-cell>
          <table:table-cell office:value-type="float" office:value="72714.3631300992" calcext:value-type="float">
            <text:p>72714.36313009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8195.715854937" calcext:value-type="float">
            <text:p>198195.715854937</text:p>
          </table:table-cell>
          <table:table-cell office:value-type="float" office:value="84820.7749072945" calcext:value-type="float">
            <text:p>84820.7749072945</text:p>
          </table:table-cell>
          <table:table-cell office:value-type="float" office:value="72105.8394956881" calcext:value-type="float">
            <text:p>72105.839495688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7652.036970816" calcext:value-type="float">
            <text:p>197652.036970816</text:p>
          </table:table-cell>
          <table:table-cell office:value-type="float" office:value="84645.3440724907" calcext:value-type="float">
            <text:p>84645.3440724907</text:p>
          </table:table-cell>
          <table:table-cell office:value-type="float" office:value="71961.3974786113" calcext:value-type="float">
            <text:p>71961.397478611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97271.013785217" calcext:value-type="float">
            <text:p>197271.013785217</text:p>
          </table:table-cell>
          <table:table-cell office:value-type="float" office:value="84558.712162606" calcext:value-type="float">
            <text:p>84558.712162606</text:p>
          </table:table-cell>
          <table:table-cell office:value-type="float" office:value="71682.9922653473" calcext:value-type="float">
            <text:p>71682.992265347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95885.187383902" calcext:value-type="float">
            <text:p>195885.187383902</text:p>
          </table:table-cell>
          <table:table-cell office:value-type="float" office:value="84310.6356227428" calcext:value-type="float">
            <text:p>84310.6356227428</text:p>
          </table:table-cell>
          <table:table-cell office:value-type="float" office:value="71107.5278380686" calcext:value-type="float">
            <text:p>71107.527838068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96541.861370581" calcext:value-type="float">
            <text:p>196541.861370581</text:p>
          </table:table-cell>
          <table:table-cell office:value-type="float" office:value="83905.3722865508" calcext:value-type="float">
            <text:p>83905.3722865508</text:p>
          </table:table-cell>
          <table:table-cell office:value-type="float" office:value="70781.575041592" calcext:value-type="float">
            <text:p>70781.57504159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6755.846799015" calcext:value-type="float">
            <text:p>196755.846799015</text:p>
          </table:table-cell>
          <table:table-cell office:value-type="float" office:value="83769.034363642" calcext:value-type="float">
            <text:p>83769.034363642</text:p>
          </table:table-cell>
          <table:table-cell office:value-type="float" office:value="70167.0027623169" calcext:value-type="float">
            <text:p>70167.00276231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97887.444697326" calcext:value-type="float">
            <text:p>197887.444697326</text:p>
          </table:table-cell>
          <table:table-cell office:value-type="float" office:value="83760.1500841272" calcext:value-type="float">
            <text:p>83760.1500841272</text:p>
          </table:table-cell>
          <table:table-cell office:value-type="float" office:value="70242.4739673943" calcext:value-type="float">
            <text:p>70242.473967394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97884.846894116" calcext:value-type="float">
            <text:p>197884.846894116</text:p>
          </table:table-cell>
          <table:table-cell office:value-type="float" office:value="83443.9560597956" calcext:value-type="float">
            <text:p>83443.9560597956</text:p>
          </table:table-cell>
          <table:table-cell office:value-type="float" office:value="69477.8966819175" calcext:value-type="float">
            <text:p>69477.896681917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97698.994605996" calcext:value-type="float">
            <text:p>197698.994605996</text:p>
          </table:table-cell>
          <table:table-cell office:value-type="float" office:value="83539.9700770858" calcext:value-type="float">
            <text:p>83539.9700770858</text:p>
          </table:table-cell>
          <table:table-cell office:value-type="float" office:value="69415.4331333498" calcext:value-type="float">
            <text:p>69415.43313334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8076.227866835" calcext:value-type="float">
            <text:p>198076.227866835</text:p>
          </table:table-cell>
          <table:table-cell office:value-type="float" office:value="83310.7605997857" calcext:value-type="float">
            <text:p>83310.7605997857</text:p>
          </table:table-cell>
          <table:table-cell office:value-type="float" office:value="68645.2385606013" calcext:value-type="float">
            <text:p>68645.238560601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98124.059270167" calcext:value-type="float">
            <text:p>198124.059270167</text:p>
          </table:table-cell>
          <table:table-cell office:value-type="float" office:value="82812.5272953519" calcext:value-type="float">
            <text:p>82812.5272953519</text:p>
          </table:table-cell>
          <table:table-cell office:value-type="float" office:value="67520.0462940703" calcext:value-type="float">
            <text:p>67520.046294070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97996.30593732" calcext:value-type="float">
            <text:p>197996.30593732</text:p>
          </table:table-cell>
          <table:table-cell office:value-type="float" office:value="82784.1785657473" calcext:value-type="float">
            <text:p>82784.1785657473</text:p>
          </table:table-cell>
          <table:table-cell office:value-type="float" office:value="66793.3457728853" calcext:value-type="float">
            <text:p>66793.345772885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8591.753488456" calcext:value-type="float">
            <text:p>198591.753488456</text:p>
          </table:table-cell>
          <table:table-cell office:value-type="float" office:value="82715.0448860806" calcext:value-type="float">
            <text:p>82715.0448860806</text:p>
          </table:table-cell>
          <table:table-cell office:value-type="float" office:value="67628.4670754584" calcext:value-type="float">
            <text:p>67628.467075458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98892.476183402" calcext:value-type="float">
            <text:p>198892.476183402</text:p>
          </table:table-cell>
          <table:table-cell office:value-type="float" office:value="82610.5587651854" calcext:value-type="float">
            <text:p>82610.5587651854</text:p>
          </table:table-cell>
          <table:table-cell office:value-type="float" office:value="67311.3776367017" calcext:value-type="float">
            <text:p>67311.377636701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8651.110273453" calcext:value-type="float">
            <text:p>198651.110273453</text:p>
          </table:table-cell>
          <table:table-cell office:value-type="float" office:value="81940.3746389565" calcext:value-type="float">
            <text:p>81940.3746389565</text:p>
          </table:table-cell>
          <table:table-cell office:value-type="float" office:value="67537.7519722104" calcext:value-type="float">
            <text:p>67537.75197221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98709.312617073" calcext:value-type="float">
            <text:p>198709.312617073</text:p>
          </table:table-cell>
          <table:table-cell office:value-type="float" office:value="81946.3967958207" calcext:value-type="float">
            <text:p>81946.3967958207</text:p>
          </table:table-cell>
          <table:table-cell office:value-type="float" office:value="67072.0761835595" calcext:value-type="float">
            <text:p>67072.076183559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98583.468682447" calcext:value-type="float">
            <text:p>198583.468682447</text:p>
          </table:table-cell>
          <table:table-cell office:value-type="float" office:value="81852.8939233484" calcext:value-type="float">
            <text:p>81852.8939233484</text:p>
          </table:table-cell>
          <table:table-cell office:value-type="float" office:value="64928.4558269706" calcext:value-type="float">
            <text:p>64928.455826970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98822.953975262" calcext:value-type="float">
            <text:p>198822.953975262</text:p>
          </table:table-cell>
          <table:table-cell office:value-type="float" office:value="81482.0501850984" calcext:value-type="float">
            <text:p>81482.0501850984</text:p>
          </table:table-cell>
          <table:table-cell office:value-type="float" office:value="63300.6728085341" calcext:value-type="float">
            <text:p>63300.672808534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98854.638703099" calcext:value-type="float">
            <text:p>198854.638703099</text:p>
          </table:table-cell>
          <table:table-cell office:value-type="float" office:value="80706.2009936098" calcext:value-type="float">
            <text:p>80706.2009936098</text:p>
          </table:table-cell>
          <table:table-cell office:value-type="float" office:value="63965.3760852946" calcext:value-type="float">
            <text:p>63965.37608529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8912.851813616" calcext:value-type="float">
            <text:p>198912.851813616</text:p>
          </table:table-cell>
          <table:table-cell office:value-type="float" office:value="80683.4912719586" calcext:value-type="float">
            <text:p>80683.4912719586</text:p>
          </table:table-cell>
          <table:table-cell office:value-type="float" office:value="65877.4520293531" calcext:value-type="float">
            <text:p>65877.452029353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99301.315750642" calcext:value-type="float">
            <text:p>199301.315750642</text:p>
          </table:table-cell>
          <table:table-cell office:value-type="float" office:value="80712.6659811929" calcext:value-type="float">
            <text:p>80712.6659811929</text:p>
          </table:table-cell>
          <table:table-cell office:value-type="float" office:value="66188.2816738715" calcext:value-type="float">
            <text:p>66188.281673871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98945.032295781" calcext:value-type="float">
            <text:p>198945.032295781</text:p>
          </table:table-cell>
          <table:table-cell office:value-type="float" office:value="80493.6240408585" calcext:value-type="float">
            <text:p>80493.6240408585</text:p>
          </table:table-cell>
          <table:table-cell office:value-type="float" office:value="65534.2100682235" calcext:value-type="float">
            <text:p>65534.210068223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99057.817253491" calcext:value-type="float">
            <text:p>199057.817253491</text:p>
          </table:table-cell>
          <table:table-cell office:value-type="float" office:value="79822.4801972909" calcext:value-type="float">
            <text:p>79822.4801972909</text:p>
          </table:table-cell>
          <table:table-cell office:value-type="float" office:value="65377.0535514662" calcext:value-type="float">
            <text:p>65377.053551466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99629.42990791" calcext:value-type="float">
            <text:p>199629.42990791</text:p>
          </table:table-cell>
          <table:table-cell office:value-type="float" office:value="79674.9763623144" calcext:value-type="float">
            <text:p>79674.9763623144</text:p>
          </table:table-cell>
          <table:table-cell office:value-type="float" office:value="64278.8027294766" calcext:value-type="float">
            <text:p>64278.802729476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99482.947143451" calcext:value-type="float">
            <text:p>199482.947143451</text:p>
          </table:table-cell>
          <table:table-cell office:value-type="float" office:value="79868.4596115134" calcext:value-type="float">
            <text:p>79868.4596115134</text:p>
          </table:table-cell>
          <table:table-cell office:value-type="float" office:value="60587.9505148285" calcext:value-type="float">
            <text:p>60587.950514828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99553.090979545" calcext:value-type="float">
            <text:p>199553.090979545</text:p>
          </table:table-cell>
          <table:table-cell office:value-type="float" office:value="79487.946793339" calcext:value-type="float">
            <text:p>79487.946793339</text:p>
          </table:table-cell>
          <table:table-cell office:value-type="float" office:value="64280.0415721523" calcext:value-type="float">
            <text:p>64280.041572152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9982.638542847" calcext:value-type="float">
            <text:p>199982.638542847</text:p>
          </table:table-cell>
          <table:table-cell office:value-type="float" office:value="79406.3135518366" calcext:value-type="float">
            <text:p>79406.3135518366</text:p>
          </table:table-cell>
          <table:table-cell office:value-type="float" office:value="62041.8382672703" calcext:value-type="float">
            <text:p>62041.838267270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9536.149932611" calcext:value-type="float">
            <text:p>199536.149932611</text:p>
          </table:table-cell>
          <table:table-cell office:value-type="float" office:value="79505.2037878534" calcext:value-type="float">
            <text:p>79505.2037878534</text:p>
          </table:table-cell>
          <table:table-cell office:value-type="float" office:value="59852.9224412749" calcext:value-type="float">
            <text:p>59852.922441274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00050.248699708" calcext:value-type="float">
            <text:p>200050.248699708</text:p>
          </table:table-cell>
          <table:table-cell office:value-type="float" office:value="79270.8352098828" calcext:value-type="float">
            <text:p>79270.8352098828</text:p>
          </table:table-cell>
          <table:table-cell office:value-type="float" office:value="62624.9973610711" calcext:value-type="float">
            <text:p>62624.997361071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025.10181363" calcext:value-type="float">
            <text:p>200025.10181363</text:p>
          </table:table-cell>
          <table:table-cell office:value-type="float" office:value="78796.2748996329" calcext:value-type="float">
            <text:p>78796.2748996329</text:p>
          </table:table-cell>
          <table:table-cell office:value-type="float" office:value="61683.3885954234" calcext:value-type="float">
            <text:p>61683.388595423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00049.893099858" calcext:value-type="float">
            <text:p>200049.893099858</text:p>
          </table:table-cell>
          <table:table-cell office:value-type="float" office:value="79073.5191488914" calcext:value-type="float">
            <text:p>79073.5191488914</text:p>
          </table:table-cell>
          <table:table-cell office:value-type="float" office:value="62143.254722417" calcext:value-type="float">
            <text:p>62143.25472241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9754.241549691" calcext:value-type="float">
            <text:p>199754.241549691</text:p>
          </table:table-cell>
          <table:table-cell office:value-type="float" office:value="78907.522190726" calcext:value-type="float">
            <text:p>78907.522190726</text:p>
          </table:table-cell>
          <table:table-cell office:value-type="float" office:value="62682.094611143" calcext:value-type="float">
            <text:p>62682.09461114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9884.636259562" calcext:value-type="float">
            <text:p>199884.636259562</text:p>
          </table:table-cell>
          <table:table-cell office:value-type="float" office:value="79248.4595766006" calcext:value-type="float">
            <text:p>79248.4595766006</text:p>
          </table:table-cell>
          <table:table-cell office:value-type="float" office:value="57794.5876752739" calcext:value-type="float">
            <text:p>57794.587675273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0427.236427563" calcext:value-type="float">
            <text:p>200427.236427563</text:p>
          </table:table-cell>
          <table:table-cell office:value-type="float" office:value="78705.3376016756" calcext:value-type="float">
            <text:p>78705.3376016756</text:p>
          </table:table-cell>
          <table:table-cell office:value-type="float" office:value="56969.8731081436" calcext:value-type="float">
            <text:p>56969.873108143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00695.772100012" calcext:value-type="float">
            <text:p>200695.772100012</text:p>
          </table:table-cell>
          <table:table-cell office:value-type="float" office:value="78266.7582573279" calcext:value-type="float">
            <text:p>78266.7582573279</text:p>
          </table:table-cell>
          <table:table-cell office:value-type="float" office:value="62782.5539094789" calcext:value-type="float">
            <text:p>62782.553909478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00787.071916675" calcext:value-type="float">
            <text:p>200787.071916675</text:p>
          </table:table-cell>
          <table:table-cell office:value-type="float" office:value="78597.5422076051" calcext:value-type="float">
            <text:p>78597.5422076051</text:p>
          </table:table-cell>
          <table:table-cell office:value-type="float" office:value="61696.307863438" calcext:value-type="float">
            <text:p>61696.30786343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00436.111834472" calcext:value-type="float">
            <text:p>200436.111834472</text:p>
          </table:table-cell>
          <table:table-cell office:value-type="float" office:value="78572.6987562226" calcext:value-type="float">
            <text:p>78572.6987562226</text:p>
          </table:table-cell>
          <table:table-cell office:value-type="float" office:value="61040.6720870014" calcext:value-type="float">
            <text:p>61040.672087001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00584.865801976" calcext:value-type="float">
            <text:p>200584.865801976</text:p>
          </table:table-cell>
          <table:table-cell office:value-type="float" office:value="78419.7857394234" calcext:value-type="float">
            <text:p>78419.7857394234</text:p>
          </table:table-cell>
          <table:table-cell office:value-type="float" office:value="56379.35817036" calcext:value-type="float">
            <text:p>56379.3581703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00731.484657726" calcext:value-type="float">
            <text:p>200731.484657726</text:p>
          </table:table-cell>
          <table:table-cell office:value-type="float" office:value="78387.9897687864" calcext:value-type="float">
            <text:p>78387.9897687864</text:p>
          </table:table-cell>
          <table:table-cell office:value-type="float" office:value="57996.9344053598" calcext:value-type="float">
            <text:p>57996.93440535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0536.881695976" calcext:value-type="float">
            <text:p>200536.881695976</text:p>
          </table:table-cell>
          <table:table-cell office:value-type="float" office:value="77930.8174801035" calcext:value-type="float">
            <text:p>77930.8174801035</text:p>
          </table:table-cell>
          <table:table-cell office:value-type="float" office:value="59264.2291052098" calcext:value-type="float">
            <text:p>59264.229105209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00784.602957166" calcext:value-type="float">
            <text:p>200784.602957166</text:p>
          </table:table-cell>
          <table:table-cell office:value-type="float" office:value="77940.1327093371" calcext:value-type="float">
            <text:p>77940.1327093371</text:p>
          </table:table-cell>
          <table:table-cell office:value-type="float" office:value="58988.8220316731" calcext:value-type="float">
            <text:p>58988.822031673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1249.193518654" calcext:value-type="float">
            <text:p>201249.193518654</text:p>
          </table:table-cell>
          <table:table-cell office:value-type="float" office:value="78075.1906792189" calcext:value-type="float">
            <text:p>78075.1906792189</text:p>
          </table:table-cell>
          <table:table-cell office:value-type="float" office:value="56675.5656330602" calcext:value-type="float">
            <text:p>56675.565633060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01306.058430012" calcext:value-type="float">
            <text:p>201306.058430012</text:p>
          </table:table-cell>
          <table:table-cell office:value-type="float" office:value="78219.8275581472" calcext:value-type="float">
            <text:p>78219.8275581472</text:p>
          </table:table-cell>
          <table:table-cell office:value-type="float" office:value="58072.552925632" calcext:value-type="float">
            <text:p>58072.55292563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01646.296909967" calcext:value-type="float">
            <text:p>201646.296909967</text:p>
          </table:table-cell>
          <table:table-cell office:value-type="float" office:value="78150.8759416096" calcext:value-type="float">
            <text:p>78150.8759416096</text:p>
          </table:table-cell>
          <table:table-cell office:value-type="float" office:value="54850.798800251" calcext:value-type="float">
            <text:p>54850.79880025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02098.562964368" calcext:value-type="float">
            <text:p>202098.562964368</text:p>
          </table:table-cell>
          <table:table-cell office:value-type="float" office:value="77955.2372864217" calcext:value-type="float">
            <text:p>77955.2372864217</text:p>
          </table:table-cell>
          <table:table-cell office:value-type="float" office:value="53968.3502246398" calcext:value-type="float">
            <text:p>53968.350224639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01850.739870241" calcext:value-type="float">
            <text:p>201850.739870241</text:p>
          </table:table-cell>
          <table:table-cell office:value-type="float" office:value="77761.9336558817" calcext:value-type="float">
            <text:p>77761.9336558817</text:p>
          </table:table-cell>
          <table:table-cell office:value-type="float" office:value="57031.9399099221" calcext:value-type="float">
            <text:p>57031.939909922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02330.428865387" calcext:value-type="float">
            <text:p>202330.428865387</text:p>
          </table:table-cell>
          <table:table-cell office:value-type="float" office:value="77454.0613031425" calcext:value-type="float">
            <text:p>77454.0613031425</text:p>
          </table:table-cell>
          <table:table-cell office:value-type="float" office:value="54513.6558963659" calcext:value-type="float">
            <text:p>54513.655896365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02372.495050582" calcext:value-type="float">
            <text:p>202372.495050582</text:p>
          </table:table-cell>
          <table:table-cell office:value-type="float" office:value="77435.9371498455" calcext:value-type="float">
            <text:p>77435.9371498455</text:p>
          </table:table-cell>
          <table:table-cell office:value-type="float" office:value="55024.9365799995" calcext:value-type="float">
            <text:p>55024.936579999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02835.447730918" calcext:value-type="float">
            <text:p>202835.447730918</text:p>
          </table:table-cell>
          <table:table-cell office:value-type="float" office:value="77303.8361081428" calcext:value-type="float">
            <text:p>77303.8361081428</text:p>
          </table:table-cell>
          <table:table-cell office:value-type="float" office:value="55553.7008095742" calcext:value-type="float">
            <text:p>55553.700809574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2993.265359284" calcext:value-type="float">
            <text:p>202993.265359284</text:p>
          </table:table-cell>
          <table:table-cell office:value-type="float" office:value="77310.8185111385" calcext:value-type="float">
            <text:p>77310.8185111385</text:p>
          </table:table-cell>
          <table:table-cell office:value-type="float" office:value="48698.6148876807" calcext:value-type="float">
            <text:p>48698.614887680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03358.900956913" calcext:value-type="float">
            <text:p>203358.900956913</text:p>
          </table:table-cell>
          <table:table-cell office:value-type="float" office:value="77376.8476811657" calcext:value-type="float">
            <text:p>77376.8476811657</text:p>
          </table:table-cell>
          <table:table-cell office:value-type="float" office:value="51172.0398586835" calcext:value-type="float">
            <text:p>51172.0398586835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03458.208389495" calcext:value-type="float">
            <text:p>203458.208389495</text:p>
          </table:table-cell>
          <table:table-cell office:value-type="float" office:value="77163.1209275658" calcext:value-type="float">
            <text:p>77163.1209275658</text:p>
          </table:table-cell>
          <table:table-cell office:value-type="float" office:value="53960.8868883211" calcext:value-type="float">
            <text:p>53960.886888321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03537.387851198" calcext:value-type="float">
            <text:p>203537.387851198</text:p>
          </table:table-cell>
          <table:table-cell office:value-type="float" office:value="77235.9266152731" calcext:value-type="float">
            <text:p>77235.9266152731</text:p>
          </table:table-cell>
          <table:table-cell office:value-type="float" office:value="46474.4004077078" calcext:value-type="float">
            <text:p>46474.400407707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03209.178739745" calcext:value-type="float">
            <text:p>203209.178739745</text:p>
          </table:table-cell>
          <table:table-cell office:value-type="float" office:value="76965.7073464062" calcext:value-type="float">
            <text:p>76965.7073464062</text:p>
          </table:table-cell>
          <table:table-cell office:value-type="float" office:value="37787.3335977015" calcext:value-type="float">
            <text:p>37787.333597701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03074.936518612" calcext:value-type="float">
            <text:p>203074.936518612</text:p>
          </table:table-cell>
          <table:table-cell office:value-type="float" office:value="76944.5095705149" calcext:value-type="float">
            <text:p>76944.5095705149</text:p>
          </table:table-cell>
          <table:table-cell office:value-type="float" office:value="33011.1892041701" calcext:value-type="float">
            <text:p>33011.189204170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04048.099669386" calcext:value-type="float">
            <text:p>204048.099669386</text:p>
          </table:table-cell>
          <table:table-cell office:value-type="float" office:value="76890.8889422974" calcext:value-type="float">
            <text:p>76890.8889422974</text:p>
          </table:table-cell>
          <table:table-cell office:value-type="float" office:value="39236.0979243527" calcext:value-type="float">
            <text:p>39236.097924352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04536.833682517" calcext:value-type="float">
            <text:p>204536.833682517</text:p>
          </table:table-cell>
          <table:table-cell office:value-type="float" office:value="77008.5693634207" calcext:value-type="float">
            <text:p>77008.5693634207</text:p>
          </table:table-cell>
          <table:table-cell office:value-type="float" office:value="47991.511668895" calcext:value-type="float">
            <text:p>47991.51166889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04654.916719193" calcext:value-type="float">
            <text:p>204654.916719193</text:p>
          </table:table-cell>
          <table:table-cell office:value-type="float" office:value="76993.8306281099" calcext:value-type="float">
            <text:p>76993.8306281099</text:p>
          </table:table-cell>
          <table:table-cell office:value-type="float" office:value="49553.0981102203" calcext:value-type="float">
            <text:p>49553.098110220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04207.875283694" calcext:value-type="float">
            <text:p>204207.875283694</text:p>
          </table:table-cell>
          <table:table-cell office:value-type="float" office:value="76868.10817478" calcext:value-type="float">
            <text:p>76868.10817478</text:p>
          </table:table-cell>
          <table:table-cell office:value-type="float" office:value="44828.1035455943" calcext:value-type="float">
            <text:p>44828.103545594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4567.584571707" calcext:value-type="float">
            <text:p>204567.584571707</text:p>
          </table:table-cell>
          <table:table-cell office:value-type="float" office:value="76883.7850467046" calcext:value-type="float">
            <text:p>76883.7850467046</text:p>
          </table:table-cell>
          <table:table-cell office:value-type="float" office:value="46153.1198399916" calcext:value-type="float">
            <text:p>46153.119839991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05136.96198701" calcext:value-type="float">
            <text:p>205136.96198701</text:p>
          </table:table-cell>
          <table:table-cell office:value-type="float" office:value="76450.3024889447" calcext:value-type="float">
            <text:p>76450.3024889447</text:p>
          </table:table-cell>
          <table:table-cell office:value-type="float" office:value="42391.0956727689" calcext:value-type="float">
            <text:p>42391.0956727689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04738.234006962" calcext:value-type="float">
            <text:p>204738.234006962</text:p>
          </table:table-cell>
          <table:table-cell office:value-type="float" office:value="76392.3065442072" calcext:value-type="float">
            <text:p>76392.3065442072</text:p>
          </table:table-cell>
          <table:table-cell office:value-type="float" office:value="44248.7001779143" calcext:value-type="float">
            <text:p>44248.700177914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05059.744644773" calcext:value-type="float">
            <text:p>205059.744644773</text:p>
          </table:table-cell>
          <table:table-cell office:value-type="float" office:value="76291.736310078" calcext:value-type="float">
            <text:p>76291.736310078</text:p>
          </table:table-cell>
          <table:table-cell office:value-type="float" office:value="48326.0324209928" calcext:value-type="float">
            <text:p>48326.032420992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05550.722586353" calcext:value-type="float">
            <text:p>205550.722586353</text:p>
          </table:table-cell>
          <table:table-cell office:value-type="float" office:value="76284.2744389245" calcext:value-type="float">
            <text:p>76284.2744389245</text:p>
          </table:table-cell>
          <table:table-cell office:value-type="float" office:value="47345.6850721895" calcext:value-type="float">
            <text:p>47345.685072189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05326.756275545" calcext:value-type="float">
            <text:p>205326.756275545</text:p>
          </table:table-cell>
          <table:table-cell office:value-type="float" office:value="76165.4747243835" calcext:value-type="float">
            <text:p>76165.4747243835</text:p>
          </table:table-cell>
          <table:table-cell office:value-type="float" office:value="40295.2811459374" calcext:value-type="float">
            <text:p>40295.281145937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5628.728397367" calcext:value-type="float">
            <text:p>205628.728397367</text:p>
          </table:table-cell>
          <table:table-cell office:value-type="float" office:value="75977.3645789311" calcext:value-type="float">
            <text:p>75977.3645789311</text:p>
          </table:table-cell>
          <table:table-cell office:value-type="float" office:value="37178.1278291759" calcext:value-type="float">
            <text:p>37178.1278291759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05759.922566411" calcext:value-type="float">
            <text:p>205759.922566411</text:p>
          </table:table-cell>
          <table:table-cell office:value-type="float" office:value="76197.4712899921" calcext:value-type="float">
            <text:p>76197.4712899921</text:p>
          </table:table-cell>
          <table:table-cell office:value-type="float" office:value="46917.049846444" calcext:value-type="float">
            <text:p>46917.04984644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05735.114182231" calcext:value-type="float">
            <text:p>205735.114182231</text:p>
          </table:table-cell>
          <table:table-cell office:value-type="float" office:value="76300.9777141413" calcext:value-type="float">
            <text:p>76300.9777141413</text:p>
          </table:table-cell>
          <table:table-cell office:value-type="float" office:value="45962.4585305924" calcext:value-type="float">
            <text:p>45962.458530592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05782.631979055" calcext:value-type="float">
            <text:p>205782.631979055</text:p>
          </table:table-cell>
          <table:table-cell office:value-type="float" office:value="76448.8189279032" calcext:value-type="float">
            <text:p>76448.8189279032</text:p>
          </table:table-cell>
          <table:table-cell office:value-type="float" office:value="44439.8376000958" calcext:value-type="float">
            <text:p>44439.83760009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6069.245969701" calcext:value-type="float">
            <text:p>206069.245969701</text:p>
          </table:table-cell>
          <table:table-cell office:value-type="float" office:value="76543.2859065302" calcext:value-type="float">
            <text:p>76543.2859065302</text:p>
          </table:table-cell>
          <table:table-cell office:value-type="float" office:value="42503.212924788" calcext:value-type="float">
            <text:p>42503.21292478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06178.233858604" calcext:value-type="float">
            <text:p>206178.233858604</text:p>
          </table:table-cell>
          <table:table-cell office:value-type="float" office:value="76705.0547623098" calcext:value-type="float">
            <text:p>76705.0547623098</text:p>
          </table:table-cell>
          <table:table-cell office:value-type="float" office:value="45435.7500012887" calcext:value-type="float">
            <text:p>45435.7500012887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06301.435839287" calcext:value-type="float">
            <text:p>206301.435839287</text:p>
          </table:table-cell>
          <table:table-cell office:value-type="float" office:value="76611.8232039402" calcext:value-type="float">
            <text:p>76611.8232039402</text:p>
          </table:table-cell>
          <table:table-cell office:value-type="float" office:value="40186.5098212377" calcext:value-type="float">
            <text:p>40186.5098212377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06311.394149263" calcext:value-type="float">
            <text:p>206311.394149263</text:p>
          </table:table-cell>
          <table:table-cell office:value-type="float" office:value="76645.1400822752" calcext:value-type="float">
            <text:p>76645.1400822752</text:p>
          </table:table-cell>
          <table:table-cell office:value-type="float" office:value="39688.9085546857" calcext:value-type="float">
            <text:p>39688.9085546857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06650.171157785" calcext:value-type="float">
            <text:p>206650.171157785</text:p>
          </table:table-cell>
          <table:table-cell office:value-type="float" office:value="76497.9717254249" calcext:value-type="float">
            <text:p>76497.9717254249</text:p>
          </table:table-cell>
          <table:table-cell office:value-type="float" office:value="43468.2076526619" calcext:value-type="float">
            <text:p>43468.2076526619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06651.741217821" calcext:value-type="float">
            <text:p>206651.741217821</text:p>
          </table:table-cell>
          <table:table-cell office:value-type="float" office:value="76749.9654021678" calcext:value-type="float">
            <text:p>76749.9654021678</text:p>
          </table:table-cell>
          <table:table-cell office:value-type="float" office:value="43306.0223581286" calcext:value-type="float">
            <text:p>43306.0223581286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06199.519795171" calcext:value-type="float">
            <text:p>206199.519795171</text:p>
          </table:table-cell>
          <table:table-cell office:value-type="float" office:value="76376.5935504535" calcext:value-type="float">
            <text:p>76376.5935504535</text:p>
          </table:table-cell>
          <table:table-cell office:value-type="float" office:value="44215.9852271112" calcext:value-type="float">
            <text:p>44215.9852271112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06924.677549352" calcext:value-type="float">
            <text:p>206924.677549352</text:p>
          </table:table-cell>
          <table:table-cell office:value-type="float" office:value="76349.9108895232" calcext:value-type="float">
            <text:p>76349.9108895232</text:p>
          </table:table-cell>
          <table:table-cell office:value-type="float" office:value="43035.8054910015" calcext:value-type="float">
            <text:p>43035.805491001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6711.223537212" calcext:value-type="float">
            <text:p>206711.223537212</text:p>
          </table:table-cell>
          <table:table-cell office:value-type="float" office:value="76299.1641424392" calcext:value-type="float">
            <text:p>76299.1641424392</text:p>
          </table:table-cell>
          <table:table-cell office:value-type="float" office:value="43392.5800308268" calcext:value-type="float">
            <text:p>43392.5800308268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06939.059844396" calcext:value-type="float">
            <text:p>206939.059844396</text:p>
          </table:table-cell>
          <table:table-cell office:value-type="float" office:value="76298.1529067446" calcext:value-type="float">
            <text:p>76298.1529067446</text:p>
          </table:table-cell>
          <table:table-cell office:value-type="float" office:value="40053.9879020195" calcext:value-type="float">
            <text:p>40053.98790201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06924.032409553" calcext:value-type="float">
            <text:p>206924.032409553</text:p>
          </table:table-cell>
          <table:table-cell office:value-type="float" office:value="76419.2396477694" calcext:value-type="float">
            <text:p>76419.2396477694</text:p>
          </table:table-cell>
          <table:table-cell office:value-type="float" office:value="39076.6918238537" calcext:value-type="float">
            <text:p>39076.6918238537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207140.343811318" calcext:value-type="float">
            <text:p>207140.343811318</text:p>
          </table:table-cell>
          <table:table-cell office:value-type="float" office:value="76105.9877293134" calcext:value-type="float">
            <text:p>76105.9877293134</text:p>
          </table:table-cell>
          <table:table-cell office:value-type="float" office:value="48070.3891771279" calcext:value-type="float">
            <text:p>48070.3891771279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06772.170735471" calcext:value-type="float">
            <text:p>206772.170735471</text:p>
          </table:table-cell>
          <table:table-cell office:value-type="float" office:value="76496.1410328872" calcext:value-type="float">
            <text:p>76496.1410328872</text:p>
          </table:table-cell>
          <table:table-cell office:value-type="float" office:value="44392.2087927969" calcext:value-type="float">
            <text:p>44392.2087927969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207132.807302629" calcext:value-type="float">
            <text:p>207132.807302629</text:p>
          </table:table-cell>
          <table:table-cell office:value-type="float" office:value="76494.9814194987" calcext:value-type="float">
            <text:p>76494.9814194987</text:p>
          </table:table-cell>
          <table:table-cell office:value-type="float" office:value="37627.9502901969" calcext:value-type="float">
            <text:p>37627.9502901969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07183.86317383" calcext:value-type="float">
            <text:p>207183.86317383</text:p>
          </table:table-cell>
          <table:table-cell office:value-type="float" office:value="76733.628375149" calcext:value-type="float">
            <text:p>76733.628375149</text:p>
          </table:table-cell>
          <table:table-cell office:value-type="float" office:value="36405.4095062134" calcext:value-type="float">
            <text:p>36405.4095062134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07143.648730626" calcext:value-type="float">
            <text:p>207143.648730626</text:p>
          </table:table-cell>
          <table:table-cell office:value-type="float" office:value="76568.1437951007" calcext:value-type="float">
            <text:p>76568.1437951007</text:p>
          </table:table-cell>
          <table:table-cell office:value-type="float" office:value="40207.7536552153" calcext:value-type="float">
            <text:p>40207.753655215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07456.585792507" calcext:value-type="float">
            <text:p>207456.585792507</text:p>
          </table:table-cell>
          <table:table-cell office:value-type="float" office:value="76623.1770819905" calcext:value-type="float">
            <text:p>76623.1770819905</text:p>
          </table:table-cell>
          <table:table-cell office:value-type="float" office:value="42687.8563823604" calcext:value-type="float">
            <text:p>42687.8563823604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207527.496465681" calcext:value-type="float">
            <text:p>207527.496465681</text:p>
          </table:table-cell>
          <table:table-cell office:value-type="float" office:value="76494.6810640087" calcext:value-type="float">
            <text:p>76494.6810640087</text:p>
          </table:table-cell>
          <table:table-cell office:value-type="float" office:value="40453.8531989626" calcext:value-type="float">
            <text:p>40453.8531989626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07517.340663519" calcext:value-type="float">
            <text:p>207517.340663519</text:p>
          </table:table-cell>
          <table:table-cell office:value-type="float" office:value="76593.0735332399" calcext:value-type="float">
            <text:p>76593.0735332399</text:p>
          </table:table-cell>
          <table:table-cell office:value-type="float" office:value="38667.2933921267" calcext:value-type="float">
            <text:p>38667.2933921267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207454.046136541" calcext:value-type="float">
            <text:p>207454.046136541</text:p>
          </table:table-cell>
          <table:table-cell office:value-type="float" office:value="76760.3731416221" calcext:value-type="float">
            <text:p>76760.3731416221</text:p>
          </table:table-cell>
          <table:table-cell office:value-type="float" office:value="39692.2848040526" calcext:value-type="float">
            <text:p>39692.284804052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7796.968094669" calcext:value-type="float">
            <text:p>207796.968094669</text:p>
          </table:table-cell>
          <table:table-cell office:value-type="float" office:value="76428.2443008735" calcext:value-type="float">
            <text:p>76428.2443008735</text:p>
          </table:table-cell>
          <table:table-cell office:value-type="float" office:value="39385.3531449632" calcext:value-type="float">
            <text:p>39385.353144963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208025.499691585" calcext:value-type="float">
            <text:p>208025.499691585</text:p>
          </table:table-cell>
          <table:table-cell office:value-type="float" office:value="76521.3436622595" calcext:value-type="float">
            <text:p>76521.3436622595</text:p>
          </table:table-cell>
          <table:table-cell office:value-type="float" office:value="34054.5318334365" calcext:value-type="float">
            <text:p>34054.5318334365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07734.527315184" calcext:value-type="float">
            <text:p>207734.527315184</text:p>
          </table:table-cell>
          <table:table-cell office:value-type="float" office:value="76671.0928981339" calcext:value-type="float">
            <text:p>76671.0928981339</text:p>
          </table:table-cell>
          <table:table-cell office:value-type="float" office:value="36276.9899913111" calcext:value-type="float">
            <text:p>36276.9899913111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207967.782103337" calcext:value-type="float">
            <text:p>207967.782103337</text:p>
          </table:table-cell>
          <table:table-cell office:value-type="float" office:value="76871.9320043145" calcext:value-type="float">
            <text:p>76871.9320043145</text:p>
          </table:table-cell>
          <table:table-cell office:value-type="float" office:value="32311.0821289416" calcext:value-type="float">
            <text:p>32311.0821289416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08062.314112394" calcext:value-type="float">
            <text:p>208062.314112394</text:p>
          </table:table-cell>
          <table:table-cell office:value-type="float" office:value="76636.9194954159" calcext:value-type="float">
            <text:p>76636.9194954159</text:p>
          </table:table-cell>
          <table:table-cell office:value-type="float" office:value="31313.0031315084" calcext:value-type="float">
            <text:p>31313.003131508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08222.556135835" calcext:value-type="float">
            <text:p>208222.556135835</text:p>
          </table:table-cell>
          <table:table-cell office:value-type="float" office:value="76820.0491906002" calcext:value-type="float">
            <text:p>76820.0491906002</text:p>
          </table:table-cell>
          <table:table-cell office:value-type="float" office:value="34403.2520313373" calcext:value-type="float">
            <text:p>34403.2520313373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08562.071828307" calcext:value-type="float">
            <text:p>208562.071828307</text:p>
          </table:table-cell>
          <table:table-cell office:value-type="float" office:value="76778.5786596175" calcext:value-type="float">
            <text:p>76778.5786596175</text:p>
          </table:table-cell>
          <table:table-cell office:value-type="float" office:value="37159.298761165" calcext:value-type="float">
            <text:p>37159.29876116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08571.31997928" calcext:value-type="float">
            <text:p>208571.31997928</text:p>
          </table:table-cell>
          <table:table-cell office:value-type="float" office:value="76417.5093729968" calcext:value-type="float">
            <text:p>76417.5093729968</text:p>
          </table:table-cell>
          <table:table-cell office:value-type="float" office:value="37976.3551674781" calcext:value-type="float">
            <text:p>37976.355167478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08772.917553098" calcext:value-type="float">
            <text:p>208772.917553098</text:p>
          </table:table-cell>
          <table:table-cell office:value-type="float" office:value="76730.7011142231" calcext:value-type="float">
            <text:p>76730.7011142231</text:p>
          </table:table-cell>
          <table:table-cell office:value-type="float" office:value="36891.6696985798" calcext:value-type="float">
            <text:p>36891.6696985798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208795.971788447" calcext:value-type="float">
            <text:p>208795.971788447</text:p>
          </table:table-cell>
          <table:table-cell office:value-type="float" office:value="76354.3242777466" calcext:value-type="float">
            <text:p>76354.3242777466</text:p>
          </table:table-cell>
          <table:table-cell office:value-type="float" office:value="35635.605289696" calcext:value-type="float">
            <text:p>35635.60528969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08942.025170787" calcext:value-type="float">
            <text:p>208942.025170787</text:p>
          </table:table-cell>
          <table:table-cell office:value-type="float" office:value="76488.1058675377" calcext:value-type="float">
            <text:p>76488.1058675377</text:p>
          </table:table-cell>
          <table:table-cell office:value-type="float" office:value="29556.624134432" calcext:value-type="float">
            <text:p>29556.624134432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208814.814615167" calcext:value-type="float">
            <text:p>208814.814615167</text:p>
          </table:table-cell>
          <table:table-cell office:value-type="float" office:value="76749.7292769834" calcext:value-type="float">
            <text:p>76749.7292769834</text:p>
          </table:table-cell>
          <table:table-cell office:value-type="float" office:value="24607.4739908385" calcext:value-type="float">
            <text:p>24607.473990838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08962.479608517" calcext:value-type="float">
            <text:p>208962.479608517</text:p>
          </table:table-cell>
          <table:table-cell office:value-type="float" office:value="76532.4657144004" calcext:value-type="float">
            <text:p>76532.4657144004</text:p>
          </table:table-cell>
          <table:table-cell office:value-type="float" office:value="26039.9078849673" calcext:value-type="float">
            <text:p>26039.9078849673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209147.331634997" calcext:value-type="float">
            <text:p>209147.331634997</text:p>
          </table:table-cell>
          <table:table-cell office:value-type="float" office:value="76763.5802126677" calcext:value-type="float">
            <text:p>76763.5802126677</text:p>
          </table:table-cell>
          <table:table-cell office:value-type="float" office:value="24739.0121101595" calcext:value-type="float">
            <text:p>24739.0121101595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09494.084604276" calcext:value-type="float">
            <text:p>209494.084604276</text:p>
          </table:table-cell>
          <table:table-cell office:value-type="float" office:value="76475.5666815764" calcext:value-type="float">
            <text:p>76475.5666815764</text:p>
          </table:table-cell>
          <table:table-cell office:value-type="float" office:value="26936.6880302314" calcext:value-type="float">
            <text:p>26936.6880302314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08838.85226669" calcext:value-type="float">
            <text:p>208838.85226669</text:p>
          </table:table-cell>
          <table:table-cell office:value-type="float" office:value="76830.2417437765" calcext:value-type="float">
            <text:p>76830.2417437765</text:p>
          </table:table-cell>
          <table:table-cell office:value-type="float" office:value="26141.7641332108" calcext:value-type="float">
            <text:p>26141.764133210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09274.20447522" calcext:value-type="float">
            <text:p>209274.20447522</text:p>
          </table:table-cell>
          <table:table-cell office:value-type="float" office:value="76859.7112488051" calcext:value-type="float">
            <text:p>76859.7112488051</text:p>
          </table:table-cell>
          <table:table-cell office:value-type="float" office:value="26098.1044416505" calcext:value-type="float">
            <text:p>26098.104441650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09534.928643256" calcext:value-type="float">
            <text:p>209534.928643256</text:p>
          </table:table-cell>
          <table:table-cell office:value-type="float" office:value="76924.0590856488" calcext:value-type="float">
            <text:p>76924.0590856488</text:p>
          </table:table-cell>
          <table:table-cell office:value-type="float" office:value="28851.9317565955" calcext:value-type="float">
            <text:p>28851.931756595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09729.935924019" calcext:value-type="float">
            <text:p>209729.935924019</text:p>
          </table:table-cell>
          <table:table-cell office:value-type="float" office:value="77001.7950515286" calcext:value-type="float">
            <text:p>77001.7950515286</text:p>
          </table:table-cell>
          <table:table-cell office:value-type="float" office:value="30428.3201760512" calcext:value-type="float">
            <text:p>30428.3201760512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09654.937572817" calcext:value-type="float">
            <text:p>209654.937572817</text:p>
          </table:table-cell>
          <table:table-cell office:value-type="float" office:value="77006.3579945677" calcext:value-type="float">
            <text:p>77006.3579945677</text:p>
          </table:table-cell>
          <table:table-cell office:value-type="float" office:value="29461.5315000427" calcext:value-type="float">
            <text:p>29461.531500042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09677.391311869" calcext:value-type="float">
            <text:p>209677.391311869</text:p>
          </table:table-cell>
          <table:table-cell office:value-type="float" office:value="77070.1056766307" calcext:value-type="float">
            <text:p>77070.1056766307</text:p>
          </table:table-cell>
          <table:table-cell office:value-type="float" office:value="28894.8421629503" calcext:value-type="float">
            <text:p>28894.8421629503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209467.800053551" calcext:value-type="float">
            <text:p>209467.800053551</text:p>
          </table:table-cell>
          <table:table-cell office:value-type="float" office:value="77090.4873780745" calcext:value-type="float">
            <text:p>77090.4873780745</text:p>
          </table:table-cell>
          <table:table-cell office:value-type="float" office:value="24538.1417179343" calcext:value-type="float">
            <text:p>24538.1417179343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09886.760278717" calcext:value-type="float">
            <text:p>209886.760278717</text:p>
          </table:table-cell>
          <table:table-cell office:value-type="float" office:value="77036.6466758371" calcext:value-type="float">
            <text:p>77036.6466758371</text:p>
          </table:table-cell>
          <table:table-cell office:value-type="float" office:value="19473.0722654099" calcext:value-type="float">
            <text:p>19473.0722654099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09930.298049242" calcext:value-type="float">
            <text:p>209930.298049242</text:p>
          </table:table-cell>
          <table:table-cell office:value-type="float" office:value="77341.2769159815" calcext:value-type="float">
            <text:p>77341.2769159815</text:p>
          </table:table-cell>
          <table:table-cell office:value-type="float" office:value="19492.0076657286" calcext:value-type="float">
            <text:p>19492.0076657286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09571.158534257" calcext:value-type="float">
            <text:p>209571.158534257</text:p>
          </table:table-cell>
          <table:table-cell office:value-type="float" office:value="77455.8179097997" calcext:value-type="float">
            <text:p>77455.8179097997</text:p>
          </table:table-cell>
          <table:table-cell office:value-type="float" office:value="24776.6596829734" calcext:value-type="float">
            <text:p>24776.6596829734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09954.598915108" calcext:value-type="float">
            <text:p>209954.598915108</text:p>
          </table:table-cell>
          <table:table-cell office:value-type="float" office:value="77351.3344405499" calcext:value-type="float">
            <text:p>77351.3344405499</text:p>
          </table:table-cell>
          <table:table-cell office:value-type="float" office:value="31100.0826003392" calcext:value-type="float">
            <text:p>31100.0826003392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209362.904224975" calcext:value-type="float">
            <text:p>209362.904224975</text:p>
          </table:table-cell>
          <table:table-cell office:value-type="float" office:value="77396.6053606045" calcext:value-type="float">
            <text:p>77396.6053606045</text:p>
          </table:table-cell>
          <table:table-cell office:value-type="float" office:value="32273.9208219461" calcext:value-type="float">
            <text:p>32273.920821946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10230.566137456" calcext:value-type="float">
            <text:p>210230.566137456</text:p>
          </table:table-cell>
          <table:table-cell office:value-type="float" office:value="77448.0006036082" calcext:value-type="float">
            <text:p>77448.0006036082</text:p>
          </table:table-cell>
          <table:table-cell office:value-type="float" office:value="28999.6897827628" calcext:value-type="float">
            <text:p>28999.6897827628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210582.627444244" calcext:value-type="float">
            <text:p>210582.627444244</text:p>
          </table:table-cell>
          <table:table-cell office:value-type="float" office:value="77420.7870976104" calcext:value-type="float">
            <text:p>77420.7870976104</text:p>
          </table:table-cell>
          <table:table-cell office:value-type="float" office:value="28674.0067729899" calcext:value-type="float">
            <text:p>28674.0067729899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08638.278455125" calcext:value-type="float">
            <text:p>208638.278455125</text:p>
          </table:table-cell>
          <table:table-cell office:value-type="float" office:value="77619.7705023972" calcext:value-type="float">
            <text:p>77619.7705023972</text:p>
          </table:table-cell>
          <table:table-cell office:value-type="float" office:value="29119.3879058619" calcext:value-type="float">
            <text:p>29119.387905861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6395.703179689" calcext:value-type="float">
            <text:p>206395.703179689</text:p>
          </table:table-cell>
          <table:table-cell office:value-type="float" office:value="77501.1419130535" calcext:value-type="float">
            <text:p>77501.1419130535</text:p>
          </table:table-cell>
          <table:table-cell office:value-type="float" office:value="24170.3662206932" calcext:value-type="float">
            <text:p>24170.366220693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06951.60601637" calcext:value-type="float">
            <text:p>206951.60601637</text:p>
          </table:table-cell>
          <table:table-cell office:value-type="float" office:value="77629.0442058879" calcext:value-type="float">
            <text:p>77629.0442058879</text:p>
          </table:table-cell>
          <table:table-cell office:value-type="float" office:value="19382.0019838755" calcext:value-type="float">
            <text:p>19382.0019838755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07235.262780275" calcext:value-type="float">
            <text:p>207235.262780275</text:p>
          </table:table-cell>
          <table:table-cell office:value-type="float" office:value="77881.5908180391" calcext:value-type="float">
            <text:p>77881.5908180391</text:p>
          </table:table-cell>
          <table:table-cell office:value-type="float" office:value="22939.5077954715" calcext:value-type="float">
            <text:p>22939.5077954715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06975.094619942" calcext:value-type="float">
            <text:p>206975.094619942</text:p>
          </table:table-cell>
          <table:table-cell office:value-type="float" office:value="77815.1720200982" calcext:value-type="float">
            <text:p>77815.1720200982</text:p>
          </table:table-cell>
          <table:table-cell office:value-type="float" office:value="23869.9251044927" calcext:value-type="float">
            <text:p>23869.9251044927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06935.911605283" calcext:value-type="float">
            <text:p>206935.911605283</text:p>
          </table:table-cell>
          <table:table-cell office:value-type="float" office:value="77947.7387928346" calcext:value-type="float">
            <text:p>77947.7387928346</text:p>
          </table:table-cell>
          <table:table-cell office:value-type="float" office:value="25864.0780107902" calcext:value-type="float">
            <text:p>25864.078010790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06980.672173851" calcext:value-type="float">
            <text:p>206980.672173851</text:p>
          </table:table-cell>
          <table:table-cell office:value-type="float" office:value="77930.3433841253" calcext:value-type="float">
            <text:p>77930.3433841253</text:p>
          </table:table-cell>
          <table:table-cell office:value-type="float" office:value="28231.3738340082" calcext:value-type="float">
            <text:p>28231.3738340082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06586.18488101" calcext:value-type="float">
            <text:p>206586.18488101</text:p>
          </table:table-cell>
          <table:table-cell office:value-type="float" office:value="78139.4877809675" calcext:value-type="float">
            <text:p>78139.4877809675</text:p>
          </table:table-cell>
          <table:table-cell office:value-type="float" office:value="27170.5954624066" calcext:value-type="float">
            <text:p>27170.5954624066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07304.766307888" calcext:value-type="float">
            <text:p>207304.766307888</text:p>
          </table:table-cell>
          <table:table-cell office:value-type="float" office:value="77938.8209316536" calcext:value-type="float">
            <text:p>77938.8209316536</text:p>
          </table:table-cell>
          <table:table-cell office:value-type="float" office:value="23434.9529889984" calcext:value-type="float">
            <text:p>23434.9529889984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07121.707334105" calcext:value-type="float">
            <text:p>207121.707334105</text:p>
          </table:table-cell>
          <table:table-cell office:value-type="float" office:value="78156.0648983733" calcext:value-type="float">
            <text:p>78156.0648983733</text:p>
          </table:table-cell>
          <table:table-cell office:value-type="float" office:value="23041.2017683459" calcext:value-type="float">
            <text:p>23041.2017683459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06776.230488578" calcext:value-type="float">
            <text:p>206776.230488578</text:p>
          </table:table-cell>
          <table:table-cell office:value-type="float" office:value="78227.9070215804" calcext:value-type="float">
            <text:p>78227.9070215804</text:p>
          </table:table-cell>
          <table:table-cell office:value-type="float" office:value="18235.2127066344" calcext:value-type="float">
            <text:p>18235.21270663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07669.011038899" calcext:value-type="float">
            <text:p>207669.011038899</text:p>
          </table:table-cell>
          <table:table-cell office:value-type="float" office:value="78016.4831976317" calcext:value-type="float">
            <text:p>78016.4831976317</text:p>
          </table:table-cell>
          <table:table-cell office:value-type="float" office:value="21384.4320425426" calcext:value-type="float">
            <text:p>21384.4320425426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07371.039799475" calcext:value-type="float">
            <text:p>207371.039799475</text:p>
          </table:table-cell>
          <table:table-cell office:value-type="float" office:value="78113.1726653828" calcext:value-type="float">
            <text:p>78113.1726653828</text:p>
          </table:table-cell>
          <table:table-cell office:value-type="float" office:value="20030.4308797102" calcext:value-type="float">
            <text:p>20030.4308797102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07211.36466986" calcext:value-type="float">
            <text:p>207211.36466986</text:p>
          </table:table-cell>
          <table:table-cell office:value-type="float" office:value="78150.6609013526" calcext:value-type="float">
            <text:p>78150.6609013526</text:p>
          </table:table-cell>
          <table:table-cell office:value-type="float" office:value="20053.9744621188" calcext:value-type="float">
            <text:p>20053.9744621188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07566.15832907" calcext:value-type="float">
            <text:p>207566.15832907</text:p>
          </table:table-cell>
          <table:table-cell office:value-type="float" office:value="78212.8095761533" calcext:value-type="float">
            <text:p>78212.8095761533</text:p>
          </table:table-cell>
          <table:table-cell office:value-type="float" office:value="24920.7578006308" calcext:value-type="float">
            <text:p>24920.7578006308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07045.233636478" calcext:value-type="float">
            <text:p>207045.233636478</text:p>
          </table:table-cell>
          <table:table-cell office:value-type="float" office:value="78269.4511216173" calcext:value-type="float">
            <text:p>78269.4511216173</text:p>
          </table:table-cell>
          <table:table-cell office:value-type="float" office:value="25662.6971427423" calcext:value-type="float">
            <text:p>25662.6971427423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07053.671946399" calcext:value-type="float">
            <text:p>207053.671946399</text:p>
          </table:table-cell>
          <table:table-cell office:value-type="float" office:value="78378.6569129229" calcext:value-type="float">
            <text:p>78378.6569129229</text:p>
          </table:table-cell>
          <table:table-cell office:value-type="float" office:value="23861.8241563167" calcext:value-type="float">
            <text:p>23861.824156316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07339.332228196" calcext:value-type="float">
            <text:p>207339.332228196</text:p>
          </table:table-cell>
          <table:table-cell office:value-type="float" office:value="78363.2447660328" calcext:value-type="float">
            <text:p>78363.2447660328</text:p>
          </table:table-cell>
          <table:table-cell office:value-type="float" office:value="25351.7322028654" calcext:value-type="float">
            <text:p>25351.7322028654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07025.909447592" calcext:value-type="float">
            <text:p>207025.909447592</text:p>
          </table:table-cell>
          <table:table-cell office:value-type="float" office:value="78607.2892143214" calcext:value-type="float">
            <text:p>78607.2892143214</text:p>
          </table:table-cell>
          <table:table-cell office:value-type="float" office:value="21222.93623226" calcext:value-type="float">
            <text:p>21222.93623226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06835.717873787" calcext:value-type="float">
            <text:p>206835.717873787</text:p>
          </table:table-cell>
          <table:table-cell office:value-type="float" office:value="78668.4002366113" calcext:value-type="float">
            <text:p>78668.4002366113</text:p>
          </table:table-cell>
          <table:table-cell office:value-type="float" office:value="27095.4707560389" calcext:value-type="float">
            <text:p>27095.4707560389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06555.131848744" calcext:value-type="float">
            <text:p>206555.131848744</text:p>
          </table:table-cell>
          <table:table-cell office:value-type="float" office:value="78324.7716099485" calcext:value-type="float">
            <text:p>78324.7716099485</text:p>
          </table:table-cell>
          <table:table-cell office:value-type="float" office:value="25355.9058289486" calcext:value-type="float">
            <text:p>25355.905828948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07202.874942154" calcext:value-type="float">
            <text:p>207202.874942154</text:p>
          </table:table-cell>
          <table:table-cell office:value-type="float" office:value="78501.527113053" calcext:value-type="float">
            <text:p>78501.527113053</text:p>
          </table:table-cell>
          <table:table-cell office:value-type="float" office:value="24256.5360488861" calcext:value-type="float">
            <text:p>24256.5360488861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06675.073122278" calcext:value-type="float">
            <text:p>206675.073122278</text:p>
          </table:table-cell>
          <table:table-cell office:value-type="float" office:value="78774.7620532918" calcext:value-type="float">
            <text:p>78774.7620532918</text:p>
          </table:table-cell>
          <table:table-cell office:value-type="float" office:value="22177.7921697341" calcext:value-type="float">
            <text:p>22177.7921697341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06406.416064148" calcext:value-type="float">
            <text:p>206406.416064148</text:p>
          </table:table-cell>
          <table:table-cell office:value-type="float" office:value="78802.4597129304" calcext:value-type="float">
            <text:p>78802.4597129304</text:p>
          </table:table-cell>
          <table:table-cell office:value-type="float" office:value="18207.3496076714" calcext:value-type="float">
            <text:p>18207.3496076714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06363.59281514" calcext:value-type="float">
            <text:p>206363.59281514</text:p>
          </table:table-cell>
          <table:table-cell office:value-type="float" office:value="78870.3634008095" calcext:value-type="float">
            <text:p>78870.3634008095</text:p>
          </table:table-cell>
          <table:table-cell office:value-type="float" office:value="19053.9443180185" calcext:value-type="float">
            <text:p>19053.9443180185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07414.252448075" calcext:value-type="float">
            <text:p>207414.252448075</text:p>
          </table:table-cell>
          <table:table-cell office:value-type="float" office:value="78729.7848707781" calcext:value-type="float">
            <text:p>78729.7848707781</text:p>
          </table:table-cell>
          <table:table-cell office:value-type="float" office:value="21781.4719995378" calcext:value-type="float">
            <text:p>21781.471999537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07380.572968283" calcext:value-type="float">
            <text:p>207380.572968283</text:p>
          </table:table-cell>
          <table:table-cell office:value-type="float" office:value="78694.3346983902" calcext:value-type="float">
            <text:p>78694.3346983902</text:p>
          </table:table-cell>
          <table:table-cell office:value-type="float" office:value="22251.4273797267" calcext:value-type="float">
            <text:p>22251.4273797267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07741.907971779" calcext:value-type="float">
            <text:p>207741.907971779</text:p>
          </table:table-cell>
          <table:table-cell office:value-type="float" office:value="79228.7662296595" calcext:value-type="float">
            <text:p>79228.7662296595</text:p>
          </table:table-cell>
          <table:table-cell office:value-type="float" office:value="24035.3971472442" calcext:value-type="float">
            <text:p>24035.3971472442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07705.559365636" calcext:value-type="float">
            <text:p>207705.559365636</text:p>
          </table:table-cell>
          <table:table-cell office:value-type="float" office:value="78797.7958607792" calcext:value-type="float">
            <text:p>78797.7958607792</text:p>
          </table:table-cell>
          <table:table-cell office:value-type="float" office:value="23926.3259500999" calcext:value-type="float">
            <text:p>23926.3259500999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07774.446628756" calcext:value-type="float">
            <text:p>207774.446628756</text:p>
          </table:table-cell>
          <table:table-cell office:value-type="float" office:value="79335.4296665978" calcext:value-type="float">
            <text:p>79335.4296665978</text:p>
          </table:table-cell>
          <table:table-cell office:value-type="float" office:value="24619.9435648534" calcext:value-type="float">
            <text:p>24619.9435648534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07885.478731112" calcext:value-type="float">
            <text:p>207885.478731112</text:p>
          </table:table-cell>
          <table:table-cell office:value-type="float" office:value="78976.7807795614" calcext:value-type="float">
            <text:p>78976.7807795614</text:p>
          </table:table-cell>
          <table:table-cell office:value-type="float" office:value="27921.8279141962" calcext:value-type="float">
            <text:p>27921.827914196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7576.575897091" calcext:value-type="float">
            <text:p>207576.575897091</text:p>
          </table:table-cell>
          <table:table-cell office:value-type="float" office:value="79197.9973560292" calcext:value-type="float">
            <text:p>79197.9973560292</text:p>
          </table:table-cell>
          <table:table-cell office:value-type="float" office:value="26844.1892444577" calcext:value-type="float">
            <text:p>26844.1892444577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07607.378168562" calcext:value-type="float">
            <text:p>207607.378168562</text:p>
          </table:table-cell>
          <table:table-cell office:value-type="float" office:value="79218.0755700275" calcext:value-type="float">
            <text:p>79218.0755700275</text:p>
          </table:table-cell>
          <table:table-cell office:value-type="float" office:value="23242.67061778" calcext:value-type="float">
            <text:p>23242.67061778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07877.673051986" calcext:value-type="float">
            <text:p>207877.673051986</text:p>
          </table:table-cell>
          <table:table-cell office:value-type="float" office:value="78978.1056244255" calcext:value-type="float">
            <text:p>78978.1056244255</text:p>
          </table:table-cell>
          <table:table-cell office:value-type="float" office:value="20841.5119116511" calcext:value-type="float">
            <text:p>20841.5119116511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07870.383620209" calcext:value-type="float">
            <text:p>207870.383620209</text:p>
          </table:table-cell>
          <table:table-cell office:value-type="float" office:value="79183.2802518965" calcext:value-type="float">
            <text:p>79183.2802518965</text:p>
          </table:table-cell>
          <table:table-cell office:value-type="float" office:value="17375.9844214782" calcext:value-type="float">
            <text:p>17375.984421478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08073.719514908" calcext:value-type="float">
            <text:p>208073.719514908</text:p>
          </table:table-cell>
          <table:table-cell office:value-type="float" office:value="79350.0009974416" calcext:value-type="float">
            <text:p>79350.0009974416</text:p>
          </table:table-cell>
          <table:table-cell office:value-type="float" office:value="19899.7152021686" calcext:value-type="float">
            <text:p>19899.7152021686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10537.950818087" calcext:value-type="float">
            <text:p>210537.950818087</text:p>
          </table:table-cell>
          <table:table-cell office:value-type="float" office:value="79132.8165064493" calcext:value-type="float">
            <text:p>79132.8165064493</text:p>
          </table:table-cell>
          <table:table-cell office:value-type="float" office:value="20393.3447329838" calcext:value-type="float">
            <text:p>20393.3447329838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11580.62724415" calcext:value-type="float">
            <text:p>211580.62724415</text:p>
          </table:table-cell>
          <table:table-cell office:value-type="float" office:value="79091.9346806618" calcext:value-type="float">
            <text:p>79091.9346806618</text:p>
          </table:table-cell>
          <table:table-cell office:value-type="float" office:value="20533.0140456779" calcext:value-type="float">
            <text:p>20533.0140456779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211707.585490267" calcext:value-type="float">
            <text:p>211707.585490267</text:p>
          </table:table-cell>
          <table:table-cell office:value-type="float" office:value="79281.140553868" calcext:value-type="float">
            <text:p>79281.140553868</text:p>
          </table:table-cell>
          <table:table-cell office:value-type="float" office:value="22680.6998968691" calcext:value-type="float">
            <text:p>22680.6998968691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12006.865265515" calcext:value-type="float">
            <text:p>212006.865265515</text:p>
          </table:table-cell>
          <table:table-cell office:value-type="float" office:value="79452.9994602581" calcext:value-type="float">
            <text:p>79452.9994602581</text:p>
          </table:table-cell>
          <table:table-cell office:value-type="float" office:value="26851.5450456522" calcext:value-type="float">
            <text:p>26851.5450456522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211637.567910029" calcext:value-type="float">
            <text:p>211637.567910029</text:p>
          </table:table-cell>
          <table:table-cell office:value-type="float" office:value="79569.5791309096" calcext:value-type="float">
            <text:p>79569.5791309096</text:p>
          </table:table-cell>
          <table:table-cell office:value-type="float" office:value="22347.2044295285" calcext:value-type="float">
            <text:p>22347.204429528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11670.304145721" calcext:value-type="float">
            <text:p>211670.304145721</text:p>
          </table:table-cell>
          <table:table-cell office:value-type="float" office:value="79510.1729234934" calcext:value-type="float">
            <text:p>79510.1729234934</text:p>
          </table:table-cell>
          <table:table-cell office:value-type="float" office:value="19629.7539404971" calcext:value-type="float">
            <text:p>19629.753940497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211520.976345727" calcext:value-type="float">
            <text:p>211520.976345727</text:p>
          </table:table-cell>
          <table:table-cell office:value-type="float" office:value="79564.1305524512" calcext:value-type="float">
            <text:p>79564.1305524512</text:p>
          </table:table-cell>
          <table:table-cell office:value-type="float" office:value="21895.4540702699" calcext:value-type="float">
            <text:p>21895.4540702699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11633.773088157" calcext:value-type="float">
            <text:p>211633.773088157</text:p>
          </table:table-cell>
          <table:table-cell office:value-type="float" office:value="79677.7162563979" calcext:value-type="float">
            <text:p>79677.7162563979</text:p>
          </table:table-cell>
          <table:table-cell office:value-type="float" office:value="21773.0533452378" calcext:value-type="float">
            <text:p>21773.0533452378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11873.569576844" calcext:value-type="float">
            <text:p>211873.569576844</text:p>
          </table:table-cell>
          <table:table-cell office:value-type="float" office:value="79666.0882446827" calcext:value-type="float">
            <text:p>79666.0882446827</text:p>
          </table:table-cell>
          <table:table-cell office:value-type="float" office:value="21921.7176355651" calcext:value-type="float">
            <text:p>21921.7176355651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11689.94299428" calcext:value-type="float">
            <text:p>211689.94299428</text:p>
          </table:table-cell>
          <table:table-cell office:value-type="float" office:value="79808.5621114729" calcext:value-type="float">
            <text:p>79808.5621114729</text:p>
          </table:table-cell>
          <table:table-cell office:value-type="float" office:value="21746.0747799191" calcext:value-type="float">
            <text:p>21746.074779919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211460.151829999" calcext:value-type="float">
            <text:p>211460.151829999</text:p>
          </table:table-cell>
          <table:table-cell office:value-type="float" office:value="79717.3902729048" calcext:value-type="float">
            <text:p>79717.3902729048</text:p>
          </table:table-cell>
          <table:table-cell office:value-type="float" office:value="19693.8419493979" calcext:value-type="float">
            <text:p>19693.8419493979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11006.720281495" calcext:value-type="float">
            <text:p>211006.720281495</text:p>
          </table:table-cell>
          <table:table-cell office:value-type="float" office:value="79933.7496106287" calcext:value-type="float">
            <text:p>79933.7496106287</text:p>
          </table:table-cell>
          <table:table-cell office:value-type="float" office:value="21476.2418402089" calcext:value-type="float">
            <text:p>21476.2418402089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211874.361910467" calcext:value-type="float">
            <text:p>211874.361910467</text:p>
          </table:table-cell>
          <table:table-cell office:value-type="float" office:value="79989.4958536441" calcext:value-type="float">
            <text:p>79989.4958536441</text:p>
          </table:table-cell>
          <table:table-cell office:value-type="float" office:value="18711.8217358647" calcext:value-type="float">
            <text:p>18711.8217358647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12146.430189374" calcext:value-type="float">
            <text:p>212146.430189374</text:p>
          </table:table-cell>
          <table:table-cell office:value-type="float" office:value="79910.0977055975" calcext:value-type="float">
            <text:p>79910.0977055975</text:p>
          </table:table-cell>
          <table:table-cell office:value-type="float" office:value="21607.4452174413" calcext:value-type="float">
            <text:p>21607.4452174413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212206.347542965" calcext:value-type="float">
            <text:p>212206.347542965</text:p>
          </table:table-cell>
          <table:table-cell office:value-type="float" office:value="79899.9804491844" calcext:value-type="float">
            <text:p>79899.9804491844</text:p>
          </table:table-cell>
          <table:table-cell office:value-type="float" office:value="19790.7838025567" calcext:value-type="float">
            <text:p>19790.78380255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2358.529588104" calcext:value-type="float">
            <text:p>212358.529588104</text:p>
          </table:table-cell>
          <table:table-cell office:value-type="float" office:value="80078.0241911939" calcext:value-type="float">
            <text:p>80078.0241911939</text:p>
          </table:table-cell>
          <table:table-cell office:value-type="float" office:value="17941.3917364081" calcext:value-type="float">
            <text:p>17941.3917364081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11735.783229808" calcext:value-type="float">
            <text:p>211735.783229808</text:p>
          </table:table-cell>
          <table:table-cell office:value-type="float" office:value="80031.6286875607" calcext:value-type="float">
            <text:p>80031.6286875607</text:p>
          </table:table-cell>
          <table:table-cell office:value-type="float" office:value="19449.3716962047" calcext:value-type="float">
            <text:p>19449.3716962047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12162.948262291" calcext:value-type="float">
            <text:p>212162.948262291</text:p>
          </table:table-cell>
          <table:table-cell office:value-type="float" office:value="80143.6439480412" calcext:value-type="float">
            <text:p>80143.6439480412</text:p>
          </table:table-cell>
          <table:table-cell office:value-type="float" office:value="22470.4523086111" calcext:value-type="float">
            <text:p>22470.4523086111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212189.224094503" calcext:value-type="float">
            <text:p>212189.224094503</text:p>
          </table:table-cell>
          <table:table-cell office:value-type="float" office:value="80520.9693958408" calcext:value-type="float">
            <text:p>80520.9693958408</text:p>
          </table:table-cell>
          <table:table-cell office:value-type="float" office:value="23844.4914219362" calcext:value-type="float">
            <text:p>23844.4914219362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211984.967038387" calcext:value-type="float">
            <text:p>211984.967038387</text:p>
          </table:table-cell>
          <table:table-cell office:value-type="float" office:value="80340.6022467808" calcext:value-type="float">
            <text:p>80340.6022467808</text:p>
          </table:table-cell>
          <table:table-cell office:value-type="float" office:value="23899.2585734924" calcext:value-type="float">
            <text:p>23899.2585734924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212322.239435839" calcext:value-type="float">
            <text:p>212322.239435839</text:p>
          </table:table-cell>
          <table:table-cell office:value-type="float" office:value="80349.9060442716" calcext:value-type="float">
            <text:p>80349.9060442716</text:p>
          </table:table-cell>
          <table:table-cell office:value-type="float" office:value="19795.0131003817" calcext:value-type="float">
            <text:p>19795.0131003817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11790.031262189" calcext:value-type="float">
            <text:p>211790.031262189</text:p>
          </table:table-cell>
          <table:table-cell office:value-type="float" office:value="80529.2922814892" calcext:value-type="float">
            <text:p>80529.2922814892</text:p>
          </table:table-cell>
          <table:table-cell office:value-type="float" office:value="18442.0426236727" calcext:value-type="float">
            <text:p>18442.0426236727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11905.329527081" calcext:value-type="float">
            <text:p>211905.329527081</text:p>
          </table:table-cell>
          <table:table-cell office:value-type="float" office:value="80329.3855592916" calcext:value-type="float">
            <text:p>80329.3855592916</text:p>
          </table:table-cell>
          <table:table-cell office:value-type="float" office:value="22482.5549051716" calcext:value-type="float">
            <text:p>22482.5549051716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12429.935945775" calcext:value-type="float">
            <text:p>212429.935945775</text:p>
          </table:table-cell>
          <table:table-cell office:value-type="float" office:value="80489.2983484896" calcext:value-type="float">
            <text:p>80489.2983484896</text:p>
          </table:table-cell>
          <table:table-cell office:value-type="float" office:value="22245.2400150744" calcext:value-type="float">
            <text:p>22245.2400150744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12432.361506207" calcext:value-type="float">
            <text:p>212432.361506207</text:p>
          </table:table-cell>
          <table:table-cell office:value-type="float" office:value="80629.0261445234" calcext:value-type="float">
            <text:p>80629.0261445234</text:p>
          </table:table-cell>
          <table:table-cell office:value-type="float" office:value="21526.1096251033" calcext:value-type="float">
            <text:p>21526.109625103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11751.984062335" calcext:value-type="float">
            <text:p>211751.984062335</text:p>
          </table:table-cell>
          <table:table-cell office:value-type="float" office:value="80367.7453138162" calcext:value-type="float">
            <text:p>80367.7453138162</text:p>
          </table:table-cell>
          <table:table-cell office:value-type="float" office:value="20429.4275444187" calcext:value-type="float">
            <text:p>20429.4275444187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12334.472603507" calcext:value-type="float">
            <text:p>212334.472603507</text:p>
          </table:table-cell>
          <table:table-cell office:value-type="float" office:value="80356.6896155981" calcext:value-type="float">
            <text:p>80356.6896155981</text:p>
          </table:table-cell>
          <table:table-cell office:value-type="float" office:value="17001.774497309" calcext:value-type="float">
            <text:p>17001.774497309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11574.158868383" calcext:value-type="float">
            <text:p>211574.158868383</text:p>
          </table:table-cell>
          <table:table-cell office:value-type="float" office:value="80513.8178938318" calcext:value-type="float">
            <text:p>80513.8178938318</text:p>
          </table:table-cell>
          <table:table-cell office:value-type="float" office:value="18869.8097393834" calcext:value-type="float">
            <text:p>18869.809739383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212017.894113616" calcext:value-type="float">
            <text:p>212017.894113616</text:p>
          </table:table-cell>
          <table:table-cell office:value-type="float" office:value="80609.1128509532" calcext:value-type="float">
            <text:p>80609.1128509532</text:p>
          </table:table-cell>
          <table:table-cell office:value-type="float" office:value="20727.9081750056" calcext:value-type="float">
            <text:p>20727.9081750056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11887.09695719" calcext:value-type="float">
            <text:p>211887.09695719</text:p>
          </table:table-cell>
          <table:table-cell office:value-type="float" office:value="80392.4020976054" calcext:value-type="float">
            <text:p>80392.4020976054</text:p>
          </table:table-cell>
          <table:table-cell office:value-type="float" office:value="22676.6447352816" calcext:value-type="float">
            <text:p>22676.6447352816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211693.639626211" calcext:value-type="float">
            <text:p>211693.639626211</text:p>
          </table:table-cell>
          <table:table-cell office:value-type="float" office:value="80426.123069679" calcext:value-type="float">
            <text:p>80426.123069679</text:p>
          </table:table-cell>
          <table:table-cell office:value-type="float" office:value="22345.704852772" calcext:value-type="float">
            <text:p>22345.704852772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11697.639224376" calcext:value-type="float">
            <text:p>211697.639224376</text:p>
          </table:table-cell>
          <table:table-cell office:value-type="float" office:value="80640.5117562701" calcext:value-type="float">
            <text:p>80640.5117562701</text:p>
          </table:table-cell>
          <table:table-cell office:value-type="float" office:value="21998.5668178617" calcext:value-type="float">
            <text:p>21998.5668178617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211744.284582562" calcext:value-type="float">
            <text:p>211744.284582562</text:p>
          </table:table-cell>
          <table:table-cell office:value-type="float" office:value="80644.7257767996" calcext:value-type="float">
            <text:p>80644.7257767996</text:p>
          </table:table-cell>
          <table:table-cell office:value-type="float" office:value="22463.1922088787" calcext:value-type="float">
            <text:p>22463.1922088787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210521.550795982" calcext:value-type="float">
            <text:p>210521.550795982</text:p>
          </table:table-cell>
          <table:table-cell office:value-type="float" office:value="80503.7891171894" calcext:value-type="float">
            <text:p>80503.7891171894</text:p>
          </table:table-cell>
          <table:table-cell office:value-type="float" office:value="24984.8880393247" calcext:value-type="float">
            <text:p>24984.8880393247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211442.267079663" calcext:value-type="float">
            <text:p>211442.267079663</text:p>
          </table:table-cell>
          <table:table-cell office:value-type="float" office:value="80612.4808435627" calcext:value-type="float">
            <text:p>80612.4808435627</text:p>
          </table:table-cell>
          <table:table-cell office:value-type="float" office:value="19394.5050949409" calcext:value-type="float">
            <text:p>19394.5050949409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12389.241960782" calcext:value-type="float">
            <text:p>212389.241960782</text:p>
          </table:table-cell>
          <table:table-cell office:value-type="float" office:value="80619.71719768" calcext:value-type="float">
            <text:p>80619.71719768</text:p>
          </table:table-cell>
          <table:table-cell office:value-type="float" office:value="16422.2945677795" calcext:value-type="float">
            <text:p>16422.2945677795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11901.832831727" calcext:value-type="float">
            <text:p>211901.832831727</text:p>
          </table:table-cell>
          <table:table-cell office:value-type="float" office:value="80694.7281338276" calcext:value-type="float">
            <text:p>80694.7281338276</text:p>
          </table:table-cell>
          <table:table-cell office:value-type="float" office:value="16633.8308387011" calcext:value-type="float">
            <text:p>16633.8308387011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12115.193666571" calcext:value-type="float">
            <text:p>212115.193666571</text:p>
          </table:table-cell>
          <table:table-cell office:value-type="float" office:value="80757.690003704" calcext:value-type="float">
            <text:p>80757.690003704</text:p>
          </table:table-cell>
          <table:table-cell office:value-type="float" office:value="20412.4869612669" calcext:value-type="float">
            <text:p>20412.4869612669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212250.651722372" calcext:value-type="float">
            <text:p>212250.651722372</text:p>
          </table:table-cell>
          <table:table-cell office:value-type="float" office:value="80908.1063361158" calcext:value-type="float">
            <text:p>80908.1063361158</text:p>
          </table:table-cell>
          <table:table-cell office:value-type="float" office:value="22045.3251591164" calcext:value-type="float">
            <text:p>22045.3251591164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11738.122502912" calcext:value-type="float">
            <text:p>211738.122502912</text:p>
          </table:table-cell>
          <table:table-cell office:value-type="float" office:value="80731.2756065674" calcext:value-type="float">
            <text:p>80731.2756065674</text:p>
          </table:table-cell>
          <table:table-cell office:value-type="float" office:value="18966.4844942278" calcext:value-type="float">
            <text:p>18966.4844942278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12142.823442982" calcext:value-type="float">
            <text:p>212142.823442982</text:p>
          </table:table-cell>
          <table:table-cell office:value-type="float" office:value="80634.1551805424" calcext:value-type="float">
            <text:p>80634.1551805424</text:p>
          </table:table-cell>
          <table:table-cell office:value-type="float" office:value="19029.061833966" calcext:value-type="float">
            <text:p>19029.061833966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11900.065253976" calcext:value-type="float">
            <text:p>211900.065253976</text:p>
          </table:table-cell>
          <table:table-cell office:value-type="float" office:value="80775.4449074682" calcext:value-type="float">
            <text:p>80775.4449074682</text:p>
          </table:table-cell>
          <table:table-cell office:value-type="float" office:value="20457.0641615566" calcext:value-type="float">
            <text:p>20457.0641615566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211918.935539086" calcext:value-type="float">
            <text:p>211918.935539086</text:p>
          </table:table-cell>
          <table:table-cell office:value-type="float" office:value="80711.397242603" calcext:value-type="float">
            <text:p>80711.397242603</text:p>
          </table:table-cell>
          <table:table-cell office:value-type="float" office:value="24418.0142325732" calcext:value-type="float">
            <text:p>24418.0142325732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12032.685944791" calcext:value-type="float">
            <text:p>212032.685944791</text:p>
          </table:table-cell>
          <table:table-cell office:value-type="float" office:value="80667.3499638215" calcext:value-type="float">
            <text:p>80667.3499638215</text:p>
          </table:table-cell>
          <table:table-cell office:value-type="float" office:value="24078.4365406887" calcext:value-type="float">
            <text:p>24078.4365406887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212341.960851288" calcext:value-type="float">
            <text:p>212341.960851288</text:p>
          </table:table-cell>
          <table:table-cell office:value-type="float" office:value="80769.1315554758" calcext:value-type="float">
            <text:p>80769.1315554758</text:p>
          </table:table-cell>
          <table:table-cell office:value-type="float" office:value="23581.9648943506" calcext:value-type="float">
            <text:p>23581.964894350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12205.185683399" calcext:value-type="float">
            <text:p>212205.185683399</text:p>
          </table:table-cell>
          <table:table-cell office:value-type="float" office:value="81150.680920007" calcext:value-type="float">
            <text:p>81150.680920007</text:p>
          </table:table-cell>
          <table:table-cell office:value-type="float" office:value="18667.6143813679" calcext:value-type="float">
            <text:p>18667.6143813679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11839.17994321" calcext:value-type="float">
            <text:p>211839.17994321</text:p>
          </table:table-cell>
          <table:table-cell office:value-type="float" office:value="81122.0510612204" calcext:value-type="float">
            <text:p>81122.0510612204</text:p>
          </table:table-cell>
          <table:table-cell office:value-type="float" office:value="18306.7832010168" calcext:value-type="float">
            <text:p>18306.7832010168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212129.15576139" calcext:value-type="float">
            <text:p>212129.15576139</text:p>
          </table:table-cell>
          <table:table-cell office:value-type="float" office:value="80981.7900364359" calcext:value-type="float">
            <text:p>80981.7900364359</text:p>
          </table:table-cell>
          <table:table-cell office:value-type="float" office:value="19712.9918115657" calcext:value-type="float">
            <text:p>19712.9918115657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212434.346134565" calcext:value-type="float">
            <text:p>212434.346134565</text:p>
          </table:table-cell>
          <table:table-cell office:value-type="float" office:value="81194.3674043242" calcext:value-type="float">
            <text:p>81194.3674043242</text:p>
          </table:table-cell>
          <table:table-cell office:value-type="float" office:value="18703.2732310602" calcext:value-type="float">
            <text:p>18703.2732310602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212029.69545894" calcext:value-type="float">
            <text:p>212029.69545894</text:p>
          </table:table-cell>
          <table:table-cell office:value-type="float" office:value="80999.2378397597" calcext:value-type="float">
            <text:p>80999.2378397597</text:p>
          </table:table-cell>
          <table:table-cell office:value-type="float" office:value="19226.8832447573" calcext:value-type="float">
            <text:p>19226.8832447573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2235.262804447" calcext:value-type="float">
            <text:p>212235.262804447</text:p>
          </table:table-cell>
          <table:table-cell office:value-type="float" office:value="81060.1495126306" calcext:value-type="float">
            <text:p>81060.1495126306</text:p>
          </table:table-cell>
          <table:table-cell office:value-type="float" office:value="17937.9521417291" calcext:value-type="float">
            <text:p>17937.9521417291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12538.195920028" calcext:value-type="float">
            <text:p>212538.195920028</text:p>
          </table:table-cell>
          <table:table-cell office:value-type="float" office:value="81208.7896162439" calcext:value-type="float">
            <text:p>81208.7896162439</text:p>
          </table:table-cell>
          <table:table-cell office:value-type="float" office:value="19923.4697472795" calcext:value-type="float">
            <text:p>19923.469747279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12322.383388336" calcext:value-type="float">
            <text:p>212322.383388336</text:p>
          </table:table-cell>
          <table:table-cell office:value-type="float" office:value="81230.1799075121" calcext:value-type="float">
            <text:p>81230.1799075121</text:p>
          </table:table-cell>
          <table:table-cell office:value-type="float" office:value="21593.1849722238" calcext:value-type="float">
            <text:p>21593.1849722238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212026.973469442" calcext:value-type="float">
            <text:p>212026.973469442</text:p>
          </table:table-cell>
          <table:table-cell office:value-type="float" office:value="81260.3680475764" calcext:value-type="float">
            <text:p>81260.3680475764</text:p>
          </table:table-cell>
          <table:table-cell office:value-type="float" office:value="22181.7540659276" calcext:value-type="float">
            <text:p>22181.7540659276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212140.197287196" calcext:value-type="float">
            <text:p>212140.197287196</text:p>
          </table:table-cell>
          <table:table-cell office:value-type="float" office:value="81347.9843770677" calcext:value-type="float">
            <text:p>81347.9843770677</text:p>
          </table:table-cell>
          <table:table-cell office:value-type="float" office:value="22105.7726553722" calcext:value-type="float">
            <text:p>22105.772655372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12067.416564072" calcext:value-type="float">
            <text:p>212067.416564072</text:p>
          </table:table-cell>
          <table:table-cell office:value-type="float" office:value="81490.0108766579" calcext:value-type="float">
            <text:p>81490.0108766579</text:p>
          </table:table-cell>
          <table:table-cell office:value-type="float" office:value="20818.600865382" calcext:value-type="float">
            <text:p>20818.600865382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11824.723370003" calcext:value-type="float">
            <text:p>211824.723370003</text:p>
          </table:table-cell>
          <table:table-cell office:value-type="float" office:value="81520.1206996229" calcext:value-type="float">
            <text:p>81520.1206996229</text:p>
          </table:table-cell>
          <table:table-cell office:value-type="float" office:value="17851.6657911989" calcext:value-type="float">
            <text:p>17851.6657911989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212260.613207602" calcext:value-type="float">
            <text:p>212260.613207602</text:p>
          </table:table-cell>
          <table:table-cell office:value-type="float" office:value="81725.5030435227" calcext:value-type="float">
            <text:p>81725.5030435227</text:p>
          </table:table-cell>
          <table:table-cell office:value-type="float" office:value="21094.9593604923" calcext:value-type="float">
            <text:p>21094.9593604923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212732.314389031" calcext:value-type="float">
            <text:p>212732.314389031</text:p>
          </table:table-cell>
          <table:table-cell office:value-type="float" office:value="81678.7330150846" calcext:value-type="float">
            <text:p>81678.7330150846</text:p>
          </table:table-cell>
          <table:table-cell office:value-type="float" office:value="24864.8343291236" calcext:value-type="float">
            <text:p>24864.8343291236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12661.297224088" calcext:value-type="float">
            <text:p>212661.297224088</text:p>
          </table:table-cell>
          <table:table-cell office:value-type="float" office:value="81724.0681565735" calcext:value-type="float">
            <text:p>81724.0681565735</text:p>
          </table:table-cell>
          <table:table-cell office:value-type="float" office:value="23913.4724868863" calcext:value-type="float">
            <text:p>23913.4724868863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12558.89958837" calcext:value-type="float">
            <text:p>212558.89958837</text:p>
          </table:table-cell>
          <table:table-cell office:value-type="float" office:value="81941.6493367403" calcext:value-type="float">
            <text:p>81941.6493367403</text:p>
          </table:table-cell>
          <table:table-cell office:value-type="float" office:value="21359.7583456093" calcext:value-type="float">
            <text:p>21359.7583456093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12816.457339408" calcext:value-type="float">
            <text:p>212816.457339408</text:p>
          </table:table-cell>
          <table:table-cell office:value-type="float" office:value="81857.4477220862" calcext:value-type="float">
            <text:p>81857.4477220862</text:p>
          </table:table-cell>
          <table:table-cell office:value-type="float" office:value="20290.4872024031" calcext:value-type="float">
            <text:p>20290.4872024031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213253.223467157" calcext:value-type="float">
            <text:p>213253.223467157</text:p>
          </table:table-cell>
          <table:table-cell office:value-type="float" office:value="82018.8741413927" calcext:value-type="float">
            <text:p>82018.8741413927</text:p>
          </table:table-cell>
          <table:table-cell office:value-type="float" office:value="21728.4742218332" calcext:value-type="float">
            <text:p>21728.4742218332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12991.961330554" calcext:value-type="float">
            <text:p>212991.961330554</text:p>
          </table:table-cell>
          <table:table-cell office:value-type="float" office:value="81986.4085599662" calcext:value-type="float">
            <text:p>81986.4085599662</text:p>
          </table:table-cell>
          <table:table-cell office:value-type="float" office:value="21106.0919682645" calcext:value-type="float">
            <text:p>21106.0919682645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13069.507215962" calcext:value-type="float">
            <text:p>213069.507215962</text:p>
          </table:table-cell>
          <table:table-cell office:value-type="float" office:value="81924.2722298313" calcext:value-type="float">
            <text:p>81924.2722298313</text:p>
          </table:table-cell>
          <table:table-cell office:value-type="float" office:value="21458.7346132905" calcext:value-type="float">
            <text:p>21458.734613290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12980.454026294" calcext:value-type="float">
            <text:p>212980.454026294</text:p>
          </table:table-cell>
          <table:table-cell office:value-type="float" office:value="82023.2969475675" calcext:value-type="float">
            <text:p>82023.2969475675</text:p>
          </table:table-cell>
          <table:table-cell office:value-type="float" office:value="19617.3357999049" calcext:value-type="float">
            <text:p>19617.3357999049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12958.026438441" calcext:value-type="float">
            <text:p>212958.026438441</text:p>
          </table:table-cell>
          <table:table-cell office:value-type="float" office:value="81984.3754195828" calcext:value-type="float">
            <text:p>81984.3754195828</text:p>
          </table:table-cell>
          <table:table-cell office:value-type="float" office:value="20382.226819827" calcext:value-type="float">
            <text:p>20382.226819827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2836.737244265" calcext:value-type="float">
            <text:p>212836.737244265</text:p>
          </table:table-cell>
          <table:table-cell office:value-type="float" office:value="81785.9655104117" calcext:value-type="float">
            <text:p>81785.9655104117</text:p>
          </table:table-cell>
          <table:table-cell office:value-type="float" office:value="22740.5717622483" calcext:value-type="float">
            <text:p>22740.5717622483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213324.067191193" calcext:value-type="float">
            <text:p>213324.067191193</text:p>
          </table:table-cell>
          <table:table-cell office:value-type="float" office:value="81988.6232324414" calcext:value-type="float">
            <text:p>81988.6232324414</text:p>
          </table:table-cell>
          <table:table-cell office:value-type="float" office:value="20015.86603373" calcext:value-type="float">
            <text:p>20015.86603373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213088.5700303" calcext:value-type="float">
            <text:p>213088.5700303</text:p>
          </table:table-cell>
          <table:table-cell office:value-type="float" office:value="81958.0470686031" calcext:value-type="float">
            <text:p>81958.0470686031</text:p>
          </table:table-cell>
          <table:table-cell office:value-type="float" office:value="20374.4739175494" calcext:value-type="float">
            <text:p>20374.4739175494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12766.599179938" calcext:value-type="float">
            <text:p>212766.599179938</text:p>
          </table:table-cell>
          <table:table-cell office:value-type="float" office:value="81766.8990750694" calcext:value-type="float">
            <text:p>81766.8990750694</text:p>
          </table:table-cell>
          <table:table-cell office:value-type="float" office:value="19388.9432383445" calcext:value-type="float">
            <text:p>19388.943238344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12818.752048854" calcext:value-type="float">
            <text:p>212818.752048854</text:p>
          </table:table-cell>
          <table:table-cell office:value-type="float" office:value="81965.9907013165" calcext:value-type="float">
            <text:p>81965.9907013165</text:p>
          </table:table-cell>
          <table:table-cell office:value-type="float" office:value="19499.94662914" calcext:value-type="float">
            <text:p>19499.94662914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213218.199618521" calcext:value-type="float">
            <text:p>213218.199618521</text:p>
          </table:table-cell>
          <table:table-cell office:value-type="float" office:value="81861.7918576311" calcext:value-type="float">
            <text:p>81861.7918576311</text:p>
          </table:table-cell>
          <table:table-cell office:value-type="float" office:value="20587.0401312994" calcext:value-type="float">
            <text:p>20587.0401312994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12932.611777388" calcext:value-type="float">
            <text:p>212932.611777388</text:p>
          </table:table-cell>
          <table:table-cell office:value-type="float" office:value="81748.5395529714" calcext:value-type="float">
            <text:p>81748.5395529714</text:p>
          </table:table-cell>
          <table:table-cell office:value-type="float" office:value="19404.0054906322" calcext:value-type="float">
            <text:p>19404.0054906322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212903.05128584" calcext:value-type="float">
            <text:p>212903.05128584</text:p>
          </table:table-cell>
          <table:table-cell office:value-type="float" office:value="81972.5169187559" calcext:value-type="float">
            <text:p>81972.5169187559</text:p>
          </table:table-cell>
          <table:table-cell office:value-type="float" office:value="18979.1172197039" calcext:value-type="float">
            <text:p>18979.117219703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12447.963726491" calcext:value-type="float">
            <text:p>212447.963726491</text:p>
          </table:table-cell>
          <table:table-cell office:value-type="float" office:value="82399.4488506637" calcext:value-type="float">
            <text:p>82399.4488506637</text:p>
          </table:table-cell>
          <table:table-cell office:value-type="float" office:value="22335.6756894122" calcext:value-type="float">
            <text:p>22335.6756894122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12739.672118798" calcext:value-type="float">
            <text:p>212739.672118798</text:p>
          </table:table-cell>
          <table:table-cell office:value-type="float" office:value="82143.8057263312" calcext:value-type="float">
            <text:p>82143.8057263312</text:p>
          </table:table-cell>
          <table:table-cell office:value-type="float" office:value="21860.5328202535" calcext:value-type="float">
            <text:p>21860.5328202535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12104.309002506" calcext:value-type="float">
            <text:p>212104.309002506</text:p>
          </table:table-cell>
          <table:table-cell office:value-type="float" office:value="82051.6967082041" calcext:value-type="float">
            <text:p>82051.6967082041</text:p>
          </table:table-cell>
          <table:table-cell office:value-type="float" office:value="20219.1175410536" calcext:value-type="float">
            <text:p>20219.1175410536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11487.41869581" calcext:value-type="float">
            <text:p>211487.41869581</text:p>
          </table:table-cell>
          <table:table-cell office:value-type="float" office:value="82424.9764310414" calcext:value-type="float">
            <text:p>82424.9764310414</text:p>
          </table:table-cell>
          <table:table-cell office:value-type="float" office:value="21809.4264902787" calcext:value-type="float">
            <text:p>21809.4264902787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11607.4981708" calcext:value-type="float">
            <text:p>211607.4981708</text:p>
          </table:table-cell>
          <table:table-cell office:value-type="float" office:value="82207.2566510601" calcext:value-type="float">
            <text:p>82207.2566510601</text:p>
          </table:table-cell>
          <table:table-cell office:value-type="float" office:value="21847.3064433888" calcext:value-type="float">
            <text:p>21847.3064433888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12428.138715991" calcext:value-type="float">
            <text:p>212428.138715991</text:p>
          </table:table-cell>
          <table:table-cell office:value-type="float" office:value="82398.0861390273" calcext:value-type="float">
            <text:p>82398.0861390273</text:p>
          </table:table-cell>
          <table:table-cell office:value-type="float" office:value="21021.3153756726" calcext:value-type="float">
            <text:p>21021.3153756726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12491.435545718" calcext:value-type="float">
            <text:p>212491.435545718</text:p>
          </table:table-cell>
          <table:table-cell office:value-type="float" office:value="82654.7696075577" calcext:value-type="float">
            <text:p>82654.7696075577</text:p>
          </table:table-cell>
          <table:table-cell office:value-type="float" office:value="22054.5928840927" calcext:value-type="float">
            <text:p>22054.5928840927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12541.033754285" calcext:value-type="float">
            <text:p>212541.033754285</text:p>
          </table:table-cell>
          <table:table-cell office:value-type="float" office:value="82517.358251446" calcext:value-type="float">
            <text:p>82517.358251446</text:p>
          </table:table-cell>
          <table:table-cell office:value-type="float" office:value="24873.0869843904" calcext:value-type="float">
            <text:p>24873.0869843904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12007.516298258" calcext:value-type="float">
            <text:p>212007.516298258</text:p>
          </table:table-cell>
          <table:table-cell office:value-type="float" office:value="82701.0014087969" calcext:value-type="float">
            <text:p>82701.0014087969</text:p>
          </table:table-cell>
          <table:table-cell office:value-type="float" office:value="21883.4438418529" calcext:value-type="float">
            <text:p>21883.4438418529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212310.97702166" calcext:value-type="float">
            <text:p>212310.97702166</text:p>
          </table:table-cell>
          <table:table-cell office:value-type="float" office:value="82426.8185967502" calcext:value-type="float">
            <text:p>82426.8185967502</text:p>
          </table:table-cell>
          <table:table-cell office:value-type="float" office:value="19717.1058083447" calcext:value-type="float">
            <text:p>19717.105808344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12757.46565951" calcext:value-type="float">
            <text:p>212757.46565951</text:p>
          </table:table-cell>
          <table:table-cell office:value-type="float" office:value="82446.7230938379" calcext:value-type="float">
            <text:p>82446.7230938379</text:p>
          </table:table-cell>
          <table:table-cell office:value-type="float" office:value="20000.3733639945" calcext:value-type="float">
            <text:p>20000.3733639945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12976.660774802" calcext:value-type="float">
            <text:p>212976.660774802</text:p>
          </table:table-cell>
          <table:table-cell office:value-type="float" office:value="82780.2887525143" calcext:value-type="float">
            <text:p>82780.2887525143</text:p>
          </table:table-cell>
          <table:table-cell office:value-type="float" office:value="18449.0907485618" calcext:value-type="float">
            <text:p>18449.0907485618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212724.883343622" calcext:value-type="float">
            <text:p>212724.883343622</text:p>
          </table:table-cell>
          <table:table-cell office:value-type="float" office:value="82535.6811054433" calcext:value-type="float">
            <text:p>82535.6811054433</text:p>
          </table:table-cell>
          <table:table-cell office:value-type="float" office:value="18927.4398413288" calcext:value-type="float">
            <text:p>18927.4398413288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212810.183116004" calcext:value-type="float">
            <text:p>212810.183116004</text:p>
          </table:table-cell>
          <table:table-cell office:value-type="float" office:value="82700.1026499211" calcext:value-type="float">
            <text:p>82700.1026499211</text:p>
          </table:table-cell>
          <table:table-cell office:value-type="float" office:value="19034.8219062661" calcext:value-type="float">
            <text:p>19034.8219062661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212910.322024791" calcext:value-type="float">
            <text:p>212910.322024791</text:p>
          </table:table-cell>
          <table:table-cell office:value-type="float" office:value="82715.3080001419" calcext:value-type="float">
            <text:p>82715.3080001419</text:p>
          </table:table-cell>
          <table:table-cell office:value-type="float" office:value="19969.1797262954" calcext:value-type="float">
            <text:p>19969.179726295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12572.659365373" calcext:value-type="float">
            <text:p>212572.659365373</text:p>
          </table:table-cell>
          <table:table-cell office:value-type="float" office:value="83004.3217667004" calcext:value-type="float">
            <text:p>83004.3217667004</text:p>
          </table:table-cell>
          <table:table-cell office:value-type="float" office:value="22109.4661768331" calcext:value-type="float">
            <text:p>22109.466176833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11862.801169055" calcext:value-type="float">
            <text:p>211862.801169055</text:p>
          </table:table-cell>
          <table:table-cell office:value-type="float" office:value="82568.4540313562" calcext:value-type="float">
            <text:p>82568.4540313562</text:p>
          </table:table-cell>
          <table:table-cell office:value-type="float" office:value="22087.2623429879" calcext:value-type="float">
            <text:p>22087.2623429879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212230.979260254" calcext:value-type="float">
            <text:p>212230.979260254</text:p>
          </table:table-cell>
          <table:table-cell office:value-type="float" office:value="82727.1712847365" calcext:value-type="float">
            <text:p>82727.1712847365</text:p>
          </table:table-cell>
          <table:table-cell office:value-type="float" office:value="20185.961126652" calcext:value-type="float">
            <text:p>20185.961126652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12271.244206086" calcext:value-type="float">
            <text:p>212271.244206086</text:p>
          </table:table-cell>
          <table:table-cell office:value-type="float" office:value="82714.3018137503" calcext:value-type="float">
            <text:p>82714.3018137503</text:p>
          </table:table-cell>
          <table:table-cell office:value-type="float" office:value="18759.6395450512" calcext:value-type="float">
            <text:p>18759.6395450512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212567.520769786" calcext:value-type="float">
            <text:p>212567.520769786</text:p>
          </table:table-cell>
          <table:table-cell office:value-type="float" office:value="82759.4597139059" calcext:value-type="float">
            <text:p>82759.4597139059</text:p>
          </table:table-cell>
          <table:table-cell office:value-type="float" office:value="21385.9387714412" calcext:value-type="float">
            <text:p>21385.938771441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12375.91168581" calcext:value-type="float">
            <text:p>212375.91168581</text:p>
          </table:table-cell>
          <table:table-cell office:value-type="float" office:value="82865.8226013982" calcext:value-type="float">
            <text:p>82865.8226013982</text:p>
          </table:table-cell>
          <table:table-cell office:value-type="float" office:value="22527.8210188876" calcext:value-type="float">
            <text:p>22527.8210188876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12068.445463313" calcext:value-type="float">
            <text:p>212068.445463313</text:p>
          </table:table-cell>
          <table:table-cell office:value-type="float" office:value="83013.2351875288" calcext:value-type="float">
            <text:p>83013.2351875288</text:p>
          </table:table-cell>
          <table:table-cell office:value-type="float" office:value="22990.6773358501" calcext:value-type="float">
            <text:p>22990.6773358501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212429.548453592" calcext:value-type="float">
            <text:p>212429.548453592</text:p>
          </table:table-cell>
          <table:table-cell office:value-type="float" office:value="82759.7161435184" calcext:value-type="float">
            <text:p>82759.7161435184</text:p>
          </table:table-cell>
          <table:table-cell office:value-type="float" office:value="20035.1426591427" calcext:value-type="float">
            <text:p>20035.1426591427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212229.056266267" calcext:value-type="float">
            <text:p>212229.056266267</text:p>
          </table:table-cell>
          <table:table-cell office:value-type="float" office:value="82732.4273232003" calcext:value-type="float">
            <text:p>82732.4273232003</text:p>
          </table:table-cell>
          <table:table-cell office:value-type="float" office:value="17408.5484952369" calcext:value-type="float">
            <text:p>17408.5484952369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212267.552279722" calcext:value-type="float">
            <text:p>212267.552279722</text:p>
          </table:table-cell>
          <table:table-cell office:value-type="float" office:value="82907.8899055542" calcext:value-type="float">
            <text:p>82907.8899055542</text:p>
          </table:table-cell>
          <table:table-cell office:value-type="float" office:value="21265.3757806353" calcext:value-type="float">
            <text:p>21265.3757806353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11206.249977022" calcext:value-type="float">
            <text:p>211206.249977022</text:p>
          </table:table-cell>
          <table:table-cell office:value-type="float" office:value="82980.9761013774" calcext:value-type="float">
            <text:p>82980.9761013774</text:p>
          </table:table-cell>
          <table:table-cell office:value-type="float" office:value="21980.7855215918" calcext:value-type="float">
            <text:p>21980.7855215918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12591.788509123" calcext:value-type="float">
            <text:p>212591.788509123</text:p>
          </table:table-cell>
          <table:table-cell office:value-type="float" office:value="82744.7868513042" calcext:value-type="float">
            <text:p>82744.7868513042</text:p>
          </table:table-cell>
          <table:table-cell office:value-type="float" office:value="20824.2580892669" calcext:value-type="float">
            <text:p>20824.2580892669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212741.212400648" calcext:value-type="float">
            <text:p>212741.212400648</text:p>
          </table:table-cell>
          <table:table-cell office:value-type="float" office:value="83130.2392237141" calcext:value-type="float">
            <text:p>83130.2392237141</text:p>
          </table:table-cell>
          <table:table-cell office:value-type="float" office:value="20956.5046943885" calcext:value-type="float">
            <text:p>20956.5046943885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13315.883054946" calcext:value-type="float">
            <text:p>213315.883054946</text:p>
          </table:table-cell>
          <table:table-cell office:value-type="float" office:value="82815.7413150251" calcext:value-type="float">
            <text:p>82815.7413150251</text:p>
          </table:table-cell>
          <table:table-cell office:value-type="float" office:value="21201.2656408755" calcext:value-type="float">
            <text:p>21201.2656408755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213143.811404538" calcext:value-type="float">
            <text:p>213143.811404538</text:p>
          </table:table-cell>
          <table:table-cell office:value-type="float" office:value="83020.8804931233" calcext:value-type="float">
            <text:p>83020.8804931233</text:p>
          </table:table-cell>
          <table:table-cell office:value-type="float" office:value="20031.5097240109" calcext:value-type="float">
            <text:p>20031.509724010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13631.82090136" calcext:value-type="float">
            <text:p>213631.82090136</text:p>
          </table:table-cell>
          <table:table-cell office:value-type="float" office:value="82875.107969375" calcext:value-type="float">
            <text:p>82875.107969375</text:p>
          </table:table-cell>
          <table:table-cell office:value-type="float" office:value="21046.008451548" calcext:value-type="float">
            <text:p>21046.008451548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213539.629974573" calcext:value-type="float">
            <text:p>213539.629974573</text:p>
          </table:table-cell>
          <table:table-cell office:value-type="float" office:value="83172.3045012542" calcext:value-type="float">
            <text:p>83172.3045012542</text:p>
          </table:table-cell>
          <table:table-cell office:value-type="float" office:value="23566.2006605849" calcext:value-type="float">
            <text:p>23566.2006605849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213451.786700101" calcext:value-type="float">
            <text:p>213451.786700101</text:p>
          </table:table-cell>
          <table:table-cell office:value-type="float" office:value="82876.2669708319" calcext:value-type="float">
            <text:p>82876.2669708319</text:p>
          </table:table-cell>
          <table:table-cell office:value-type="float" office:value="22389.4002851433" calcext:value-type="float">
            <text:p>22389.4002851433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213289.772469367" calcext:value-type="float">
            <text:p>213289.772469367</text:p>
          </table:table-cell>
          <table:table-cell office:value-type="float" office:value="83252.2382546283" calcext:value-type="float">
            <text:p>83252.2382546283</text:p>
          </table:table-cell>
          <table:table-cell office:value-type="float" office:value="19716.7040612312" calcext:value-type="float">
            <text:p>19716.7040612312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213548.385183929" calcext:value-type="float">
            <text:p>213548.385183929</text:p>
          </table:table-cell>
          <table:table-cell office:value-type="float" office:value="83207.6656411436" calcext:value-type="float">
            <text:p>83207.6656411436</text:p>
          </table:table-cell>
          <table:table-cell office:value-type="float" office:value="21499.1106779203" calcext:value-type="float">
            <text:p>21499.1106779203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13448.509467543" calcext:value-type="float">
            <text:p>213448.509467543</text:p>
          </table:table-cell>
          <table:table-cell office:value-type="float" office:value="82836.6457458385" calcext:value-type="float">
            <text:p>82836.6457458385</text:p>
          </table:table-cell>
          <table:table-cell office:value-type="float" office:value="20376.4987887458" calcext:value-type="float">
            <text:p>20376.4987887458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13507.29038427" calcext:value-type="float">
            <text:p>213507.29038427</text:p>
          </table:table-cell>
          <table:table-cell office:value-type="float" office:value="83138.2148185491" calcext:value-type="float">
            <text:p>83138.2148185491</text:p>
          </table:table-cell>
          <table:table-cell office:value-type="float" office:value="20721.6892051354" calcext:value-type="float">
            <text:p>20721.6892051354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213410.455782061" calcext:value-type="float">
            <text:p>213410.455782061</text:p>
          </table:table-cell>
          <table:table-cell office:value-type="float" office:value="82945.3512326105" calcext:value-type="float">
            <text:p>82945.3512326105</text:p>
          </table:table-cell>
          <table:table-cell office:value-type="float" office:value="19179.741585883" calcext:value-type="float">
            <text:p>19179.741585883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13179.457823953" calcext:value-type="float">
            <text:p>213179.457823953</text:p>
          </table:table-cell>
          <table:table-cell office:value-type="float" office:value="83175.6402607464" calcext:value-type="float">
            <text:p>83175.6402607464</text:p>
          </table:table-cell>
          <table:table-cell office:value-type="float" office:value="19624.4981999532" calcext:value-type="float">
            <text:p>19624.4981999532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213594.059558655" calcext:value-type="float">
            <text:p>213594.059558655</text:p>
          </table:table-cell>
          <table:table-cell office:value-type="float" office:value="83334.9520396702" calcext:value-type="float">
            <text:p>83334.9520396702</text:p>
          </table:table-cell>
          <table:table-cell office:value-type="float" office:value="20768.4984745229" calcext:value-type="float">
            <text:p>20768.49847452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3462.667079976" calcext:value-type="float">
            <text:p>213462.667079976</text:p>
          </table:table-cell>
          <table:table-cell office:value-type="float" office:value="83272.3952853798" calcext:value-type="float">
            <text:p>83272.3952853798</text:p>
          </table:table-cell>
          <table:table-cell office:value-type="float" office:value="20633.2224352757" calcext:value-type="float">
            <text:p>20633.2224352757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213535.816202232" calcext:value-type="float">
            <text:p>213535.816202232</text:p>
          </table:table-cell>
          <table:table-cell office:value-type="float" office:value="82954.7726697544" calcext:value-type="float">
            <text:p>82954.7726697544</text:p>
          </table:table-cell>
          <table:table-cell office:value-type="float" office:value="21033.8947391665" calcext:value-type="float">
            <text:p>21033.8947391665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213437.332541969" calcext:value-type="float">
            <text:p>213437.332541969</text:p>
          </table:table-cell>
          <table:table-cell office:value-type="float" office:value="83137.1397885923" calcext:value-type="float">
            <text:p>83137.1397885923</text:p>
          </table:table-cell>
          <table:table-cell office:value-type="float" office:value="21783.2620669656" calcext:value-type="float">
            <text:p>21783.2620669656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213448.69184783" calcext:value-type="float">
            <text:p>213448.69184783</text:p>
          </table:table-cell>
          <table:table-cell office:value-type="float" office:value="83253.3937438339" calcext:value-type="float">
            <text:p>83253.3937438339</text:p>
          </table:table-cell>
          <table:table-cell office:value-type="float" office:value="19814.6048692645" calcext:value-type="float">
            <text:p>19814.6048692645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213386.321675568" calcext:value-type="float">
            <text:p>213386.321675568</text:p>
          </table:table-cell>
          <table:table-cell office:value-type="float" office:value="83271.7814071261" calcext:value-type="float">
            <text:p>83271.7814071261</text:p>
          </table:table-cell>
          <table:table-cell office:value-type="float" office:value="20677.9287905633" calcext:value-type="float">
            <text:p>20677.9287905633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13194.874690984" calcext:value-type="float">
            <text:p>213194.874690984</text:p>
          </table:table-cell>
          <table:table-cell office:value-type="float" office:value="82861.282804554" calcext:value-type="float">
            <text:p>82861.282804554</text:p>
          </table:table-cell>
          <table:table-cell office:value-type="float" office:value="18775.1457351589" calcext:value-type="float">
            <text:p>18775.1457351589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12699.574563214" calcext:value-type="float">
            <text:p>212699.574563214</text:p>
          </table:table-cell>
          <table:table-cell office:value-type="float" office:value="83206.4806610764" calcext:value-type="float">
            <text:p>83206.4806610764</text:p>
          </table:table-cell>
          <table:table-cell office:value-type="float" office:value="20268.4951850618" calcext:value-type="float">
            <text:p>20268.4951850618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213244.75694229" calcext:value-type="float">
            <text:p>213244.75694229</text:p>
          </table:table-cell>
          <table:table-cell office:value-type="float" office:value="83351.9931538968" calcext:value-type="float">
            <text:p>83351.9931538968</text:p>
          </table:table-cell>
          <table:table-cell office:value-type="float" office:value="22361.9087108652" calcext:value-type="float">
            <text:p>22361.9087108652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212656.995375148" calcext:value-type="float">
            <text:p>212656.995375148</text:p>
          </table:table-cell>
          <table:table-cell office:value-type="float" office:value="83254.7775808119" calcext:value-type="float">
            <text:p>83254.7775808119</text:p>
          </table:table-cell>
          <table:table-cell office:value-type="float" office:value="21220.3361765049" calcext:value-type="float">
            <text:p>21220.3361765049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212428.431091393" calcext:value-type="float">
            <text:p>212428.431091393</text:p>
          </table:table-cell>
          <table:table-cell office:value-type="float" office:value="83262.2043165189" calcext:value-type="float">
            <text:p>83262.2043165189</text:p>
          </table:table-cell>
          <table:table-cell office:value-type="float" office:value="19663.8572306561" calcext:value-type="float">
            <text:p>19663.857230656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12455.204053076" calcext:value-type="float">
            <text:p>212455.204053076</text:p>
          </table:table-cell>
          <table:table-cell office:value-type="float" office:value="83264.4674586661" calcext:value-type="float">
            <text:p>83264.4674586661</text:p>
          </table:table-cell>
          <table:table-cell office:value-type="float" office:value="21082.1320432194" calcext:value-type="float">
            <text:p>21082.1320432194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212854.201042009" calcext:value-type="float">
            <text:p>212854.201042009</text:p>
          </table:table-cell>
          <table:table-cell office:value-type="float" office:value="82975.1325697139" calcext:value-type="float">
            <text:p>82975.1325697139</text:p>
          </table:table-cell>
          <table:table-cell office:value-type="float" office:value="20985.5930544966" calcext:value-type="float">
            <text:p>20985.593054496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212913.958822229" calcext:value-type="float">
            <text:p>212913.958822229</text:p>
          </table:table-cell>
          <table:table-cell office:value-type="float" office:value="83391.1127516947" calcext:value-type="float">
            <text:p>83391.1127516947</text:p>
          </table:table-cell>
          <table:table-cell office:value-type="float" office:value="18975.6613177107" calcext:value-type="float">
            <text:p>18975.6613177107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213169.192588197" calcext:value-type="float">
            <text:p>213169.192588197</text:p>
          </table:table-cell>
          <table:table-cell office:value-type="float" office:value="83343.1097619778" calcext:value-type="float">
            <text:p>83343.1097619778</text:p>
          </table:table-cell>
          <table:table-cell office:value-type="float" office:value="20654.8697763118" calcext:value-type="float">
            <text:p>20654.8697763118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213073.578777436" calcext:value-type="float">
            <text:p>213073.578777436</text:p>
          </table:table-cell>
          <table:table-cell office:value-type="float" office:value="83620.372179876" calcext:value-type="float">
            <text:p>83620.372179876</text:p>
          </table:table-cell>
          <table:table-cell office:value-type="float" office:value="17974.9325801296" calcext:value-type="float">
            <text:p>17974.9325801296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213083.361552389" calcext:value-type="float">
            <text:p>213083.361552389</text:p>
          </table:table-cell>
          <table:table-cell office:value-type="float" office:value="83550.2848734047" calcext:value-type="float">
            <text:p>83550.2848734047</text:p>
          </table:table-cell>
          <table:table-cell office:value-type="float" office:value="18261.5207465835" calcext:value-type="float">
            <text:p>18261.5207465835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12916.776378072" calcext:value-type="float">
            <text:p>212916.776378072</text:p>
          </table:table-cell>
          <table:table-cell office:value-type="float" office:value="83203.4288712" calcext:value-type="float">
            <text:p>83203.4288712</text:p>
          </table:table-cell>
          <table:table-cell office:value-type="float" office:value="18644.8973984967" calcext:value-type="float">
            <text:p>18644.8973984967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212928.547407057" calcext:value-type="float">
            <text:p>212928.547407057</text:p>
          </table:table-cell>
          <table:table-cell office:value-type="float" office:value="83529.5763204611" calcext:value-type="float">
            <text:p>83529.5763204611</text:p>
          </table:table-cell>
          <table:table-cell office:value-type="float" office:value="19911.3009900749" calcext:value-type="float">
            <text:p>19911.3009900749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213220.41729731" calcext:value-type="float">
            <text:p>213220.41729731</text:p>
          </table:table-cell>
          <table:table-cell office:value-type="float" office:value="83362.7810712355" calcext:value-type="float">
            <text:p>83362.7810712355</text:p>
          </table:table-cell>
          <table:table-cell office:value-type="float" office:value="21278.9404568761" calcext:value-type="float">
            <text:p>21278.9404568761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213601.215156949" calcext:value-type="float">
            <text:p>213601.215156949</text:p>
          </table:table-cell>
          <table:table-cell office:value-type="float" office:value="83816.0131277734" calcext:value-type="float">
            <text:p>83816.0131277734</text:p>
          </table:table-cell>
          <table:table-cell office:value-type="float" office:value="20801.7635751729" calcext:value-type="float">
            <text:p>20801.763575172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13049.917152508" calcext:value-type="float">
            <text:p>213049.917152508</text:p>
          </table:table-cell>
          <table:table-cell office:value-type="float" office:value="83422.7117939892" calcext:value-type="float">
            <text:p>83422.7117939892</text:p>
          </table:table-cell>
          <table:table-cell office:value-type="float" office:value="22735.2551673558" calcext:value-type="float">
            <text:p>22735.2551673558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213110.392313873" calcext:value-type="float">
            <text:p>213110.392313873</text:p>
          </table:table-cell>
          <table:table-cell office:value-type="float" office:value="83471.8357349273" calcext:value-type="float">
            <text:p>83471.8357349273</text:p>
          </table:table-cell>
          <table:table-cell office:value-type="float" office:value="23907.2839731341" calcext:value-type="float">
            <text:p>23907.2839731341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213527.887911158" calcext:value-type="float">
            <text:p>213527.887911158</text:p>
          </table:table-cell>
          <table:table-cell office:value-type="float" office:value="83846.9890868743" calcext:value-type="float">
            <text:p>83846.9890868743</text:p>
          </table:table-cell>
          <table:table-cell office:value-type="float" office:value="22566.7248557707" calcext:value-type="float">
            <text:p>22566.7248557707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213459.602558598" calcext:value-type="float">
            <text:p>213459.602558598</text:p>
          </table:table-cell>
          <table:table-cell office:value-type="float" office:value="83440.5611295025" calcext:value-type="float">
            <text:p>83440.5611295025</text:p>
          </table:table-cell>
          <table:table-cell office:value-type="float" office:value="23821.5879339876" calcext:value-type="float">
            <text:p>23821.5879339876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13431.460607529" calcext:value-type="float">
            <text:p>213431.460607529</text:p>
          </table:table-cell>
          <table:table-cell office:value-type="float" office:value="83437.2374343625" calcext:value-type="float">
            <text:p>83437.2374343625</text:p>
          </table:table-cell>
          <table:table-cell office:value-type="float" office:value="23709.1665796142" calcext:value-type="float">
            <text:p>23709.1665796142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13000.537134256" calcext:value-type="float">
            <text:p>213000.537134256</text:p>
          </table:table-cell>
          <table:table-cell office:value-type="float" office:value="83332.8712998258" calcext:value-type="float">
            <text:p>83332.8712998258</text:p>
          </table:table-cell>
          <table:table-cell office:value-type="float" office:value="22728.8334266108" calcext:value-type="float">
            <text:p>22728.8334266108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13473.152866374" calcext:value-type="float">
            <text:p>213473.152866374</text:p>
          </table:table-cell>
          <table:table-cell office:value-type="float" office:value="83372.2044517422" calcext:value-type="float">
            <text:p>83372.2044517422</text:p>
          </table:table-cell>
          <table:table-cell office:value-type="float" office:value="22008.9617210344" calcext:value-type="float">
            <text:p>22008.9617210344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212967.925417345" calcext:value-type="float">
            <text:p>212967.925417345</text:p>
          </table:table-cell>
          <table:table-cell office:value-type="float" office:value="83681.556716017" calcext:value-type="float">
            <text:p>83681.556716017</text:p>
          </table:table-cell>
          <table:table-cell office:value-type="float" office:value="23748.2322957675" calcext:value-type="float">
            <text:p>23748.232295767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213368.366695532" calcext:value-type="float">
            <text:p>213368.366695532</text:p>
          </table:table-cell>
          <table:table-cell office:value-type="float" office:value="83456.9171933688" calcext:value-type="float">
            <text:p>83456.9171933688</text:p>
          </table:table-cell>
          <table:table-cell office:value-type="float" office:value="18309.2141176847" calcext:value-type="float">
            <text:p>18309.2141176847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212878.096439434" calcext:value-type="float">
            <text:p>212878.096439434</text:p>
          </table:table-cell>
          <table:table-cell office:value-type="float" office:value="83486.408263945" calcext:value-type="float">
            <text:p>83486.408263945</text:p>
          </table:table-cell>
          <table:table-cell office:value-type="float" office:value="20327.7057899497" calcext:value-type="float">
            <text:p>20327.7057899497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12921.889943407" calcext:value-type="float">
            <text:p>212921.889943407</text:p>
          </table:table-cell>
          <table:table-cell office:value-type="float" office:value="83252.6410065621" calcext:value-type="float">
            <text:p>83252.6410065621</text:p>
          </table:table-cell>
          <table:table-cell office:value-type="float" office:value="22231.9686450066" calcext:value-type="float">
            <text:p>22231.9686450066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212684.419776656" calcext:value-type="float">
            <text:p>212684.419776656</text:p>
          </table:table-cell>
          <table:table-cell office:value-type="float" office:value="83402.8932954755" calcext:value-type="float">
            <text:p>83402.8932954755</text:p>
          </table:table-cell>
          <table:table-cell office:value-type="float" office:value="23245.4472953974" calcext:value-type="float">
            <text:p>23245.4472953974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212885.158848192" calcext:value-type="float">
            <text:p>212885.158848192</text:p>
          </table:table-cell>
          <table:table-cell office:value-type="float" office:value="83812.0080145549" calcext:value-type="float">
            <text:p>83812.0080145549</text:p>
          </table:table-cell>
          <table:table-cell office:value-type="float" office:value="20854.8488240746" calcext:value-type="float">
            <text:p>20854.8488240746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213280.856966555" calcext:value-type="float">
            <text:p>213280.856966555</text:p>
          </table:table-cell>
          <table:table-cell office:value-type="float" office:value="83584.830786682" calcext:value-type="float">
            <text:p>83584.830786682</text:p>
          </table:table-cell>
          <table:table-cell office:value-type="float" office:value="20322.8033374915" calcext:value-type="float">
            <text:p>20322.803337491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213257.300850482" calcext:value-type="float">
            <text:p>213257.300850482</text:p>
          </table:table-cell>
          <table:table-cell office:value-type="float" office:value="83738.8622938573" calcext:value-type="float">
            <text:p>83738.8622938573</text:p>
          </table:table-cell>
          <table:table-cell office:value-type="float" office:value="21892.754651585" calcext:value-type="float">
            <text:p>21892.75465158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212783.799897627" calcext:value-type="float">
            <text:p>212783.799897627</text:p>
          </table:table-cell>
          <table:table-cell office:value-type="float" office:value="83638.5326610245" calcext:value-type="float">
            <text:p>83638.5326610245</text:p>
          </table:table-cell>
          <table:table-cell office:value-type="float" office:value="22800.1765330257" calcext:value-type="float">
            <text:p>22800.1765330257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13538.329156693" calcext:value-type="float">
            <text:p>213538.329156693</text:p>
          </table:table-cell>
          <table:table-cell office:value-type="float" office:value="83631.5817678645" calcext:value-type="float">
            <text:p>83631.5817678645</text:p>
          </table:table-cell>
          <table:table-cell office:value-type="float" office:value="23383.9784126378" calcext:value-type="float">
            <text:p>23383.9784126378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213210.155010199" calcext:value-type="float">
            <text:p>213210.155010199</text:p>
          </table:table-cell>
          <table:table-cell office:value-type="float" office:value="83571.916935327" calcext:value-type="float">
            <text:p>83571.916935327</text:p>
          </table:table-cell>
          <table:table-cell office:value-type="float" office:value="21588.4214974093" calcext:value-type="float">
            <text:p>21588.4214974093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213399.063526137" calcext:value-type="float">
            <text:p>213399.063526137</text:p>
          </table:table-cell>
          <table:table-cell office:value-type="float" office:value="83394.9671762099" calcext:value-type="float">
            <text:p>83394.9671762099</text:p>
          </table:table-cell>
          <table:table-cell office:value-type="float" office:value="21137.3856008457" calcext:value-type="float">
            <text:p>21137.3856008457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213097.987808766" calcext:value-type="float">
            <text:p>213097.987808766</text:p>
          </table:table-cell>
          <table:table-cell office:value-type="float" office:value="83734.5471840581" calcext:value-type="float">
            <text:p>83734.5471840581</text:p>
          </table:table-cell>
          <table:table-cell office:value-type="float" office:value="22803.7025901521" calcext:value-type="float">
            <text:p>22803.702590152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13199.968108384" calcext:value-type="float">
            <text:p>213199.968108384</text:p>
          </table:table-cell>
          <table:table-cell office:value-type="float" office:value="83155.8136408728" calcext:value-type="float">
            <text:p>83155.8136408728</text:p>
          </table:table-cell>
          <table:table-cell office:value-type="float" office:value="23197.6198135245" calcext:value-type="float">
            <text:p>23197.619813524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213108.097834892" calcext:value-type="float">
            <text:p>213108.097834892</text:p>
          </table:table-cell>
          <table:table-cell office:value-type="float" office:value="83771.3681277154" calcext:value-type="float">
            <text:p>83771.3681277154</text:p>
          </table:table-cell>
          <table:table-cell office:value-type="float" office:value="21113.5396568149" calcext:value-type="float">
            <text:p>21113.5396568149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213649.860389147" calcext:value-type="float">
            <text:p>213649.860389147</text:p>
          </table:table-cell>
          <table:table-cell office:value-type="float" office:value="83399.4097384746" calcext:value-type="float">
            <text:p>83399.4097384746</text:p>
          </table:table-cell>
          <table:table-cell office:value-type="float" office:value="18727.5818265557" calcext:value-type="float">
            <text:p>18727.5818265557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213472.486688512" calcext:value-type="float">
            <text:p>213472.486688512</text:p>
          </table:table-cell>
          <table:table-cell office:value-type="float" office:value="83864.1515240354" calcext:value-type="float">
            <text:p>83864.1515240354</text:p>
          </table:table-cell>
          <table:table-cell office:value-type="float" office:value="18954.5614373287" calcext:value-type="float">
            <text:p>18954.5614373287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213390.666468973" calcext:value-type="float">
            <text:p>213390.666468973</text:p>
          </table:table-cell>
          <table:table-cell office:value-type="float" office:value="83617.0084416701" calcext:value-type="float">
            <text:p>83617.0084416701</text:p>
          </table:table-cell>
          <table:table-cell office:value-type="float" office:value="21178.7606780708" calcext:value-type="float">
            <text:p>21178.7606780708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213561.963917762" calcext:value-type="float">
            <text:p>213561.963917762</text:p>
          </table:table-cell>
          <table:table-cell office:value-type="float" office:value="83772.0654538784" calcext:value-type="float">
            <text:p>83772.0654538784</text:p>
          </table:table-cell>
          <table:table-cell office:value-type="float" office:value="21567.725578993" calcext:value-type="float">
            <text:p>21567.725578993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13432.209815923" calcext:value-type="float">
            <text:p>213432.209815923</text:p>
          </table:table-cell>
          <table:table-cell office:value-type="float" office:value="83735.8401286422" calcext:value-type="float">
            <text:p>83735.8401286422</text:p>
          </table:table-cell>
          <table:table-cell office:value-type="float" office:value="20180.4894174317" calcext:value-type="float">
            <text:p>20180.4894174317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213586.09159057" calcext:value-type="float">
            <text:p>213586.09159057</text:p>
          </table:table-cell>
          <table:table-cell office:value-type="float" office:value="83798.0299264928" calcext:value-type="float">
            <text:p>83798.0299264928</text:p>
          </table:table-cell>
          <table:table-cell office:value-type="float" office:value="21427.0307617893" calcext:value-type="float">
            <text:p>21427.0307617893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213438.868610691" calcext:value-type="float">
            <text:p>213438.868610691</text:p>
          </table:table-cell>
          <table:table-cell office:value-type="float" office:value="83624.8021880016" calcext:value-type="float">
            <text:p>83624.8021880016</text:p>
          </table:table-cell>
          <table:table-cell office:value-type="float" office:value="18236.0040641436" calcext:value-type="float">
            <text:p>18236.0040641436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213079.555877185" calcext:value-type="float">
            <text:p>213079.555877185</text:p>
          </table:table-cell>
          <table:table-cell office:value-type="float" office:value="83717.2242193661" calcext:value-type="float">
            <text:p>83717.2242193661</text:p>
          </table:table-cell>
          <table:table-cell office:value-type="float" office:value="18392.1808061362" calcext:value-type="float">
            <text:p>18392.180806136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13239.107575049" calcext:value-type="float">
            <text:p>213239.107575049</text:p>
          </table:table-cell>
          <table:table-cell office:value-type="float" office:value="83752.7509280002" calcext:value-type="float">
            <text:p>83752.7509280002</text:p>
          </table:table-cell>
          <table:table-cell office:value-type="float" office:value="21153.0456229367" calcext:value-type="float">
            <text:p>21153.0456229367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213208.12888437" calcext:value-type="float">
            <text:p>213208.12888437</text:p>
          </table:table-cell>
          <table:table-cell office:value-type="float" office:value="83682.0413854713" calcext:value-type="float">
            <text:p>83682.0413854713</text:p>
          </table:table-cell>
          <table:table-cell office:value-type="float" office:value="24925.0326839823" calcext:value-type="float">
            <text:p>24925.0326839823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213227.587994488" calcext:value-type="float">
            <text:p>213227.587994488</text:p>
          </table:table-cell>
          <table:table-cell office:value-type="float" office:value="83786.4354232488" calcext:value-type="float">
            <text:p>83786.4354232488</text:p>
          </table:table-cell>
          <table:table-cell office:value-type="float" office:value="20898.9919239816" calcext:value-type="float">
            <text:p>20898.9919239816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213562.520369362" calcext:value-type="float">
            <text:p>213562.520369362</text:p>
          </table:table-cell>
          <table:table-cell office:value-type="float" office:value="83519.2064127969" calcext:value-type="float">
            <text:p>83519.2064127969</text:p>
          </table:table-cell>
          <table:table-cell office:value-type="float" office:value="18889.9918029911" calcext:value-type="float">
            <text:p>18889.9918029911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212747.979533502" calcext:value-type="float">
            <text:p>212747.979533502</text:p>
          </table:table-cell>
          <table:table-cell office:value-type="float" office:value="83948.4776768616" calcext:value-type="float">
            <text:p>83948.4776768616</text:p>
          </table:table-cell>
          <table:table-cell office:value-type="float" office:value="18671.5801016608" calcext:value-type="float">
            <text:p>18671.5801016608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212997.195335378" calcext:value-type="float">
            <text:p>212997.195335378</text:p>
          </table:table-cell>
          <table:table-cell office:value-type="float" office:value="83673.3354017015" calcext:value-type="float">
            <text:p>83673.3354017015</text:p>
          </table:table-cell>
          <table:table-cell office:value-type="float" office:value="18920.2773402334" calcext:value-type="float">
            <text:p>18920.2773402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13:42:01.218000000</dc:date>
    <meta:editing-duration>PT35M59S</meta:editing-duration>
    <meta:editing-cycles>5</meta:editing-cycles>
    <meta:generator>LibreOffice/6.0.2.1$Windows_X86_64 LibreOffice_project/f7f06a8f319e4b62f9bc5095aa112a65d2f3ac89</meta:generator>
    <meta:document-statistic meta:table-count="1" meta:cell-count="13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66cc" draw:fill-color="#99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5.433cm" xlink:href=".." xlink:type="simple" chart:class="chart:scatter" chart:style-name="ch1">
        <chart:title svg:x="9.423cm" svg:y="0.444cm" chart:style-name="ch2">
          <text:p>Random counter increments</text:p>
        </chart:title>
        <chart:legend chart:legend-position="end" svg:x="20.581cm" svg:y="6.919cm" style:legend-expansion="high" chart:style-name="ch3"/>
        <chart:plot-area chart:style-name="ch4" table:cell-range-address="sheet1.A1:sheet1.D347" chart:data-source-has-labels="row" svg:x="1.502cm" svg:y="1.531cm" svg:width="18.588cm" svg:height="12.613cm">
          <chartooo:coordinate-region svg:x="2.864cm" svg:y="1.73cm" svg:width="16.761cm" svg:height="11.767cm"/>
          <chart:axis chart:dimension="x" chart:name="primary-x" chart:style-name="ch5">
            <chart:title svg:x="8.106cm" svg:y="14.452cm" chart:style-name="ch6">
              <text:p>Total number of operations (millions)</text:p>
            </chart:title>
            <chart:grid chart:style-name="ch7" chart:class="major"/>
          </chart:axis>
          <chart:axis chart:dimension="y" chart:name="primary-y" chart:style-name="ch5">
            <chart:title svg:x="0.451cm" svg:y="9.535cm" chart:style-name="ch8">
              <text:p>Operations per second</text:p>
            </chart:title>
            <chart:grid chart:style-name="ch7" chart:class="major"/>
          </chart:axis>
          <chart:series chart:style-name="ch9" chart:values-cell-range-address="sheet1.B2:sheet1.B347" chart:label-cell-address="sheet1.B1:sheet1.B1" chart:class="chart:scatter">
            <chart:domain table:cell-range-address="sheet1.A2:sheet1.A347"/>
            <chart:data-point chart:repeated="346"/>
          </chart:series>
          <chart:series chart:style-name="ch10" chart:values-cell-range-address="sheet1.C2:sheet1.C347" chart:label-cell-address="sheet1.C1:sheet1.C1" chart:class="chart:scatter">
            <chart:data-point chart:repeated="346"/>
          </chart:series>
          <chart:series chart:style-name="ch11" chart:values-cell-range-address="sheet1.D2:sheet1.D347" chart:label-cell-address="sheet1.D1:sheet1.D1" chart:class="chart:scatter">
            <chart:data-point chart:repeated="3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upl/Optane</text:p>
                <draw:g>
                  <svg:desc>sheet1.B1:sheet1.B1</svg:desc>
                </draw:g>
              </table:table-cell>
              <table:table-cell office:value-type="string">
                <text:p>Tupl/960pro</text:p>
                <draw:g>
                  <svg:desc>sheet1.C1:sheet1.C1</svg:desc>
                </draw:g>
              </table:table-cell>
              <table:table-cell office:value-type="string">
                <text:p>RocksDB/Optan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347</svg:desc>
                </draw:g>
              </table:table-cell>
              <table:table-cell office:value-type="float" office:value="289041.626632759">
                <text:p>289041.626632759</text:p>
                <draw:g>
                  <svg:desc>sheet1.B2:sheet1.B347</svg:desc>
                </draw:g>
              </table:table-cell>
              <table:table-cell office:value-type="float" office:value="117118.538424723">
                <text:p>117118.538424723</text:p>
                <draw:g>
                  <svg:desc>sheet1.C2:sheet1.C347</svg:desc>
                </draw:g>
              </table:table-cell>
              <table:table-cell office:value-type="float" office:value="52781.8155939387">
                <text:p>52781.8155939387</text:p>
                <draw:g>
                  <svg:desc>sheet1.D2:sheet1.D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68580.364154694">
                <text:p>268580.364154694</text:p>
              </table:table-cell>
              <table:table-cell office:value-type="float" office:value="111725.354669264">
                <text:p>111725.354669264</text:p>
              </table:table-cell>
              <table:table-cell office:value-type="float" office:value="51601.6725381094">
                <text:p>51601.6725381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55449.029673691">
                <text:p>255449.029673691</text:p>
              </table:table-cell>
              <table:table-cell office:value-type="float" office:value="107512.87067375">
                <text:p>107512.87067375</text:p>
              </table:table-cell>
              <table:table-cell office:value-type="float" office:value="58396.9792859709">
                <text:p>58396.9792859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244107.087068891">
                <text:p>244107.087068891</text:p>
              </table:table-cell>
              <table:table-cell office:value-type="float" office:value="103917.567470518">
                <text:p>103917.567470518</text:p>
              </table:table-cell>
              <table:table-cell office:value-type="float" office:value="69427.057452975">
                <text:p>69427.057452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37212.348902772">
                <text:p>237212.348902772</text:p>
              </table:table-cell>
              <table:table-cell office:value-type="float" office:value="100814.872729899">
                <text:p>100814.872729899</text:p>
              </table:table-cell>
              <table:table-cell office:value-type="float" office:value="85225.5264496514">
                <text:p>85225.5264496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30659.568550656">
                <text:p>230659.568550656</text:p>
              </table:table-cell>
              <table:table-cell office:value-type="float" office:value="98844.5605146674">
                <text:p>98844.5605146674</text:p>
              </table:table-cell>
              <table:table-cell office:value-type="float" office:value="79031.6433262451">
                <text:p>79031.6433262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24891.929948794">
                <text:p>224891.929948794</text:p>
              </table:table-cell>
              <table:table-cell office:value-type="float" office:value="96769.7850330179">
                <text:p>96769.7850330179</text:p>
              </table:table-cell>
              <table:table-cell office:value-type="float" office:value="79333.2219046028">
                <text:p>79333.2219046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220376.260657546">
                <text:p>220376.260657546</text:p>
              </table:table-cell>
              <table:table-cell office:value-type="float" office:value="94889.957040992">
                <text:p>94889.957040992</text:p>
              </table:table-cell>
              <table:table-cell office:value-type="float" office:value="81725.383453219">
                <text:p>81725.383453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16950.80330328">
                <text:p>216950.80330328</text:p>
              </table:table-cell>
              <table:table-cell office:value-type="float" office:value="93386.6152768281">
                <text:p>93386.6152768281</text:p>
              </table:table-cell>
              <table:table-cell office:value-type="float" office:value="67638.0566636049">
                <text:p>67638.0566636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0">
                <text:p>1900</text:p>
              </table:table-cell>
              <table:table-cell office:value-type="float" office:value="213416.199370289">
                <text:p>213416.199370289</text:p>
              </table:table-cell>
              <table:table-cell office:value-type="float" office:value="92259.8901741384">
                <text:p>92259.8901741384</text:p>
              </table:table-cell>
              <table:table-cell office:value-type="float" office:value="46684.8714770418">
                <text:p>46684.8714770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10375.341942333">
                <text:p>210375.341942333</text:p>
              </table:table-cell>
              <table:table-cell office:value-type="float" office:value="90994.2627610801">
                <text:p>90994.2627610801</text:p>
              </table:table-cell>
              <table:table-cell office:value-type="float" office:value="52127.6782834892">
                <text:p>52127.6782834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">
                <text:p>2100</text:p>
              </table:table-cell>
              <table:table-cell office:value-type="float" office:value="208506.375971">
                <text:p>208506.375971</text:p>
              </table:table-cell>
              <table:table-cell office:value-type="float" office:value="89719.4793288511">
                <text:p>89719.4793288511</text:p>
              </table:table-cell>
              <table:table-cell office:value-type="float" office:value="62373.7997812832">
                <text:p>62373.7997812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06661.602448125">
                <text:p>206661.602448125</text:p>
              </table:table-cell>
              <table:table-cell office:value-type="float" office:value="88931.8247887834">
                <text:p>88931.8247887834</text:p>
              </table:table-cell>
              <table:table-cell office:value-type="float" office:value="77176.8072518188">
                <text:p>77176.8072518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0">
                <text:p>2300</text:p>
              </table:table-cell>
              <table:table-cell office:value-type="float" office:value="205329.925762501">
                <text:p>205329.925762501</text:p>
              </table:table-cell>
              <table:table-cell office:value-type="float" office:value="87942.8309184899">
                <text:p>87942.8309184899</text:p>
              </table:table-cell>
              <table:table-cell office:value-type="float" office:value="76484.2008373092">
                <text:p>76484.2008373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203995.626947621">
                <text:p>203995.626947621</text:p>
              </table:table-cell>
              <table:table-cell office:value-type="float" office:value="87632.893839345">
                <text:p>87632.893839345</text:p>
              </table:table-cell>
              <table:table-cell office:value-type="float" office:value="76448.7772623084">
                <text:p>76448.7772623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">
                <text:p>2500</text:p>
              </table:table-cell>
              <table:table-cell office:value-type="float" office:value="202985.594530844">
                <text:p>202985.594530844</text:p>
              </table:table-cell>
              <table:table-cell office:value-type="float" office:value="87107.1658262625">
                <text:p>87107.1658262625</text:p>
              </table:table-cell>
              <table:table-cell office:value-type="float" office:value="75902.1193708041">
                <text:p>75902.1193708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202016.534541218">
                <text:p>202016.534541218</text:p>
              </table:table-cell>
              <table:table-cell office:value-type="float" office:value="86836.329716965">
                <text:p>86836.329716965</text:p>
              </table:table-cell>
              <table:table-cell office:value-type="float" office:value="74778.4100308728">
                <text:p>74778.4100308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00991.402546432">
                <text:p>200991.402546432</text:p>
              </table:table-cell>
              <table:table-cell office:value-type="float" office:value="86476.1854097873">
                <text:p>86476.1854097873</text:p>
              </table:table-cell>
              <table:table-cell office:value-type="float" office:value="74598.0416399418">
                <text:p>74598.0416399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200100.874234248">
                <text:p>200100.874234248</text:p>
              </table:table-cell>
              <table:table-cell office:value-type="float" office:value="85874.497591857">
                <text:p>85874.497591857</text:p>
              </table:table-cell>
              <table:table-cell office:value-type="float" office:value="73343.8564128139">
                <text:p>73343.8564128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0">
                <text:p>2900</text:p>
              </table:table-cell>
              <table:table-cell office:value-type="float" office:value="199148.960471992">
                <text:p>199148.960471992</text:p>
              </table:table-cell>
              <table:table-cell office:value-type="float" office:value="85299.4326674322">
                <text:p>85299.4326674322</text:p>
              </table:table-cell>
              <table:table-cell office:value-type="float" office:value="73074.000429124">
                <text:p>73074.000429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98653.89484596">
                <text:p>198653.89484596</text:p>
              </table:table-cell>
              <table:table-cell office:value-type="float" office:value="84809.5328203249">
                <text:p>84809.5328203249</text:p>
              </table:table-cell>
              <table:table-cell office:value-type="float" office:value="72714.3631300992">
                <text:p>72714.3631300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0">
                <text:p>3100</text:p>
              </table:table-cell>
              <table:table-cell office:value-type="float" office:value="198195.715854937">
                <text:p>198195.715854937</text:p>
              </table:table-cell>
              <table:table-cell office:value-type="float" office:value="84820.7749072945">
                <text:p>84820.7749072945</text:p>
              </table:table-cell>
              <table:table-cell office:value-type="float" office:value="72105.8394956881">
                <text:p>72105.8394956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0">
                <text:p>3200</text:p>
              </table:table-cell>
              <table:table-cell office:value-type="float" office:value="197652.036970816">
                <text:p>197652.036970816</text:p>
              </table:table-cell>
              <table:table-cell office:value-type="float" office:value="84645.3440724907">
                <text:p>84645.3440724907</text:p>
              </table:table-cell>
              <table:table-cell office:value-type="float" office:value="71961.3974786113">
                <text:p>71961.3974786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0">
                <text:p>3300</text:p>
              </table:table-cell>
              <table:table-cell office:value-type="float" office:value="197271.013785217">
                <text:p>197271.013785217</text:p>
              </table:table-cell>
              <table:table-cell office:value-type="float" office:value="84558.712162606">
                <text:p>84558.712162606</text:p>
              </table:table-cell>
              <table:table-cell office:value-type="float" office:value="71682.9922653473">
                <text:p>71682.9922653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0">
                <text:p>3400</text:p>
              </table:table-cell>
              <table:table-cell office:value-type="float" office:value="195885.187383902">
                <text:p>195885.187383902</text:p>
              </table:table-cell>
              <table:table-cell office:value-type="float" office:value="84310.6356227428">
                <text:p>84310.6356227428</text:p>
              </table:table-cell>
              <table:table-cell office:value-type="float" office:value="71107.5278380686">
                <text:p>71107.5278380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0">
                <text:p>3500</text:p>
              </table:table-cell>
              <table:table-cell office:value-type="float" office:value="196541.861370581">
                <text:p>196541.861370581</text:p>
              </table:table-cell>
              <table:table-cell office:value-type="float" office:value="83905.3722865508">
                <text:p>83905.3722865508</text:p>
              </table:table-cell>
              <table:table-cell office:value-type="float" office:value="70781.575041592">
                <text:p>70781.575041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0">
                <text:p>3600</text:p>
              </table:table-cell>
              <table:table-cell office:value-type="float" office:value="196755.846799015">
                <text:p>196755.846799015</text:p>
              </table:table-cell>
              <table:table-cell office:value-type="float" office:value="83769.034363642">
                <text:p>83769.034363642</text:p>
              </table:table-cell>
              <table:table-cell office:value-type="float" office:value="70167.0027623169">
                <text:p>70167.0027623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197887.444697326">
                <text:p>197887.444697326</text:p>
              </table:table-cell>
              <table:table-cell office:value-type="float" office:value="83760.1500841272">
                <text:p>83760.1500841272</text:p>
              </table:table-cell>
              <table:table-cell office:value-type="float" office:value="70242.4739673943">
                <text:p>70242.4739673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0">
                <text:p>3800</text:p>
              </table:table-cell>
              <table:table-cell office:value-type="float" office:value="197884.846894116">
                <text:p>197884.846894116</text:p>
              </table:table-cell>
              <table:table-cell office:value-type="float" office:value="83443.9560597956">
                <text:p>83443.9560597956</text:p>
              </table:table-cell>
              <table:table-cell office:value-type="float" office:value="69477.8966819175">
                <text:p>69477.8966819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0">
                <text:p>3900</text:p>
              </table:table-cell>
              <table:table-cell office:value-type="float" office:value="197698.994605996">
                <text:p>197698.994605996</text:p>
              </table:table-cell>
              <table:table-cell office:value-type="float" office:value="83539.9700770858">
                <text:p>83539.9700770858</text:p>
              </table:table-cell>
              <table:table-cell office:value-type="float" office:value="69415.4331333498">
                <text:p>69415.4331333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198076.227866835">
                <text:p>198076.227866835</text:p>
              </table:table-cell>
              <table:table-cell office:value-type="float" office:value="83310.7605997857">
                <text:p>83310.7605997857</text:p>
              </table:table-cell>
              <table:table-cell office:value-type="float" office:value="68645.2385606013">
                <text:p>68645.2385606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00">
                <text:p>4100</text:p>
              </table:table-cell>
              <table:table-cell office:value-type="float" office:value="198124.059270167">
                <text:p>198124.059270167</text:p>
              </table:table-cell>
              <table:table-cell office:value-type="float" office:value="82812.5272953519">
                <text:p>82812.5272953519</text:p>
              </table:table-cell>
              <table:table-cell office:value-type="float" office:value="67520.0462940703">
                <text:p>67520.0462940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00">
                <text:p>4200</text:p>
              </table:table-cell>
              <table:table-cell office:value-type="float" office:value="197996.30593732">
                <text:p>197996.30593732</text:p>
              </table:table-cell>
              <table:table-cell office:value-type="float" office:value="82784.1785657473">
                <text:p>82784.1785657473</text:p>
              </table:table-cell>
              <table:table-cell office:value-type="float" office:value="66793.3457728853">
                <text:p>66793.3457728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00">
                <text:p>4300</text:p>
              </table:table-cell>
              <table:table-cell office:value-type="float" office:value="198591.753488456">
                <text:p>198591.753488456</text:p>
              </table:table-cell>
              <table:table-cell office:value-type="float" office:value="82715.0448860806">
                <text:p>82715.0448860806</text:p>
              </table:table-cell>
              <table:table-cell office:value-type="float" office:value="67628.4670754584">
                <text:p>67628.4670754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00">
                <text:p>4400</text:p>
              </table:table-cell>
              <table:table-cell office:value-type="float" office:value="198892.476183402">
                <text:p>198892.476183402</text:p>
              </table:table-cell>
              <table:table-cell office:value-type="float" office:value="82610.5587651854">
                <text:p>82610.5587651854</text:p>
              </table:table-cell>
              <table:table-cell office:value-type="float" office:value="67311.3776367017">
                <text:p>67311.3776367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98651.110273453">
                <text:p>198651.110273453</text:p>
              </table:table-cell>
              <table:table-cell office:value-type="float" office:value="81940.3746389565">
                <text:p>81940.3746389565</text:p>
              </table:table-cell>
              <table:table-cell office:value-type="float" office:value="67537.7519722104">
                <text:p>67537.7519722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0">
                <text:p>4600</text:p>
              </table:table-cell>
              <table:table-cell office:value-type="float" office:value="198709.312617073">
                <text:p>198709.312617073</text:p>
              </table:table-cell>
              <table:table-cell office:value-type="float" office:value="81946.3967958207">
                <text:p>81946.3967958207</text:p>
              </table:table-cell>
              <table:table-cell office:value-type="float" office:value="67072.0761835595">
                <text:p>67072.0761835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00">
                <text:p>4700</text:p>
              </table:table-cell>
              <table:table-cell office:value-type="float" office:value="198583.468682447">
                <text:p>198583.468682447</text:p>
              </table:table-cell>
              <table:table-cell office:value-type="float" office:value="81852.8939233484">
                <text:p>81852.8939233484</text:p>
              </table:table-cell>
              <table:table-cell office:value-type="float" office:value="64928.4558269706">
                <text:p>64928.4558269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00">
                <text:p>4800</text:p>
              </table:table-cell>
              <table:table-cell office:value-type="float" office:value="198822.953975262">
                <text:p>198822.953975262</text:p>
              </table:table-cell>
              <table:table-cell office:value-type="float" office:value="81482.0501850984">
                <text:p>81482.0501850984</text:p>
              </table:table-cell>
              <table:table-cell office:value-type="float" office:value="63300.6728085341">
                <text:p>63300.6728085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198854.638703099">
                <text:p>198854.638703099</text:p>
              </table:table-cell>
              <table:table-cell office:value-type="float" office:value="80706.2009936098">
                <text:p>80706.2009936098</text:p>
              </table:table-cell>
              <table:table-cell office:value-type="float" office:value="63965.3760852946">
                <text:p>63965.3760852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0">
                <text:p>5000</text:p>
              </table:table-cell>
              <table:table-cell office:value-type="float" office:value="198912.851813616">
                <text:p>198912.851813616</text:p>
              </table:table-cell>
              <table:table-cell office:value-type="float" office:value="80683.4912719586">
                <text:p>80683.4912719586</text:p>
              </table:table-cell>
              <table:table-cell office:value-type="float" office:value="65877.4520293531">
                <text:p>65877.45202935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00">
                <text:p>5100</text:p>
              </table:table-cell>
              <table:table-cell office:value-type="float" office:value="199301.315750642">
                <text:p>199301.315750642</text:p>
              </table:table-cell>
              <table:table-cell office:value-type="float" office:value="80712.6659811929">
                <text:p>80712.6659811929</text:p>
              </table:table-cell>
              <table:table-cell office:value-type="float" office:value="66188.2816738715">
                <text:p>66188.2816738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00">
                <text:p>5200</text:p>
              </table:table-cell>
              <table:table-cell office:value-type="float" office:value="198945.032295781">
                <text:p>198945.032295781</text:p>
              </table:table-cell>
              <table:table-cell office:value-type="float" office:value="80493.6240408585">
                <text:p>80493.6240408585</text:p>
              </table:table-cell>
              <table:table-cell office:value-type="float" office:value="65534.2100682235">
                <text:p>65534.2100682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0">
                <text:p>5300</text:p>
              </table:table-cell>
              <table:table-cell office:value-type="float" office:value="199057.817253491">
                <text:p>199057.817253491</text:p>
              </table:table-cell>
              <table:table-cell office:value-type="float" office:value="79822.4801972909">
                <text:p>79822.4801972909</text:p>
              </table:table-cell>
              <table:table-cell office:value-type="float" office:value="65377.0535514662">
                <text:p>65377.0535514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0">
                <text:p>5400</text:p>
              </table:table-cell>
              <table:table-cell office:value-type="float" office:value="199629.42990791">
                <text:p>199629.42990791</text:p>
              </table:table-cell>
              <table:table-cell office:value-type="float" office:value="79674.9763623144">
                <text:p>79674.9763623144</text:p>
              </table:table-cell>
              <table:table-cell office:value-type="float" office:value="64278.8027294766">
                <text:p>64278.8027294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0">
                <text:p>5500</text:p>
              </table:table-cell>
              <table:table-cell office:value-type="float" office:value="199482.947143451">
                <text:p>199482.947143451</text:p>
              </table:table-cell>
              <table:table-cell office:value-type="float" office:value="79868.4596115134">
                <text:p>79868.4596115134</text:p>
              </table:table-cell>
              <table:table-cell office:value-type="float" office:value="60587.9505148285">
                <text:p>60587.9505148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0">
                <text:p>5600</text:p>
              </table:table-cell>
              <table:table-cell office:value-type="float" office:value="199553.090979545">
                <text:p>199553.090979545</text:p>
              </table:table-cell>
              <table:table-cell office:value-type="float" office:value="79487.946793339">
                <text:p>79487.946793339</text:p>
              </table:table-cell>
              <table:table-cell office:value-type="float" office:value="64280.0415721523">
                <text:p>64280.0415721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0">
                <text:p>5700</text:p>
              </table:table-cell>
              <table:table-cell office:value-type="float" office:value="199982.638542847">
                <text:p>199982.638542847</text:p>
              </table:table-cell>
              <table:table-cell office:value-type="float" office:value="79406.3135518366">
                <text:p>79406.3135518366</text:p>
              </table:table-cell>
              <table:table-cell office:value-type="float" office:value="62041.8382672703">
                <text:p>62041.8382672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0">
                <text:p>5800</text:p>
              </table:table-cell>
              <table:table-cell office:value-type="float" office:value="199536.149932611">
                <text:p>199536.149932611</text:p>
              </table:table-cell>
              <table:table-cell office:value-type="float" office:value="79505.2037878534">
                <text:p>79505.2037878534</text:p>
              </table:table-cell>
              <table:table-cell office:value-type="float" office:value="59852.9224412749">
                <text:p>59852.9224412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00">
                <text:p>5900</text:p>
              </table:table-cell>
              <table:table-cell office:value-type="float" office:value="200050.248699708">
                <text:p>200050.248699708</text:p>
              </table:table-cell>
              <table:table-cell office:value-type="float" office:value="79270.8352098828">
                <text:p>79270.8352098828</text:p>
              </table:table-cell>
              <table:table-cell office:value-type="float" office:value="62624.9973610711">
                <text:p>62624.9973610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0">
                <text:p>6000</text:p>
              </table:table-cell>
              <table:table-cell office:value-type="float" office:value="200025.10181363">
                <text:p>200025.10181363</text:p>
              </table:table-cell>
              <table:table-cell office:value-type="float" office:value="78796.2748996329">
                <text:p>78796.2748996329</text:p>
              </table:table-cell>
              <table:table-cell office:value-type="float" office:value="61683.3885954234">
                <text:p>61683.388595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00">
                <text:p>6100</text:p>
              </table:table-cell>
              <table:table-cell office:value-type="float" office:value="200049.893099858">
                <text:p>200049.893099858</text:p>
              </table:table-cell>
              <table:table-cell office:value-type="float" office:value="79073.5191488914">
                <text:p>79073.5191488914</text:p>
              </table:table-cell>
              <table:table-cell office:value-type="float" office:value="62143.254722417">
                <text:p>62143.254722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">
                <text:p>6200</text:p>
              </table:table-cell>
              <table:table-cell office:value-type="float" office:value="199754.241549691">
                <text:p>199754.241549691</text:p>
              </table:table-cell>
              <table:table-cell office:value-type="float" office:value="78907.522190726">
                <text:p>78907.522190726</text:p>
              </table:table-cell>
              <table:table-cell office:value-type="float" office:value="62682.094611143">
                <text:p>62682.094611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00">
                <text:p>6300</text:p>
              </table:table-cell>
              <table:table-cell office:value-type="float" office:value="199884.636259562">
                <text:p>199884.636259562</text:p>
              </table:table-cell>
              <table:table-cell office:value-type="float" office:value="79248.4595766006">
                <text:p>79248.4595766006</text:p>
              </table:table-cell>
              <table:table-cell office:value-type="float" office:value="57794.5876752739">
                <text:p>57794.58767527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0">
                <text:p>6400</text:p>
              </table:table-cell>
              <table:table-cell office:value-type="float" office:value="200427.236427563">
                <text:p>200427.236427563</text:p>
              </table:table-cell>
              <table:table-cell office:value-type="float" office:value="78705.3376016756">
                <text:p>78705.3376016756</text:p>
              </table:table-cell>
              <table:table-cell office:value-type="float" office:value="56969.8731081436">
                <text:p>56969.8731081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00">
                <text:p>6500</text:p>
              </table:table-cell>
              <table:table-cell office:value-type="float" office:value="200695.772100012">
                <text:p>200695.772100012</text:p>
              </table:table-cell>
              <table:table-cell office:value-type="float" office:value="78266.7582573279">
                <text:p>78266.7582573279</text:p>
              </table:table-cell>
              <table:table-cell office:value-type="float" office:value="62782.5539094789">
                <text:p>62782.55390947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0">
                <text:p>6600</text:p>
              </table:table-cell>
              <table:table-cell office:value-type="float" office:value="200787.071916675">
                <text:p>200787.071916675</text:p>
              </table:table-cell>
              <table:table-cell office:value-type="float" office:value="78597.5422076051">
                <text:p>78597.5422076051</text:p>
              </table:table-cell>
              <table:table-cell office:value-type="float" office:value="61696.307863438">
                <text:p>61696.307863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0">
                <text:p>6700</text:p>
              </table:table-cell>
              <table:table-cell office:value-type="float" office:value="200436.111834472">
                <text:p>200436.111834472</text:p>
              </table:table-cell>
              <table:table-cell office:value-type="float" office:value="78572.6987562226">
                <text:p>78572.6987562226</text:p>
              </table:table-cell>
              <table:table-cell office:value-type="float" office:value="61040.6720870014">
                <text:p>61040.6720870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0">
                <text:p>6800</text:p>
              </table:table-cell>
              <table:table-cell office:value-type="float" office:value="200584.865801976">
                <text:p>200584.865801976</text:p>
              </table:table-cell>
              <table:table-cell office:value-type="float" office:value="78419.7857394234">
                <text:p>78419.7857394234</text:p>
              </table:table-cell>
              <table:table-cell office:value-type="float" office:value="56379.35817036">
                <text:p>56379.35817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0">
                <text:p>6900</text:p>
              </table:table-cell>
              <table:table-cell office:value-type="float" office:value="200731.484657726">
                <text:p>200731.484657726</text:p>
              </table:table-cell>
              <table:table-cell office:value-type="float" office:value="78387.9897687864">
                <text:p>78387.9897687864</text:p>
              </table:table-cell>
              <table:table-cell office:value-type="float" office:value="57996.9344053598">
                <text:p>57996.9344053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00">
                <text:p>7000</text:p>
              </table:table-cell>
              <table:table-cell office:value-type="float" office:value="200536.881695976">
                <text:p>200536.881695976</text:p>
              </table:table-cell>
              <table:table-cell office:value-type="float" office:value="77930.8174801035">
                <text:p>77930.8174801035</text:p>
              </table:table-cell>
              <table:table-cell office:value-type="float" office:value="59264.2291052098">
                <text:p>59264.2291052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00">
                <text:p>7100</text:p>
              </table:table-cell>
              <table:table-cell office:value-type="float" office:value="200784.602957166">
                <text:p>200784.602957166</text:p>
              </table:table-cell>
              <table:table-cell office:value-type="float" office:value="77940.1327093371">
                <text:p>77940.1327093371</text:p>
              </table:table-cell>
              <table:table-cell office:value-type="float" office:value="58988.8220316731">
                <text:p>58988.8220316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00">
                <text:p>7200</text:p>
              </table:table-cell>
              <table:table-cell office:value-type="float" office:value="201249.193518654">
                <text:p>201249.193518654</text:p>
              </table:table-cell>
              <table:table-cell office:value-type="float" office:value="78075.1906792189">
                <text:p>78075.1906792189</text:p>
              </table:table-cell>
              <table:table-cell office:value-type="float" office:value="56675.5656330602">
                <text:p>56675.5656330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00">
                <text:p>7300</text:p>
              </table:table-cell>
              <table:table-cell office:value-type="float" office:value="201306.058430012">
                <text:p>201306.058430012</text:p>
              </table:table-cell>
              <table:table-cell office:value-type="float" office:value="78219.8275581472">
                <text:p>78219.8275581472</text:p>
              </table:table-cell>
              <table:table-cell office:value-type="float" office:value="58072.552925632">
                <text:p>58072.552925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00">
                <text:p>7400</text:p>
              </table:table-cell>
              <table:table-cell office:value-type="float" office:value="201646.296909967">
                <text:p>201646.296909967</text:p>
              </table:table-cell>
              <table:table-cell office:value-type="float" office:value="78150.8759416096">
                <text:p>78150.8759416096</text:p>
              </table:table-cell>
              <table:table-cell office:value-type="float" office:value="54850.798800251">
                <text:p>54850.798800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00">
                <text:p>7500</text:p>
              </table:table-cell>
              <table:table-cell office:value-type="float" office:value="202098.562964368">
                <text:p>202098.562964368</text:p>
              </table:table-cell>
              <table:table-cell office:value-type="float" office:value="77955.2372864217">
                <text:p>77955.2372864217</text:p>
              </table:table-cell>
              <table:table-cell office:value-type="float" office:value="53968.3502246398">
                <text:p>53968.3502246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00">
                <text:p>7600</text:p>
              </table:table-cell>
              <table:table-cell office:value-type="float" office:value="201850.739870241">
                <text:p>201850.739870241</text:p>
              </table:table-cell>
              <table:table-cell office:value-type="float" office:value="77761.9336558817">
                <text:p>77761.9336558817</text:p>
              </table:table-cell>
              <table:table-cell office:value-type="float" office:value="57031.9399099221">
                <text:p>57031.9399099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00">
                <text:p>7700</text:p>
              </table:table-cell>
              <table:table-cell office:value-type="float" office:value="202330.428865387">
                <text:p>202330.428865387</text:p>
              </table:table-cell>
              <table:table-cell office:value-type="float" office:value="77454.0613031425">
                <text:p>77454.0613031425</text:p>
              </table:table-cell>
              <table:table-cell office:value-type="float" office:value="54513.6558963659">
                <text:p>54513.6558963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0">
                <text:p>7800</text:p>
              </table:table-cell>
              <table:table-cell office:value-type="float" office:value="202372.495050582">
                <text:p>202372.495050582</text:p>
              </table:table-cell>
              <table:table-cell office:value-type="float" office:value="77435.9371498455">
                <text:p>77435.9371498455</text:p>
              </table:table-cell>
              <table:table-cell office:value-type="float" office:value="55024.9365799995">
                <text:p>55024.9365799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00">
                <text:p>7900</text:p>
              </table:table-cell>
              <table:table-cell office:value-type="float" office:value="202835.447730918">
                <text:p>202835.447730918</text:p>
              </table:table-cell>
              <table:table-cell office:value-type="float" office:value="77303.8361081428">
                <text:p>77303.8361081428</text:p>
              </table:table-cell>
              <table:table-cell office:value-type="float" office:value="55553.7008095742">
                <text:p>55553.7008095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00">
                <text:p>8000</text:p>
              </table:table-cell>
              <table:table-cell office:value-type="float" office:value="202993.265359284">
                <text:p>202993.265359284</text:p>
              </table:table-cell>
              <table:table-cell office:value-type="float" office:value="77310.8185111385">
                <text:p>77310.8185111385</text:p>
              </table:table-cell>
              <table:table-cell office:value-type="float" office:value="48698.6148876807">
                <text:p>48698.6148876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00">
                <text:p>8100</text:p>
              </table:table-cell>
              <table:table-cell office:value-type="float" office:value="203358.900956913">
                <text:p>203358.900956913</text:p>
              </table:table-cell>
              <table:table-cell office:value-type="float" office:value="77376.8476811657">
                <text:p>77376.8476811657</text:p>
              </table:table-cell>
              <table:table-cell office:value-type="float" office:value="51172.0398586835">
                <text:p>51172.03985868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00">
                <text:p>8200</text:p>
              </table:table-cell>
              <table:table-cell office:value-type="float" office:value="203458.208389495">
                <text:p>203458.208389495</text:p>
              </table:table-cell>
              <table:table-cell office:value-type="float" office:value="77163.1209275658">
                <text:p>77163.1209275658</text:p>
              </table:table-cell>
              <table:table-cell office:value-type="float" office:value="53960.8868883211">
                <text:p>53960.8868883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00">
                <text:p>8300</text:p>
              </table:table-cell>
              <table:table-cell office:value-type="float" office:value="203537.387851198">
                <text:p>203537.387851198</text:p>
              </table:table-cell>
              <table:table-cell office:value-type="float" office:value="77235.9266152731">
                <text:p>77235.9266152731</text:p>
              </table:table-cell>
              <table:table-cell office:value-type="float" office:value="46474.4004077078">
                <text:p>46474.4004077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0">
                <text:p>8400</text:p>
              </table:table-cell>
              <table:table-cell office:value-type="float" office:value="203209.178739745">
                <text:p>203209.178739745</text:p>
              </table:table-cell>
              <table:table-cell office:value-type="float" office:value="76965.7073464062">
                <text:p>76965.7073464062</text:p>
              </table:table-cell>
              <table:table-cell office:value-type="float" office:value="37787.3335977015">
                <text:p>37787.3335977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0">
                <text:p>8500</text:p>
              </table:table-cell>
              <table:table-cell office:value-type="float" office:value="203074.936518612">
                <text:p>203074.936518612</text:p>
              </table:table-cell>
              <table:table-cell office:value-type="float" office:value="76944.5095705149">
                <text:p>76944.5095705149</text:p>
              </table:table-cell>
              <table:table-cell office:value-type="float" office:value="33011.1892041701">
                <text:p>33011.18920417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00">
                <text:p>8600</text:p>
              </table:table-cell>
              <table:table-cell office:value-type="float" office:value="204048.099669386">
                <text:p>204048.099669386</text:p>
              </table:table-cell>
              <table:table-cell office:value-type="float" office:value="76890.8889422974">
                <text:p>76890.8889422974</text:p>
              </table:table-cell>
              <table:table-cell office:value-type="float" office:value="39236.0979243527">
                <text:p>39236.0979243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00">
                <text:p>8700</text:p>
              </table:table-cell>
              <table:table-cell office:value-type="float" office:value="204536.833682517">
                <text:p>204536.833682517</text:p>
              </table:table-cell>
              <table:table-cell office:value-type="float" office:value="77008.5693634207">
                <text:p>77008.5693634207</text:p>
              </table:table-cell>
              <table:table-cell office:value-type="float" office:value="47991.511668895">
                <text:p>47991.511668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00">
                <text:p>8800</text:p>
              </table:table-cell>
              <table:table-cell office:value-type="float" office:value="204654.916719193">
                <text:p>204654.916719193</text:p>
              </table:table-cell>
              <table:table-cell office:value-type="float" office:value="76993.8306281099">
                <text:p>76993.8306281099</text:p>
              </table:table-cell>
              <table:table-cell office:value-type="float" office:value="49553.0981102203">
                <text:p>49553.0981102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00">
                <text:p>8900</text:p>
              </table:table-cell>
              <table:table-cell office:value-type="float" office:value="204207.875283694">
                <text:p>204207.875283694</text:p>
              </table:table-cell>
              <table:table-cell office:value-type="float" office:value="76868.10817478">
                <text:p>76868.10817478</text:p>
              </table:table-cell>
              <table:table-cell office:value-type="float" office:value="44828.1035455943">
                <text:p>44828.1035455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204567.584571707">
                <text:p>204567.584571707</text:p>
              </table:table-cell>
              <table:table-cell office:value-type="float" office:value="76883.7850467046">
                <text:p>76883.7850467046</text:p>
              </table:table-cell>
              <table:table-cell office:value-type="float" office:value="46153.1198399916">
                <text:p>46153.1198399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00">
                <text:p>9100</text:p>
              </table:table-cell>
              <table:table-cell office:value-type="float" office:value="205136.96198701">
                <text:p>205136.96198701</text:p>
              </table:table-cell>
              <table:table-cell office:value-type="float" office:value="76450.3024889447">
                <text:p>76450.3024889447</text:p>
              </table:table-cell>
              <table:table-cell office:value-type="float" office:value="42391.0956727689">
                <text:p>42391.0956727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00">
                <text:p>9200</text:p>
              </table:table-cell>
              <table:table-cell office:value-type="float" office:value="204738.234006962">
                <text:p>204738.234006962</text:p>
              </table:table-cell>
              <table:table-cell office:value-type="float" office:value="76392.3065442072">
                <text:p>76392.3065442072</text:p>
              </table:table-cell>
              <table:table-cell office:value-type="float" office:value="44248.7001779143">
                <text:p>44248.7001779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0">
                <text:p>9300</text:p>
              </table:table-cell>
              <table:table-cell office:value-type="float" office:value="205059.744644773">
                <text:p>205059.744644773</text:p>
              </table:table-cell>
              <table:table-cell office:value-type="float" office:value="76291.736310078">
                <text:p>76291.736310078</text:p>
              </table:table-cell>
              <table:table-cell office:value-type="float" office:value="48326.0324209928">
                <text:p>48326.0324209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00">
                <text:p>9400</text:p>
              </table:table-cell>
              <table:table-cell office:value-type="float" office:value="205550.722586353">
                <text:p>205550.722586353</text:p>
              </table:table-cell>
              <table:table-cell office:value-type="float" office:value="76284.2744389245">
                <text:p>76284.2744389245</text:p>
              </table:table-cell>
              <table:table-cell office:value-type="float" office:value="47345.6850721895">
                <text:p>47345.6850721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00">
                <text:p>9500</text:p>
              </table:table-cell>
              <table:table-cell office:value-type="float" office:value="205326.756275545">
                <text:p>205326.756275545</text:p>
              </table:table-cell>
              <table:table-cell office:value-type="float" office:value="76165.4747243835">
                <text:p>76165.4747243835</text:p>
              </table:table-cell>
              <table:table-cell office:value-type="float" office:value="40295.2811459374">
                <text:p>40295.2811459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00">
                <text:p>9600</text:p>
              </table:table-cell>
              <table:table-cell office:value-type="float" office:value="205628.728397367">
                <text:p>205628.728397367</text:p>
              </table:table-cell>
              <table:table-cell office:value-type="float" office:value="75977.3645789311">
                <text:p>75977.3645789311</text:p>
              </table:table-cell>
              <table:table-cell office:value-type="float" office:value="37178.1278291759">
                <text:p>37178.1278291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00">
                <text:p>9700</text:p>
              </table:table-cell>
              <table:table-cell office:value-type="float" office:value="205759.922566411">
                <text:p>205759.922566411</text:p>
              </table:table-cell>
              <table:table-cell office:value-type="float" office:value="76197.4712899921">
                <text:p>76197.4712899921</text:p>
              </table:table-cell>
              <table:table-cell office:value-type="float" office:value="46917.049846444">
                <text:p>46917.049846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00">
                <text:p>9800</text:p>
              </table:table-cell>
              <table:table-cell office:value-type="float" office:value="205735.114182231">
                <text:p>205735.114182231</text:p>
              </table:table-cell>
              <table:table-cell office:value-type="float" office:value="76300.9777141413">
                <text:p>76300.9777141413</text:p>
              </table:table-cell>
              <table:table-cell office:value-type="float" office:value="45962.4585305924">
                <text:p>45962.45853059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00">
                <text:p>9900</text:p>
              </table:table-cell>
              <table:table-cell office:value-type="float" office:value="205782.631979055">
                <text:p>205782.631979055</text:p>
              </table:table-cell>
              <table:table-cell office:value-type="float" office:value="76448.8189279032">
                <text:p>76448.8189279032</text:p>
              </table:table-cell>
              <table:table-cell office:value-type="float" office:value="44439.8376000958">
                <text:p>44439.8376000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206069.245969701">
                <text:p>206069.245969701</text:p>
              </table:table-cell>
              <table:table-cell office:value-type="float" office:value="76543.2859065302">
                <text:p>76543.2859065302</text:p>
              </table:table-cell>
              <table:table-cell office:value-type="float" office:value="42503.212924788">
                <text:p>42503.212924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00">
                <text:p>10100</text:p>
              </table:table-cell>
              <table:table-cell office:value-type="float" office:value="206178.233858604">
                <text:p>206178.233858604</text:p>
              </table:table-cell>
              <table:table-cell office:value-type="float" office:value="76705.0547623098">
                <text:p>76705.0547623098</text:p>
              </table:table-cell>
              <table:table-cell office:value-type="float" office:value="45435.7500012887">
                <text:p>45435.75000128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0">
                <text:p>10200</text:p>
              </table:table-cell>
              <table:table-cell office:value-type="float" office:value="206301.435839287">
                <text:p>206301.435839287</text:p>
              </table:table-cell>
              <table:table-cell office:value-type="float" office:value="76611.8232039402">
                <text:p>76611.8232039402</text:p>
              </table:table-cell>
              <table:table-cell office:value-type="float" office:value="40186.5098212377">
                <text:p>40186.5098212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00">
                <text:p>10300</text:p>
              </table:table-cell>
              <table:table-cell office:value-type="float" office:value="206311.394149263">
                <text:p>206311.394149263</text:p>
              </table:table-cell>
              <table:table-cell office:value-type="float" office:value="76645.1400822752">
                <text:p>76645.1400822752</text:p>
              </table:table-cell>
              <table:table-cell office:value-type="float" office:value="39688.9085546857">
                <text:p>39688.90855468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0">
                <text:p>10400</text:p>
              </table:table-cell>
              <table:table-cell office:value-type="float" office:value="206650.171157785">
                <text:p>206650.171157785</text:p>
              </table:table-cell>
              <table:table-cell office:value-type="float" office:value="76497.9717254249">
                <text:p>76497.9717254249</text:p>
              </table:table-cell>
              <table:table-cell office:value-type="float" office:value="43468.2076526619">
                <text:p>43468.2076526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00">
                <text:p>10500</text:p>
              </table:table-cell>
              <table:table-cell office:value-type="float" office:value="206651.741217821">
                <text:p>206651.741217821</text:p>
              </table:table-cell>
              <table:table-cell office:value-type="float" office:value="76749.9654021678">
                <text:p>76749.9654021678</text:p>
              </table:table-cell>
              <table:table-cell office:value-type="float" office:value="43306.0223581286">
                <text:p>43306.0223581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00">
                <text:p>10600</text:p>
              </table:table-cell>
              <table:table-cell office:value-type="float" office:value="206199.519795171">
                <text:p>206199.519795171</text:p>
              </table:table-cell>
              <table:table-cell office:value-type="float" office:value="76376.5935504535">
                <text:p>76376.5935504535</text:p>
              </table:table-cell>
              <table:table-cell office:value-type="float" office:value="44215.9852271112">
                <text:p>44215.9852271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00">
                <text:p>10700</text:p>
              </table:table-cell>
              <table:table-cell office:value-type="float" office:value="206924.677549352">
                <text:p>206924.677549352</text:p>
              </table:table-cell>
              <table:table-cell office:value-type="float" office:value="76349.9108895232">
                <text:p>76349.9108895232</text:p>
              </table:table-cell>
              <table:table-cell office:value-type="float" office:value="43035.8054910015">
                <text:p>43035.8054910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00">
                <text:p>10800</text:p>
              </table:table-cell>
              <table:table-cell office:value-type="float" office:value="206711.223537212">
                <text:p>206711.223537212</text:p>
              </table:table-cell>
              <table:table-cell office:value-type="float" office:value="76299.1641424392">
                <text:p>76299.1641424392</text:p>
              </table:table-cell>
              <table:table-cell office:value-type="float" office:value="43392.5800308268">
                <text:p>43392.58003082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00">
                <text:p>10900</text:p>
              </table:table-cell>
              <table:table-cell office:value-type="float" office:value="206939.059844396">
                <text:p>206939.059844396</text:p>
              </table:table-cell>
              <table:table-cell office:value-type="float" office:value="76298.1529067446">
                <text:p>76298.1529067446</text:p>
              </table:table-cell>
              <table:table-cell office:value-type="float" office:value="40053.9879020195">
                <text:p>40053.98790201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00">
                <text:p>11000</text:p>
              </table:table-cell>
              <table:table-cell office:value-type="float" office:value="206924.032409553">
                <text:p>206924.032409553</text:p>
              </table:table-cell>
              <table:table-cell office:value-type="float" office:value="76419.2396477694">
                <text:p>76419.2396477694</text:p>
              </table:table-cell>
              <table:table-cell office:value-type="float" office:value="39076.6918238537">
                <text:p>39076.69182385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00">
                <text:p>11100</text:p>
              </table:table-cell>
              <table:table-cell office:value-type="float" office:value="207140.343811318">
                <text:p>207140.343811318</text:p>
              </table:table-cell>
              <table:table-cell office:value-type="float" office:value="76105.9877293134">
                <text:p>76105.9877293134</text:p>
              </table:table-cell>
              <table:table-cell office:value-type="float" office:value="48070.3891771279">
                <text:p>48070.3891771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00">
                <text:p>11200</text:p>
              </table:table-cell>
              <table:table-cell office:value-type="float" office:value="206772.170735471">
                <text:p>206772.170735471</text:p>
              </table:table-cell>
              <table:table-cell office:value-type="float" office:value="76496.1410328872">
                <text:p>76496.1410328872</text:p>
              </table:table-cell>
              <table:table-cell office:value-type="float" office:value="44392.2087927969">
                <text:p>44392.2087927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00">
                <text:p>11300</text:p>
              </table:table-cell>
              <table:table-cell office:value-type="float" office:value="207132.807302629">
                <text:p>207132.807302629</text:p>
              </table:table-cell>
              <table:table-cell office:value-type="float" office:value="76494.9814194987">
                <text:p>76494.9814194987</text:p>
              </table:table-cell>
              <table:table-cell office:value-type="float" office:value="37627.9502901969">
                <text:p>37627.95029019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00">
                <text:p>11400</text:p>
              </table:table-cell>
              <table:table-cell office:value-type="float" office:value="207183.86317383">
                <text:p>207183.86317383</text:p>
              </table:table-cell>
              <table:table-cell office:value-type="float" office:value="76733.628375149">
                <text:p>76733.628375149</text:p>
              </table:table-cell>
              <table:table-cell office:value-type="float" office:value="36405.4095062134">
                <text:p>36405.4095062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500">
                <text:p>11500</text:p>
              </table:table-cell>
              <table:table-cell office:value-type="float" office:value="207143.648730626">
                <text:p>207143.648730626</text:p>
              </table:table-cell>
              <table:table-cell office:value-type="float" office:value="76568.1437951007">
                <text:p>76568.1437951007</text:p>
              </table:table-cell>
              <table:table-cell office:value-type="float" office:value="40207.7536552153">
                <text:p>40207.7536552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00">
                <text:p>11600</text:p>
              </table:table-cell>
              <table:table-cell office:value-type="float" office:value="207456.585792507">
                <text:p>207456.585792507</text:p>
              </table:table-cell>
              <table:table-cell office:value-type="float" office:value="76623.1770819905">
                <text:p>76623.1770819905</text:p>
              </table:table-cell>
              <table:table-cell office:value-type="float" office:value="42687.8563823604">
                <text:p>42687.85638236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00">
                <text:p>11700</text:p>
              </table:table-cell>
              <table:table-cell office:value-type="float" office:value="207527.496465681">
                <text:p>207527.496465681</text:p>
              </table:table-cell>
              <table:table-cell office:value-type="float" office:value="76494.6810640087">
                <text:p>76494.6810640087</text:p>
              </table:table-cell>
              <table:table-cell office:value-type="float" office:value="40453.8531989626">
                <text:p>40453.8531989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0">
                <text:p>11800</text:p>
              </table:table-cell>
              <table:table-cell office:value-type="float" office:value="207517.340663519">
                <text:p>207517.340663519</text:p>
              </table:table-cell>
              <table:table-cell office:value-type="float" office:value="76593.0735332399">
                <text:p>76593.0735332399</text:p>
              </table:table-cell>
              <table:table-cell office:value-type="float" office:value="38667.2933921267">
                <text:p>38667.2933921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00">
                <text:p>11900</text:p>
              </table:table-cell>
              <table:table-cell office:value-type="float" office:value="207454.046136541">
                <text:p>207454.046136541</text:p>
              </table:table-cell>
              <table:table-cell office:value-type="float" office:value="76760.3731416221">
                <text:p>76760.3731416221</text:p>
              </table:table-cell>
              <table:table-cell office:value-type="float" office:value="39692.2848040526">
                <text:p>39692.2848040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0">
                <text:p>12000</text:p>
              </table:table-cell>
              <table:table-cell office:value-type="float" office:value="207796.968094669">
                <text:p>207796.968094669</text:p>
              </table:table-cell>
              <table:table-cell office:value-type="float" office:value="76428.2443008735">
                <text:p>76428.2443008735</text:p>
              </table:table-cell>
              <table:table-cell office:value-type="float" office:value="39385.3531449632">
                <text:p>39385.3531449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00">
                <text:p>12100</text:p>
              </table:table-cell>
              <table:table-cell office:value-type="float" office:value="208025.499691585">
                <text:p>208025.499691585</text:p>
              </table:table-cell>
              <table:table-cell office:value-type="float" office:value="76521.3436622595">
                <text:p>76521.3436622595</text:p>
              </table:table-cell>
              <table:table-cell office:value-type="float" office:value="34054.5318334365">
                <text:p>34054.53183343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00">
                <text:p>12200</text:p>
              </table:table-cell>
              <table:table-cell office:value-type="float" office:value="207734.527315184">
                <text:p>207734.527315184</text:p>
              </table:table-cell>
              <table:table-cell office:value-type="float" office:value="76671.0928981339">
                <text:p>76671.0928981339</text:p>
              </table:table-cell>
              <table:table-cell office:value-type="float" office:value="36276.9899913111">
                <text:p>36276.9899913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00">
                <text:p>12300</text:p>
              </table:table-cell>
              <table:table-cell office:value-type="float" office:value="207967.782103337">
                <text:p>207967.782103337</text:p>
              </table:table-cell>
              <table:table-cell office:value-type="float" office:value="76871.9320043145">
                <text:p>76871.9320043145</text:p>
              </table:table-cell>
              <table:table-cell office:value-type="float" office:value="32311.0821289416">
                <text:p>32311.08212894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00">
                <text:p>12400</text:p>
              </table:table-cell>
              <table:table-cell office:value-type="float" office:value="208062.314112394">
                <text:p>208062.314112394</text:p>
              </table:table-cell>
              <table:table-cell office:value-type="float" office:value="76636.9194954159">
                <text:p>76636.9194954159</text:p>
              </table:table-cell>
              <table:table-cell office:value-type="float" office:value="31313.0031315084">
                <text:p>31313.0031315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00">
                <text:p>12500</text:p>
              </table:table-cell>
              <table:table-cell office:value-type="float" office:value="208222.556135835">
                <text:p>208222.556135835</text:p>
              </table:table-cell>
              <table:table-cell office:value-type="float" office:value="76820.0491906002">
                <text:p>76820.0491906002</text:p>
              </table:table-cell>
              <table:table-cell office:value-type="float" office:value="34403.2520313373">
                <text:p>34403.2520313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00">
                <text:p>12600</text:p>
              </table:table-cell>
              <table:table-cell office:value-type="float" office:value="208562.071828307">
                <text:p>208562.071828307</text:p>
              </table:table-cell>
              <table:table-cell office:value-type="float" office:value="76778.5786596175">
                <text:p>76778.5786596175</text:p>
              </table:table-cell>
              <table:table-cell office:value-type="float" office:value="37159.298761165">
                <text:p>37159.298761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00">
                <text:p>12700</text:p>
              </table:table-cell>
              <table:table-cell office:value-type="float" office:value="208571.31997928">
                <text:p>208571.31997928</text:p>
              </table:table-cell>
              <table:table-cell office:value-type="float" office:value="76417.5093729968">
                <text:p>76417.5093729968</text:p>
              </table:table-cell>
              <table:table-cell office:value-type="float" office:value="37976.3551674781">
                <text:p>37976.35516747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00">
                <text:p>12800</text:p>
              </table:table-cell>
              <table:table-cell office:value-type="float" office:value="208772.917553098">
                <text:p>208772.917553098</text:p>
              </table:table-cell>
              <table:table-cell office:value-type="float" office:value="76730.7011142231">
                <text:p>76730.7011142231</text:p>
              </table:table-cell>
              <table:table-cell office:value-type="float" office:value="36891.6696985798">
                <text:p>36891.6696985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00">
                <text:p>12900</text:p>
              </table:table-cell>
              <table:table-cell office:value-type="float" office:value="208795.971788447">
                <text:p>208795.971788447</text:p>
              </table:table-cell>
              <table:table-cell office:value-type="float" office:value="76354.3242777466">
                <text:p>76354.3242777466</text:p>
              </table:table-cell>
              <table:table-cell office:value-type="float" office:value="35635.605289696">
                <text:p>35635.6052896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00">
                <text:p>13000</text:p>
              </table:table-cell>
              <table:table-cell office:value-type="float" office:value="208942.025170787">
                <text:p>208942.025170787</text:p>
              </table:table-cell>
              <table:table-cell office:value-type="float" office:value="76488.1058675377">
                <text:p>76488.1058675377</text:p>
              </table:table-cell>
              <table:table-cell office:value-type="float" office:value="29556.624134432">
                <text:p>29556.624134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00">
                <text:p>13100</text:p>
              </table:table-cell>
              <table:table-cell office:value-type="float" office:value="208814.814615167">
                <text:p>208814.814615167</text:p>
              </table:table-cell>
              <table:table-cell office:value-type="float" office:value="76749.7292769834">
                <text:p>76749.7292769834</text:p>
              </table:table-cell>
              <table:table-cell office:value-type="float" office:value="24607.4739908385">
                <text:p>24607.4739908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00">
                <text:p>13200</text:p>
              </table:table-cell>
              <table:table-cell office:value-type="float" office:value="208962.479608517">
                <text:p>208962.479608517</text:p>
              </table:table-cell>
              <table:table-cell office:value-type="float" office:value="76532.4657144004">
                <text:p>76532.4657144004</text:p>
              </table:table-cell>
              <table:table-cell office:value-type="float" office:value="26039.9078849673">
                <text:p>26039.90788496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00">
                <text:p>13300</text:p>
              </table:table-cell>
              <table:table-cell office:value-type="float" office:value="209147.331634997">
                <text:p>209147.331634997</text:p>
              </table:table-cell>
              <table:table-cell office:value-type="float" office:value="76763.5802126677">
                <text:p>76763.5802126677</text:p>
              </table:table-cell>
              <table:table-cell office:value-type="float" office:value="24739.0121101595">
                <text:p>24739.0121101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00">
                <text:p>13400</text:p>
              </table:table-cell>
              <table:table-cell office:value-type="float" office:value="209494.084604276">
                <text:p>209494.084604276</text:p>
              </table:table-cell>
              <table:table-cell office:value-type="float" office:value="76475.5666815764">
                <text:p>76475.5666815764</text:p>
              </table:table-cell>
              <table:table-cell office:value-type="float" office:value="26936.6880302314">
                <text:p>26936.6880302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00">
                <text:p>13500</text:p>
              </table:table-cell>
              <table:table-cell office:value-type="float" office:value="208838.85226669">
                <text:p>208838.85226669</text:p>
              </table:table-cell>
              <table:table-cell office:value-type="float" office:value="76830.2417437765">
                <text:p>76830.2417437765</text:p>
              </table:table-cell>
              <table:table-cell office:value-type="float" office:value="26141.7641332108">
                <text:p>26141.76413321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00">
                <text:p>13600</text:p>
              </table:table-cell>
              <table:table-cell office:value-type="float" office:value="209274.20447522">
                <text:p>209274.20447522</text:p>
              </table:table-cell>
              <table:table-cell office:value-type="float" office:value="76859.7112488051">
                <text:p>76859.7112488051</text:p>
              </table:table-cell>
              <table:table-cell office:value-type="float" office:value="26098.1044416505">
                <text:p>26098.10444165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00">
                <text:p>13700</text:p>
              </table:table-cell>
              <table:table-cell office:value-type="float" office:value="209534.928643256">
                <text:p>209534.928643256</text:p>
              </table:table-cell>
              <table:table-cell office:value-type="float" office:value="76924.0590856488">
                <text:p>76924.0590856488</text:p>
              </table:table-cell>
              <table:table-cell office:value-type="float" office:value="28851.9317565955">
                <text:p>28851.9317565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00">
                <text:p>13800</text:p>
              </table:table-cell>
              <table:table-cell office:value-type="float" office:value="209729.935924019">
                <text:p>209729.935924019</text:p>
              </table:table-cell>
              <table:table-cell office:value-type="float" office:value="77001.7950515286">
                <text:p>77001.7950515286</text:p>
              </table:table-cell>
              <table:table-cell office:value-type="float" office:value="30428.3201760512">
                <text:p>30428.3201760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00">
                <text:p>13900</text:p>
              </table:table-cell>
              <table:table-cell office:value-type="float" office:value="209654.937572817">
                <text:p>209654.937572817</text:p>
              </table:table-cell>
              <table:table-cell office:value-type="float" office:value="77006.3579945677">
                <text:p>77006.3579945677</text:p>
              </table:table-cell>
              <table:table-cell office:value-type="float" office:value="29461.5315000427">
                <text:p>29461.5315000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209677.391311869">
                <text:p>209677.391311869</text:p>
              </table:table-cell>
              <table:table-cell office:value-type="float" office:value="77070.1056766307">
                <text:p>77070.1056766307</text:p>
              </table:table-cell>
              <table:table-cell office:value-type="float" office:value="28894.8421629503">
                <text:p>28894.8421629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00">
                <text:p>14100</text:p>
              </table:table-cell>
              <table:table-cell office:value-type="float" office:value="209467.800053551">
                <text:p>209467.800053551</text:p>
              </table:table-cell>
              <table:table-cell office:value-type="float" office:value="77090.4873780745">
                <text:p>77090.4873780745</text:p>
              </table:table-cell>
              <table:table-cell office:value-type="float" office:value="24538.1417179343">
                <text:p>24538.14171793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200">
                <text:p>14200</text:p>
              </table:table-cell>
              <table:table-cell office:value-type="float" office:value="209886.760278717">
                <text:p>209886.760278717</text:p>
              </table:table-cell>
              <table:table-cell office:value-type="float" office:value="77036.6466758371">
                <text:p>77036.6466758371</text:p>
              </table:table-cell>
              <table:table-cell office:value-type="float" office:value="19473.0722654099">
                <text:p>19473.0722654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00">
                <text:p>14300</text:p>
              </table:table-cell>
              <table:table-cell office:value-type="float" office:value="209930.298049242">
                <text:p>209930.298049242</text:p>
              </table:table-cell>
              <table:table-cell office:value-type="float" office:value="77341.2769159815">
                <text:p>77341.2769159815</text:p>
              </table:table-cell>
              <table:table-cell office:value-type="float" office:value="19492.0076657286">
                <text:p>19492.0076657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00">
                <text:p>14400</text:p>
              </table:table-cell>
              <table:table-cell office:value-type="float" office:value="209571.158534257">
                <text:p>209571.158534257</text:p>
              </table:table-cell>
              <table:table-cell office:value-type="float" office:value="77455.8179097997">
                <text:p>77455.8179097997</text:p>
              </table:table-cell>
              <table:table-cell office:value-type="float" office:value="24776.6596829734">
                <text:p>24776.6596829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00">
                <text:p>14500</text:p>
              </table:table-cell>
              <table:table-cell office:value-type="float" office:value="209954.598915108">
                <text:p>209954.598915108</text:p>
              </table:table-cell>
              <table:table-cell office:value-type="float" office:value="77351.3344405499">
                <text:p>77351.3344405499</text:p>
              </table:table-cell>
              <table:table-cell office:value-type="float" office:value="31100.0826003392">
                <text:p>31100.0826003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00">
                <text:p>14600</text:p>
              </table:table-cell>
              <table:table-cell office:value-type="float" office:value="209362.904224975">
                <text:p>209362.904224975</text:p>
              </table:table-cell>
              <table:table-cell office:value-type="float" office:value="77396.6053606045">
                <text:p>77396.6053606045</text:p>
              </table:table-cell>
              <table:table-cell office:value-type="float" office:value="32273.9208219461">
                <text:p>32273.9208219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00">
                <text:p>14700</text:p>
              </table:table-cell>
              <table:table-cell office:value-type="float" office:value="210230.566137456">
                <text:p>210230.566137456</text:p>
              </table:table-cell>
              <table:table-cell office:value-type="float" office:value="77448.0006036082">
                <text:p>77448.0006036082</text:p>
              </table:table-cell>
              <table:table-cell office:value-type="float" office:value="28999.6897827628">
                <text:p>28999.6897827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00">
                <text:p>14800</text:p>
              </table:table-cell>
              <table:table-cell office:value-type="float" office:value="210582.627444244">
                <text:p>210582.627444244</text:p>
              </table:table-cell>
              <table:table-cell office:value-type="float" office:value="77420.7870976104">
                <text:p>77420.7870976104</text:p>
              </table:table-cell>
              <table:table-cell office:value-type="float" office:value="28674.0067729899">
                <text:p>28674.0067729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00">
                <text:p>14900</text:p>
              </table:table-cell>
              <table:table-cell office:value-type="float" office:value="208638.278455125">
                <text:p>208638.278455125</text:p>
              </table:table-cell>
              <table:table-cell office:value-type="float" office:value="77619.7705023972">
                <text:p>77619.7705023972</text:p>
              </table:table-cell>
              <table:table-cell office:value-type="float" office:value="29119.3879058619">
                <text:p>29119.38790586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0">
                <text:p>15000</text:p>
              </table:table-cell>
              <table:table-cell office:value-type="float" office:value="206395.703179689">
                <text:p>206395.703179689</text:p>
              </table:table-cell>
              <table:table-cell office:value-type="float" office:value="77501.1419130535">
                <text:p>77501.1419130535</text:p>
              </table:table-cell>
              <table:table-cell office:value-type="float" office:value="24170.3662206932">
                <text:p>24170.3662206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00">
                <text:p>15100</text:p>
              </table:table-cell>
              <table:table-cell office:value-type="float" office:value="206951.60601637">
                <text:p>206951.60601637</text:p>
              </table:table-cell>
              <table:table-cell office:value-type="float" office:value="77629.0442058879">
                <text:p>77629.0442058879</text:p>
              </table:table-cell>
              <table:table-cell office:value-type="float" office:value="19382.0019838755">
                <text:p>19382.0019838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00">
                <text:p>15200</text:p>
              </table:table-cell>
              <table:table-cell office:value-type="float" office:value="207235.262780275">
                <text:p>207235.262780275</text:p>
              </table:table-cell>
              <table:table-cell office:value-type="float" office:value="77881.5908180391">
                <text:p>77881.5908180391</text:p>
              </table:table-cell>
              <table:table-cell office:value-type="float" office:value="22939.5077954715">
                <text:p>22939.50779547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300">
                <text:p>15300</text:p>
              </table:table-cell>
              <table:table-cell office:value-type="float" office:value="206975.094619942">
                <text:p>206975.094619942</text:p>
              </table:table-cell>
              <table:table-cell office:value-type="float" office:value="77815.1720200982">
                <text:p>77815.1720200982</text:p>
              </table:table-cell>
              <table:table-cell office:value-type="float" office:value="23869.9251044927">
                <text:p>23869.92510449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00">
                <text:p>15400</text:p>
              </table:table-cell>
              <table:table-cell office:value-type="float" office:value="206935.911605283">
                <text:p>206935.911605283</text:p>
              </table:table-cell>
              <table:table-cell office:value-type="float" office:value="77947.7387928346">
                <text:p>77947.7387928346</text:p>
              </table:table-cell>
              <table:table-cell office:value-type="float" office:value="25864.0780107902">
                <text:p>25864.0780107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00">
                <text:p>15500</text:p>
              </table:table-cell>
              <table:table-cell office:value-type="float" office:value="206980.672173851">
                <text:p>206980.672173851</text:p>
              </table:table-cell>
              <table:table-cell office:value-type="float" office:value="77930.3433841253">
                <text:p>77930.3433841253</text:p>
              </table:table-cell>
              <table:table-cell office:value-type="float" office:value="28231.3738340082">
                <text:p>28231.3738340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00">
                <text:p>15600</text:p>
              </table:table-cell>
              <table:table-cell office:value-type="float" office:value="206586.18488101">
                <text:p>206586.18488101</text:p>
              </table:table-cell>
              <table:table-cell office:value-type="float" office:value="78139.4877809675">
                <text:p>78139.4877809675</text:p>
              </table:table-cell>
              <table:table-cell office:value-type="float" office:value="27170.5954624066">
                <text:p>27170.5954624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00">
                <text:p>15700</text:p>
              </table:table-cell>
              <table:table-cell office:value-type="float" office:value="207304.766307888">
                <text:p>207304.766307888</text:p>
              </table:table-cell>
              <table:table-cell office:value-type="float" office:value="77938.8209316536">
                <text:p>77938.8209316536</text:p>
              </table:table-cell>
              <table:table-cell office:value-type="float" office:value="23434.9529889984">
                <text:p>23434.95298899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00">
                <text:p>15800</text:p>
              </table:table-cell>
              <table:table-cell office:value-type="float" office:value="207121.707334105">
                <text:p>207121.707334105</text:p>
              </table:table-cell>
              <table:table-cell office:value-type="float" office:value="78156.0648983733">
                <text:p>78156.0648983733</text:p>
              </table:table-cell>
              <table:table-cell office:value-type="float" office:value="23041.2017683459">
                <text:p>23041.2017683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00">
                <text:p>15900</text:p>
              </table:table-cell>
              <table:table-cell office:value-type="float" office:value="206776.230488578">
                <text:p>206776.230488578</text:p>
              </table:table-cell>
              <table:table-cell office:value-type="float" office:value="78227.9070215804">
                <text:p>78227.9070215804</text:p>
              </table:table-cell>
              <table:table-cell office:value-type="float" office:value="18235.2127066344">
                <text:p>18235.2127066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000">
                <text:p>16000</text:p>
              </table:table-cell>
              <table:table-cell office:value-type="float" office:value="207669.011038899">
                <text:p>207669.011038899</text:p>
              </table:table-cell>
              <table:table-cell office:value-type="float" office:value="78016.4831976317">
                <text:p>78016.4831976317</text:p>
              </table:table-cell>
              <table:table-cell office:value-type="float" office:value="21384.4320425426">
                <text:p>21384.43204254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100">
                <text:p>16100</text:p>
              </table:table-cell>
              <table:table-cell office:value-type="float" office:value="207371.039799475">
                <text:p>207371.039799475</text:p>
              </table:table-cell>
              <table:table-cell office:value-type="float" office:value="78113.1726653828">
                <text:p>78113.1726653828</text:p>
              </table:table-cell>
              <table:table-cell office:value-type="float" office:value="20030.4308797102">
                <text:p>20030.43087971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200">
                <text:p>16200</text:p>
              </table:table-cell>
              <table:table-cell office:value-type="float" office:value="207211.36466986">
                <text:p>207211.36466986</text:p>
              </table:table-cell>
              <table:table-cell office:value-type="float" office:value="78150.6609013526">
                <text:p>78150.6609013526</text:p>
              </table:table-cell>
              <table:table-cell office:value-type="float" office:value="20053.9744621188">
                <text:p>20053.9744621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00">
                <text:p>16300</text:p>
              </table:table-cell>
              <table:table-cell office:value-type="float" office:value="207566.15832907">
                <text:p>207566.15832907</text:p>
              </table:table-cell>
              <table:table-cell office:value-type="float" office:value="78212.8095761533">
                <text:p>78212.8095761533</text:p>
              </table:table-cell>
              <table:table-cell office:value-type="float" office:value="24920.7578006308">
                <text:p>24920.75780063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00">
                <text:p>16400</text:p>
              </table:table-cell>
              <table:table-cell office:value-type="float" office:value="207045.233636478">
                <text:p>207045.233636478</text:p>
              </table:table-cell>
              <table:table-cell office:value-type="float" office:value="78269.4511216173">
                <text:p>78269.4511216173</text:p>
              </table:table-cell>
              <table:table-cell office:value-type="float" office:value="25662.6971427423">
                <text:p>25662.69714274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00">
                <text:p>16500</text:p>
              </table:table-cell>
              <table:table-cell office:value-type="float" office:value="207053.671946399">
                <text:p>207053.671946399</text:p>
              </table:table-cell>
              <table:table-cell office:value-type="float" office:value="78378.6569129229">
                <text:p>78378.6569129229</text:p>
              </table:table-cell>
              <table:table-cell office:value-type="float" office:value="23861.8241563167">
                <text:p>23861.8241563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00">
                <text:p>16600</text:p>
              </table:table-cell>
              <table:table-cell office:value-type="float" office:value="207339.332228196">
                <text:p>207339.332228196</text:p>
              </table:table-cell>
              <table:table-cell office:value-type="float" office:value="78363.2447660328">
                <text:p>78363.2447660328</text:p>
              </table:table-cell>
              <table:table-cell office:value-type="float" office:value="25351.7322028654">
                <text:p>25351.7322028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700">
                <text:p>16700</text:p>
              </table:table-cell>
              <table:table-cell office:value-type="float" office:value="207025.909447592">
                <text:p>207025.909447592</text:p>
              </table:table-cell>
              <table:table-cell office:value-type="float" office:value="78607.2892143214">
                <text:p>78607.2892143214</text:p>
              </table:table-cell>
              <table:table-cell office:value-type="float" office:value="21222.93623226">
                <text:p>21222.93623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00">
                <text:p>16800</text:p>
              </table:table-cell>
              <table:table-cell office:value-type="float" office:value="206835.717873787">
                <text:p>206835.717873787</text:p>
              </table:table-cell>
              <table:table-cell office:value-type="float" office:value="78668.4002366113">
                <text:p>78668.4002366113</text:p>
              </table:table-cell>
              <table:table-cell office:value-type="float" office:value="27095.4707560389">
                <text:p>27095.4707560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00">
                <text:p>16900</text:p>
              </table:table-cell>
              <table:table-cell office:value-type="float" office:value="206555.131848744">
                <text:p>206555.131848744</text:p>
              </table:table-cell>
              <table:table-cell office:value-type="float" office:value="78324.7716099485">
                <text:p>78324.7716099485</text:p>
              </table:table-cell>
              <table:table-cell office:value-type="float" office:value="25355.9058289486">
                <text:p>25355.90582894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00">
                <text:p>17000</text:p>
              </table:table-cell>
              <table:table-cell office:value-type="float" office:value="207202.874942154">
                <text:p>207202.874942154</text:p>
              </table:table-cell>
              <table:table-cell office:value-type="float" office:value="78501.527113053">
                <text:p>78501.527113053</text:p>
              </table:table-cell>
              <table:table-cell office:value-type="float" office:value="24256.5360488861">
                <text:p>24256.5360488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00">
                <text:p>17100</text:p>
              </table:table-cell>
              <table:table-cell office:value-type="float" office:value="206675.073122278">
                <text:p>206675.073122278</text:p>
              </table:table-cell>
              <table:table-cell office:value-type="float" office:value="78774.7620532918">
                <text:p>78774.7620532918</text:p>
              </table:table-cell>
              <table:table-cell office:value-type="float" office:value="22177.7921697341">
                <text:p>22177.79216973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200">
                <text:p>17200</text:p>
              </table:table-cell>
              <table:table-cell office:value-type="float" office:value="206406.416064148">
                <text:p>206406.416064148</text:p>
              </table:table-cell>
              <table:table-cell office:value-type="float" office:value="78802.4597129304">
                <text:p>78802.4597129304</text:p>
              </table:table-cell>
              <table:table-cell office:value-type="float" office:value="18207.3496076714">
                <text:p>18207.3496076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300">
                <text:p>17300</text:p>
              </table:table-cell>
              <table:table-cell office:value-type="float" office:value="206363.59281514">
                <text:p>206363.59281514</text:p>
              </table:table-cell>
              <table:table-cell office:value-type="float" office:value="78870.3634008095">
                <text:p>78870.3634008095</text:p>
              </table:table-cell>
              <table:table-cell office:value-type="float" office:value="19053.9443180185">
                <text:p>19053.9443180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400">
                <text:p>17400</text:p>
              </table:table-cell>
              <table:table-cell office:value-type="float" office:value="207414.252448075">
                <text:p>207414.252448075</text:p>
              </table:table-cell>
              <table:table-cell office:value-type="float" office:value="78729.7848707781">
                <text:p>78729.7848707781</text:p>
              </table:table-cell>
              <table:table-cell office:value-type="float" office:value="21781.4719995378">
                <text:p>21781.47199953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00">
                <text:p>17500</text:p>
              </table:table-cell>
              <table:table-cell office:value-type="float" office:value="207380.572968283">
                <text:p>207380.572968283</text:p>
              </table:table-cell>
              <table:table-cell office:value-type="float" office:value="78694.3346983902">
                <text:p>78694.3346983902</text:p>
              </table:table-cell>
              <table:table-cell office:value-type="float" office:value="22251.4273797267">
                <text:p>22251.42737972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00">
                <text:p>17600</text:p>
              </table:table-cell>
              <table:table-cell office:value-type="float" office:value="207741.907971779">
                <text:p>207741.907971779</text:p>
              </table:table-cell>
              <table:table-cell office:value-type="float" office:value="79228.7662296595">
                <text:p>79228.7662296595</text:p>
              </table:table-cell>
              <table:table-cell office:value-type="float" office:value="24035.3971472442">
                <text:p>24035.39714724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700">
                <text:p>17700</text:p>
              </table:table-cell>
              <table:table-cell office:value-type="float" office:value="207705.559365636">
                <text:p>207705.559365636</text:p>
              </table:table-cell>
              <table:table-cell office:value-type="float" office:value="78797.7958607792">
                <text:p>78797.7958607792</text:p>
              </table:table-cell>
              <table:table-cell office:value-type="float" office:value="23926.3259500999">
                <text:p>23926.3259500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800">
                <text:p>17800</text:p>
              </table:table-cell>
              <table:table-cell office:value-type="float" office:value="207774.446628756">
                <text:p>207774.446628756</text:p>
              </table:table-cell>
              <table:table-cell office:value-type="float" office:value="79335.4296665978">
                <text:p>79335.4296665978</text:p>
              </table:table-cell>
              <table:table-cell office:value-type="float" office:value="24619.9435648534">
                <text:p>24619.94356485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00">
                <text:p>17900</text:p>
              </table:table-cell>
              <table:table-cell office:value-type="float" office:value="207885.478731112">
                <text:p>207885.478731112</text:p>
              </table:table-cell>
              <table:table-cell office:value-type="float" office:value="78976.7807795614">
                <text:p>78976.7807795614</text:p>
              </table:table-cell>
              <table:table-cell office:value-type="float" office:value="27921.8279141962">
                <text:p>27921.82791419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00">
                <text:p>18000</text:p>
              </table:table-cell>
              <table:table-cell office:value-type="float" office:value="207576.575897091">
                <text:p>207576.575897091</text:p>
              </table:table-cell>
              <table:table-cell office:value-type="float" office:value="79197.9973560292">
                <text:p>79197.9973560292</text:p>
              </table:table-cell>
              <table:table-cell office:value-type="float" office:value="26844.1892444577">
                <text:p>26844.18924445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00">
                <text:p>18100</text:p>
              </table:table-cell>
              <table:table-cell office:value-type="float" office:value="207607.378168562">
                <text:p>207607.378168562</text:p>
              </table:table-cell>
              <table:table-cell office:value-type="float" office:value="79218.0755700275">
                <text:p>79218.0755700275</text:p>
              </table:table-cell>
              <table:table-cell office:value-type="float" office:value="23242.67061778">
                <text:p>23242.67061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00">
                <text:p>18200</text:p>
              </table:table-cell>
              <table:table-cell office:value-type="float" office:value="207877.673051986">
                <text:p>207877.673051986</text:p>
              </table:table-cell>
              <table:table-cell office:value-type="float" office:value="78978.1056244255">
                <text:p>78978.1056244255</text:p>
              </table:table-cell>
              <table:table-cell office:value-type="float" office:value="20841.5119116511">
                <text:p>20841.5119116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00">
                <text:p>18300</text:p>
              </table:table-cell>
              <table:table-cell office:value-type="float" office:value="207870.383620209">
                <text:p>207870.383620209</text:p>
              </table:table-cell>
              <table:table-cell office:value-type="float" office:value="79183.2802518965">
                <text:p>79183.2802518965</text:p>
              </table:table-cell>
              <table:table-cell office:value-type="float" office:value="17375.9844214782">
                <text:p>17375.9844214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00">
                <text:p>18400</text:p>
              </table:table-cell>
              <table:table-cell office:value-type="float" office:value="208073.719514908">
                <text:p>208073.719514908</text:p>
              </table:table-cell>
              <table:table-cell office:value-type="float" office:value="79350.0009974416">
                <text:p>79350.0009974416</text:p>
              </table:table-cell>
              <table:table-cell office:value-type="float" office:value="19899.7152021686">
                <text:p>19899.71520216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00">
                <text:p>18500</text:p>
              </table:table-cell>
              <table:table-cell office:value-type="float" office:value="210537.950818087">
                <text:p>210537.950818087</text:p>
              </table:table-cell>
              <table:table-cell office:value-type="float" office:value="79132.8165064493">
                <text:p>79132.8165064493</text:p>
              </table:table-cell>
              <table:table-cell office:value-type="float" office:value="20393.3447329838">
                <text:p>20393.34473298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00">
                <text:p>18600</text:p>
              </table:table-cell>
              <table:table-cell office:value-type="float" office:value="211580.62724415">
                <text:p>211580.62724415</text:p>
              </table:table-cell>
              <table:table-cell office:value-type="float" office:value="79091.9346806618">
                <text:p>79091.9346806618</text:p>
              </table:table-cell>
              <table:table-cell office:value-type="float" office:value="20533.0140456779">
                <text:p>20533.0140456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00">
                <text:p>18700</text:p>
              </table:table-cell>
              <table:table-cell office:value-type="float" office:value="211707.585490267">
                <text:p>211707.585490267</text:p>
              </table:table-cell>
              <table:table-cell office:value-type="float" office:value="79281.140553868">
                <text:p>79281.140553868</text:p>
              </table:table-cell>
              <table:table-cell office:value-type="float" office:value="22680.6998968691">
                <text:p>22680.6998968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800">
                <text:p>18800</text:p>
              </table:table-cell>
              <table:table-cell office:value-type="float" office:value="212006.865265515">
                <text:p>212006.865265515</text:p>
              </table:table-cell>
              <table:table-cell office:value-type="float" office:value="79452.9994602581">
                <text:p>79452.9994602581</text:p>
              </table:table-cell>
              <table:table-cell office:value-type="float" office:value="26851.5450456522">
                <text:p>26851.5450456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00">
                <text:p>18900</text:p>
              </table:table-cell>
              <table:table-cell office:value-type="float" office:value="211637.567910029">
                <text:p>211637.567910029</text:p>
              </table:table-cell>
              <table:table-cell office:value-type="float" office:value="79569.5791309096">
                <text:p>79569.5791309096</text:p>
              </table:table-cell>
              <table:table-cell office:value-type="float" office:value="22347.2044295285">
                <text:p>22347.2044295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00">
                <text:p>19000</text:p>
              </table:table-cell>
              <table:table-cell office:value-type="float" office:value="211670.304145721">
                <text:p>211670.304145721</text:p>
              </table:table-cell>
              <table:table-cell office:value-type="float" office:value="79510.1729234934">
                <text:p>79510.1729234934</text:p>
              </table:table-cell>
              <table:table-cell office:value-type="float" office:value="19629.7539404971">
                <text:p>19629.7539404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00">
                <text:p>19100</text:p>
              </table:table-cell>
              <table:table-cell office:value-type="float" office:value="211520.976345727">
                <text:p>211520.976345727</text:p>
              </table:table-cell>
              <table:table-cell office:value-type="float" office:value="79564.1305524512">
                <text:p>79564.1305524512</text:p>
              </table:table-cell>
              <table:table-cell office:value-type="float" office:value="21895.4540702699">
                <text:p>21895.45407026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00">
                <text:p>19200</text:p>
              </table:table-cell>
              <table:table-cell office:value-type="float" office:value="211633.773088157">
                <text:p>211633.773088157</text:p>
              </table:table-cell>
              <table:table-cell office:value-type="float" office:value="79677.7162563979">
                <text:p>79677.7162563979</text:p>
              </table:table-cell>
              <table:table-cell office:value-type="float" office:value="21773.0533452378">
                <text:p>21773.0533452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300">
                <text:p>19300</text:p>
              </table:table-cell>
              <table:table-cell office:value-type="float" office:value="211873.569576844">
                <text:p>211873.569576844</text:p>
              </table:table-cell>
              <table:table-cell office:value-type="float" office:value="79666.0882446827">
                <text:p>79666.0882446827</text:p>
              </table:table-cell>
              <table:table-cell office:value-type="float" office:value="21921.7176355651">
                <text:p>21921.7176355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00">
                <text:p>19400</text:p>
              </table:table-cell>
              <table:table-cell office:value-type="float" office:value="211689.94299428">
                <text:p>211689.94299428</text:p>
              </table:table-cell>
              <table:table-cell office:value-type="float" office:value="79808.5621114729">
                <text:p>79808.5621114729</text:p>
              </table:table-cell>
              <table:table-cell office:value-type="float" office:value="21746.0747799191">
                <text:p>21746.07477991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500">
                <text:p>19500</text:p>
              </table:table-cell>
              <table:table-cell office:value-type="float" office:value="211460.151829999">
                <text:p>211460.151829999</text:p>
              </table:table-cell>
              <table:table-cell office:value-type="float" office:value="79717.3902729048">
                <text:p>79717.3902729048</text:p>
              </table:table-cell>
              <table:table-cell office:value-type="float" office:value="19693.8419493979">
                <text:p>19693.8419493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600">
                <text:p>19600</text:p>
              </table:table-cell>
              <table:table-cell office:value-type="float" office:value="211006.720281495">
                <text:p>211006.720281495</text:p>
              </table:table-cell>
              <table:table-cell office:value-type="float" office:value="79933.7496106287">
                <text:p>79933.7496106287</text:p>
              </table:table-cell>
              <table:table-cell office:value-type="float" office:value="21476.2418402089">
                <text:p>21476.24184020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00">
                <text:p>19700</text:p>
              </table:table-cell>
              <table:table-cell office:value-type="float" office:value="211874.361910467">
                <text:p>211874.361910467</text:p>
              </table:table-cell>
              <table:table-cell office:value-type="float" office:value="79989.4958536441">
                <text:p>79989.4958536441</text:p>
              </table:table-cell>
              <table:table-cell office:value-type="float" office:value="18711.8217358647">
                <text:p>18711.82173586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800">
                <text:p>19800</text:p>
              </table:table-cell>
              <table:table-cell office:value-type="float" office:value="212146.430189374">
                <text:p>212146.430189374</text:p>
              </table:table-cell>
              <table:table-cell office:value-type="float" office:value="79910.0977055975">
                <text:p>79910.0977055975</text:p>
              </table:table-cell>
              <table:table-cell office:value-type="float" office:value="21607.4452174413">
                <text:p>21607.4452174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00">
                <text:p>19900</text:p>
              </table:table-cell>
              <table:table-cell office:value-type="float" office:value="212206.347542965">
                <text:p>212206.347542965</text:p>
              </table:table-cell>
              <table:table-cell office:value-type="float" office:value="79899.9804491844">
                <text:p>79899.9804491844</text:p>
              </table:table-cell>
              <table:table-cell office:value-type="float" office:value="19790.7838025567">
                <text:p>19790.78380255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0">
                <text:p>20000</text:p>
              </table:table-cell>
              <table:table-cell office:value-type="float" office:value="212358.529588104">
                <text:p>212358.529588104</text:p>
              </table:table-cell>
              <table:table-cell office:value-type="float" office:value="80078.0241911939">
                <text:p>80078.0241911939</text:p>
              </table:table-cell>
              <table:table-cell office:value-type="float" office:value="17941.3917364081">
                <text:p>17941.39173640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100">
                <text:p>20100</text:p>
              </table:table-cell>
              <table:table-cell office:value-type="float" office:value="211735.783229808">
                <text:p>211735.783229808</text:p>
              </table:table-cell>
              <table:table-cell office:value-type="float" office:value="80031.6286875607">
                <text:p>80031.6286875607</text:p>
              </table:table-cell>
              <table:table-cell office:value-type="float" office:value="19449.3716962047">
                <text:p>19449.3716962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200">
                <text:p>20200</text:p>
              </table:table-cell>
              <table:table-cell office:value-type="float" office:value="212162.948262291">
                <text:p>212162.948262291</text:p>
              </table:table-cell>
              <table:table-cell office:value-type="float" office:value="80143.6439480412">
                <text:p>80143.6439480412</text:p>
              </table:table-cell>
              <table:table-cell office:value-type="float" office:value="22470.4523086111">
                <text:p>22470.45230861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300">
                <text:p>20300</text:p>
              </table:table-cell>
              <table:table-cell office:value-type="float" office:value="212189.224094503">
                <text:p>212189.224094503</text:p>
              </table:table-cell>
              <table:table-cell office:value-type="float" office:value="80520.9693958408">
                <text:p>80520.9693958408</text:p>
              </table:table-cell>
              <table:table-cell office:value-type="float" office:value="23844.4914219362">
                <text:p>23844.4914219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0">
                <text:p>20400</text:p>
              </table:table-cell>
              <table:table-cell office:value-type="float" office:value="211984.967038387">
                <text:p>211984.967038387</text:p>
              </table:table-cell>
              <table:table-cell office:value-type="float" office:value="80340.6022467808">
                <text:p>80340.6022467808</text:p>
              </table:table-cell>
              <table:table-cell office:value-type="float" office:value="23899.2585734924">
                <text:p>23899.2585734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00">
                <text:p>20500</text:p>
              </table:table-cell>
              <table:table-cell office:value-type="float" office:value="212322.239435839">
                <text:p>212322.239435839</text:p>
              </table:table-cell>
              <table:table-cell office:value-type="float" office:value="80349.9060442716">
                <text:p>80349.9060442716</text:p>
              </table:table-cell>
              <table:table-cell office:value-type="float" office:value="19795.0131003817">
                <text:p>19795.0131003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00">
                <text:p>20600</text:p>
              </table:table-cell>
              <table:table-cell office:value-type="float" office:value="211790.031262189">
                <text:p>211790.031262189</text:p>
              </table:table-cell>
              <table:table-cell office:value-type="float" office:value="80529.2922814892">
                <text:p>80529.2922814892</text:p>
              </table:table-cell>
              <table:table-cell office:value-type="float" office:value="18442.0426236727">
                <text:p>18442.04262367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700">
                <text:p>20700</text:p>
              </table:table-cell>
              <table:table-cell office:value-type="float" office:value="211905.329527081">
                <text:p>211905.329527081</text:p>
              </table:table-cell>
              <table:table-cell office:value-type="float" office:value="80329.3855592916">
                <text:p>80329.3855592916</text:p>
              </table:table-cell>
              <table:table-cell office:value-type="float" office:value="22482.5549051716">
                <text:p>22482.5549051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00">
                <text:p>20800</text:p>
              </table:table-cell>
              <table:table-cell office:value-type="float" office:value="212429.935945775">
                <text:p>212429.935945775</text:p>
              </table:table-cell>
              <table:table-cell office:value-type="float" office:value="80489.2983484896">
                <text:p>80489.2983484896</text:p>
              </table:table-cell>
              <table:table-cell office:value-type="float" office:value="22245.2400150744">
                <text:p>22245.24001507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00">
                <text:p>20900</text:p>
              </table:table-cell>
              <table:table-cell office:value-type="float" office:value="212432.361506207">
                <text:p>212432.361506207</text:p>
              </table:table-cell>
              <table:table-cell office:value-type="float" office:value="80629.0261445234">
                <text:p>80629.0261445234</text:p>
              </table:table-cell>
              <table:table-cell office:value-type="float" office:value="21526.1096251033">
                <text:p>21526.1096251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00">
                <text:p>21000</text:p>
              </table:table-cell>
              <table:table-cell office:value-type="float" office:value="211751.984062335">
                <text:p>211751.984062335</text:p>
              </table:table-cell>
              <table:table-cell office:value-type="float" office:value="80367.7453138162">
                <text:p>80367.7453138162</text:p>
              </table:table-cell>
              <table:table-cell office:value-type="float" office:value="20429.4275444187">
                <text:p>20429.42754441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100">
                <text:p>21100</text:p>
              </table:table-cell>
              <table:table-cell office:value-type="float" office:value="212334.472603507">
                <text:p>212334.472603507</text:p>
              </table:table-cell>
              <table:table-cell office:value-type="float" office:value="80356.6896155981">
                <text:p>80356.6896155981</text:p>
              </table:table-cell>
              <table:table-cell office:value-type="float" office:value="17001.774497309">
                <text:p>17001.7744973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200">
                <text:p>21200</text:p>
              </table:table-cell>
              <table:table-cell office:value-type="float" office:value="211574.158868383">
                <text:p>211574.158868383</text:p>
              </table:table-cell>
              <table:table-cell office:value-type="float" office:value="80513.8178938318">
                <text:p>80513.8178938318</text:p>
              </table:table-cell>
              <table:table-cell office:value-type="float" office:value="18869.8097393834">
                <text:p>18869.8097393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300">
                <text:p>21300</text:p>
              </table:table-cell>
              <table:table-cell office:value-type="float" office:value="212017.894113616">
                <text:p>212017.894113616</text:p>
              </table:table-cell>
              <table:table-cell office:value-type="float" office:value="80609.1128509532">
                <text:p>80609.1128509532</text:p>
              </table:table-cell>
              <table:table-cell office:value-type="float" office:value="20727.9081750056">
                <text:p>20727.9081750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00">
                <text:p>21400</text:p>
              </table:table-cell>
              <table:table-cell office:value-type="float" office:value="211887.09695719">
                <text:p>211887.09695719</text:p>
              </table:table-cell>
              <table:table-cell office:value-type="float" office:value="80392.4020976054">
                <text:p>80392.4020976054</text:p>
              </table:table-cell>
              <table:table-cell office:value-type="float" office:value="22676.6447352816">
                <text:p>22676.64473528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500">
                <text:p>21500</text:p>
              </table:table-cell>
              <table:table-cell office:value-type="float" office:value="211693.639626211">
                <text:p>211693.639626211</text:p>
              </table:table-cell>
              <table:table-cell office:value-type="float" office:value="80426.123069679">
                <text:p>80426.123069679</text:p>
              </table:table-cell>
              <table:table-cell office:value-type="float" office:value="22345.704852772">
                <text:p>22345.7048527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600">
                <text:p>21600</text:p>
              </table:table-cell>
              <table:table-cell office:value-type="float" office:value="211697.639224376">
                <text:p>211697.639224376</text:p>
              </table:table-cell>
              <table:table-cell office:value-type="float" office:value="80640.5117562701">
                <text:p>80640.5117562701</text:p>
              </table:table-cell>
              <table:table-cell office:value-type="float" office:value="21998.5668178617">
                <text:p>21998.56681786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700">
                <text:p>21700</text:p>
              </table:table-cell>
              <table:table-cell office:value-type="float" office:value="211744.284582562">
                <text:p>211744.284582562</text:p>
              </table:table-cell>
              <table:table-cell office:value-type="float" office:value="80644.7257767996">
                <text:p>80644.7257767996</text:p>
              </table:table-cell>
              <table:table-cell office:value-type="float" office:value="22463.1922088787">
                <text:p>22463.1922088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00">
                <text:p>21800</text:p>
              </table:table-cell>
              <table:table-cell office:value-type="float" office:value="210521.550795982">
                <text:p>210521.550795982</text:p>
              </table:table-cell>
              <table:table-cell office:value-type="float" office:value="80503.7891171894">
                <text:p>80503.7891171894</text:p>
              </table:table-cell>
              <table:table-cell office:value-type="float" office:value="24984.8880393247">
                <text:p>24984.88803932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900">
                <text:p>21900</text:p>
              </table:table-cell>
              <table:table-cell office:value-type="float" office:value="211442.267079663">
                <text:p>211442.267079663</text:p>
              </table:table-cell>
              <table:table-cell office:value-type="float" office:value="80612.4808435627">
                <text:p>80612.4808435627</text:p>
              </table:table-cell>
              <table:table-cell office:value-type="float" office:value="19394.5050949409">
                <text:p>19394.5050949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000">
                <text:p>22000</text:p>
              </table:table-cell>
              <table:table-cell office:value-type="float" office:value="212389.241960782">
                <text:p>212389.241960782</text:p>
              </table:table-cell>
              <table:table-cell office:value-type="float" office:value="80619.71719768">
                <text:p>80619.71719768</text:p>
              </table:table-cell>
              <table:table-cell office:value-type="float" office:value="16422.2945677795">
                <text:p>16422.29456777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100">
                <text:p>22100</text:p>
              </table:table-cell>
              <table:table-cell office:value-type="float" office:value="211901.832831727">
                <text:p>211901.832831727</text:p>
              </table:table-cell>
              <table:table-cell office:value-type="float" office:value="80694.7281338276">
                <text:p>80694.7281338276</text:p>
              </table:table-cell>
              <table:table-cell office:value-type="float" office:value="16633.8308387011">
                <text:p>16633.83083870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200">
                <text:p>22200</text:p>
              </table:table-cell>
              <table:table-cell office:value-type="float" office:value="212115.193666571">
                <text:p>212115.193666571</text:p>
              </table:table-cell>
              <table:table-cell office:value-type="float" office:value="80757.690003704">
                <text:p>80757.690003704</text:p>
              </table:table-cell>
              <table:table-cell office:value-type="float" office:value="20412.4869612669">
                <text:p>20412.4869612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300">
                <text:p>22300</text:p>
              </table:table-cell>
              <table:table-cell office:value-type="float" office:value="212250.651722372">
                <text:p>212250.651722372</text:p>
              </table:table-cell>
              <table:table-cell office:value-type="float" office:value="80908.1063361158">
                <text:p>80908.1063361158</text:p>
              </table:table-cell>
              <table:table-cell office:value-type="float" office:value="22045.3251591164">
                <text:p>22045.3251591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400">
                <text:p>22400</text:p>
              </table:table-cell>
              <table:table-cell office:value-type="float" office:value="211738.122502912">
                <text:p>211738.122502912</text:p>
              </table:table-cell>
              <table:table-cell office:value-type="float" office:value="80731.2756065674">
                <text:p>80731.2756065674</text:p>
              </table:table-cell>
              <table:table-cell office:value-type="float" office:value="18966.4844942278">
                <text:p>18966.48449422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00">
                <text:p>22500</text:p>
              </table:table-cell>
              <table:table-cell office:value-type="float" office:value="212142.823442982">
                <text:p>212142.823442982</text:p>
              </table:table-cell>
              <table:table-cell office:value-type="float" office:value="80634.1551805424">
                <text:p>80634.1551805424</text:p>
              </table:table-cell>
              <table:table-cell office:value-type="float" office:value="19029.061833966">
                <text:p>19029.061833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600">
                <text:p>22600</text:p>
              </table:table-cell>
              <table:table-cell office:value-type="float" office:value="211900.065253976">
                <text:p>211900.065253976</text:p>
              </table:table-cell>
              <table:table-cell office:value-type="float" office:value="80775.4449074682">
                <text:p>80775.4449074682</text:p>
              </table:table-cell>
              <table:table-cell office:value-type="float" office:value="20457.0641615566">
                <text:p>20457.06416155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700">
                <text:p>22700</text:p>
              </table:table-cell>
              <table:table-cell office:value-type="float" office:value="211918.935539086">
                <text:p>211918.935539086</text:p>
              </table:table-cell>
              <table:table-cell office:value-type="float" office:value="80711.397242603">
                <text:p>80711.397242603</text:p>
              </table:table-cell>
              <table:table-cell office:value-type="float" office:value="24418.0142325732">
                <text:p>24418.0142325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800">
                <text:p>22800</text:p>
              </table:table-cell>
              <table:table-cell office:value-type="float" office:value="212032.685944791">
                <text:p>212032.685944791</text:p>
              </table:table-cell>
              <table:table-cell office:value-type="float" office:value="80667.3499638215">
                <text:p>80667.3499638215</text:p>
              </table:table-cell>
              <table:table-cell office:value-type="float" office:value="24078.4365406887">
                <text:p>24078.4365406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900">
                <text:p>22900</text:p>
              </table:table-cell>
              <table:table-cell office:value-type="float" office:value="212341.960851288">
                <text:p>212341.960851288</text:p>
              </table:table-cell>
              <table:table-cell office:value-type="float" office:value="80769.1315554758">
                <text:p>80769.1315554758</text:p>
              </table:table-cell>
              <table:table-cell office:value-type="float" office:value="23581.9648943506">
                <text:p>23581.9648943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000">
                <text:p>23000</text:p>
              </table:table-cell>
              <table:table-cell office:value-type="float" office:value="212205.185683399">
                <text:p>212205.185683399</text:p>
              </table:table-cell>
              <table:table-cell office:value-type="float" office:value="81150.680920007">
                <text:p>81150.680920007</text:p>
              </table:table-cell>
              <table:table-cell office:value-type="float" office:value="18667.6143813679">
                <text:p>18667.61438136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100">
                <text:p>23100</text:p>
              </table:table-cell>
              <table:table-cell office:value-type="float" office:value="211839.17994321">
                <text:p>211839.17994321</text:p>
              </table:table-cell>
              <table:table-cell office:value-type="float" office:value="81122.0510612204">
                <text:p>81122.0510612204</text:p>
              </table:table-cell>
              <table:table-cell office:value-type="float" office:value="18306.7832010168">
                <text:p>18306.78320101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200">
                <text:p>23200</text:p>
              </table:table-cell>
              <table:table-cell office:value-type="float" office:value="212129.15576139">
                <text:p>212129.15576139</text:p>
              </table:table-cell>
              <table:table-cell office:value-type="float" office:value="80981.7900364359">
                <text:p>80981.7900364359</text:p>
              </table:table-cell>
              <table:table-cell office:value-type="float" office:value="19712.9918115657">
                <text:p>19712.99181156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300">
                <text:p>23300</text:p>
              </table:table-cell>
              <table:table-cell office:value-type="float" office:value="212434.346134565">
                <text:p>212434.346134565</text:p>
              </table:table-cell>
              <table:table-cell office:value-type="float" office:value="81194.3674043242">
                <text:p>81194.3674043242</text:p>
              </table:table-cell>
              <table:table-cell office:value-type="float" office:value="18703.2732310602">
                <text:p>18703.2732310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400">
                <text:p>23400</text:p>
              </table:table-cell>
              <table:table-cell office:value-type="float" office:value="212029.69545894">
                <text:p>212029.69545894</text:p>
              </table:table-cell>
              <table:table-cell office:value-type="float" office:value="80999.2378397597">
                <text:p>80999.2378397597</text:p>
              </table:table-cell>
              <table:table-cell office:value-type="float" office:value="19226.8832447573">
                <text:p>19226.8832447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00">
                <text:p>23500</text:p>
              </table:table-cell>
              <table:table-cell office:value-type="float" office:value="212235.262804447">
                <text:p>212235.262804447</text:p>
              </table:table-cell>
              <table:table-cell office:value-type="float" office:value="81060.1495126306">
                <text:p>81060.1495126306</text:p>
              </table:table-cell>
              <table:table-cell office:value-type="float" office:value="17937.9521417291">
                <text:p>17937.95214172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600">
                <text:p>23600</text:p>
              </table:table-cell>
              <table:table-cell office:value-type="float" office:value="212538.195920028">
                <text:p>212538.195920028</text:p>
              </table:table-cell>
              <table:table-cell office:value-type="float" office:value="81208.7896162439">
                <text:p>81208.7896162439</text:p>
              </table:table-cell>
              <table:table-cell office:value-type="float" office:value="19923.4697472795">
                <text:p>19923.46974727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700">
                <text:p>23700</text:p>
              </table:table-cell>
              <table:table-cell office:value-type="float" office:value="212322.383388336">
                <text:p>212322.383388336</text:p>
              </table:table-cell>
              <table:table-cell office:value-type="float" office:value="81230.1799075121">
                <text:p>81230.1799075121</text:p>
              </table:table-cell>
              <table:table-cell office:value-type="float" office:value="21593.1849722238">
                <text:p>21593.18497222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800">
                <text:p>23800</text:p>
              </table:table-cell>
              <table:table-cell office:value-type="float" office:value="212026.973469442">
                <text:p>212026.973469442</text:p>
              </table:table-cell>
              <table:table-cell office:value-type="float" office:value="81260.3680475764">
                <text:p>81260.3680475764</text:p>
              </table:table-cell>
              <table:table-cell office:value-type="float" office:value="22181.7540659276">
                <text:p>22181.75406592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900">
                <text:p>23900</text:p>
              </table:table-cell>
              <table:table-cell office:value-type="float" office:value="212140.197287196">
                <text:p>212140.197287196</text:p>
              </table:table-cell>
              <table:table-cell office:value-type="float" office:value="81347.9843770677">
                <text:p>81347.9843770677</text:p>
              </table:table-cell>
              <table:table-cell office:value-type="float" office:value="22105.7726553722">
                <text:p>22105.77265537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00">
                <text:p>24000</text:p>
              </table:table-cell>
              <table:table-cell office:value-type="float" office:value="212067.416564072">
                <text:p>212067.416564072</text:p>
              </table:table-cell>
              <table:table-cell office:value-type="float" office:value="81490.0108766579">
                <text:p>81490.0108766579</text:p>
              </table:table-cell>
              <table:table-cell office:value-type="float" office:value="20818.600865382">
                <text:p>20818.6008653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100">
                <text:p>24100</text:p>
              </table:table-cell>
              <table:table-cell office:value-type="float" office:value="211824.723370003">
                <text:p>211824.723370003</text:p>
              </table:table-cell>
              <table:table-cell office:value-type="float" office:value="81520.1206996229">
                <text:p>81520.1206996229</text:p>
              </table:table-cell>
              <table:table-cell office:value-type="float" office:value="17851.6657911989">
                <text:p>17851.66579119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00">
                <text:p>24200</text:p>
              </table:table-cell>
              <table:table-cell office:value-type="float" office:value="212260.613207602">
                <text:p>212260.613207602</text:p>
              </table:table-cell>
              <table:table-cell office:value-type="float" office:value="81725.5030435227">
                <text:p>81725.5030435227</text:p>
              </table:table-cell>
              <table:table-cell office:value-type="float" office:value="21094.9593604923">
                <text:p>21094.9593604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00">
                <text:p>24300</text:p>
              </table:table-cell>
              <table:table-cell office:value-type="float" office:value="212732.314389031">
                <text:p>212732.314389031</text:p>
              </table:table-cell>
              <table:table-cell office:value-type="float" office:value="81678.7330150846">
                <text:p>81678.7330150846</text:p>
              </table:table-cell>
              <table:table-cell office:value-type="float" office:value="24864.8343291236">
                <text:p>24864.8343291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400">
                <text:p>24400</text:p>
              </table:table-cell>
              <table:table-cell office:value-type="float" office:value="212661.297224088">
                <text:p>212661.297224088</text:p>
              </table:table-cell>
              <table:table-cell office:value-type="float" office:value="81724.0681565735">
                <text:p>81724.0681565735</text:p>
              </table:table-cell>
              <table:table-cell office:value-type="float" office:value="23913.4724868863">
                <text:p>23913.47248688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500">
                <text:p>24500</text:p>
              </table:table-cell>
              <table:table-cell office:value-type="float" office:value="212558.89958837">
                <text:p>212558.89958837</text:p>
              </table:table-cell>
              <table:table-cell office:value-type="float" office:value="81941.6493367403">
                <text:p>81941.6493367403</text:p>
              </table:table-cell>
              <table:table-cell office:value-type="float" office:value="21359.7583456093">
                <text:p>21359.75834560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600">
                <text:p>24600</text:p>
              </table:table-cell>
              <table:table-cell office:value-type="float" office:value="212816.457339408">
                <text:p>212816.457339408</text:p>
              </table:table-cell>
              <table:table-cell office:value-type="float" office:value="81857.4477220862">
                <text:p>81857.4477220862</text:p>
              </table:table-cell>
              <table:table-cell office:value-type="float" office:value="20290.4872024031">
                <text:p>20290.48720240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700">
                <text:p>24700</text:p>
              </table:table-cell>
              <table:table-cell office:value-type="float" office:value="213253.223467157">
                <text:p>213253.223467157</text:p>
              </table:table-cell>
              <table:table-cell office:value-type="float" office:value="82018.8741413927">
                <text:p>82018.8741413927</text:p>
              </table:table-cell>
              <table:table-cell office:value-type="float" office:value="21728.4742218332">
                <text:p>21728.47422183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800">
                <text:p>24800</text:p>
              </table:table-cell>
              <table:table-cell office:value-type="float" office:value="212991.961330554">
                <text:p>212991.961330554</text:p>
              </table:table-cell>
              <table:table-cell office:value-type="float" office:value="81986.4085599662">
                <text:p>81986.4085599662</text:p>
              </table:table-cell>
              <table:table-cell office:value-type="float" office:value="21106.0919682645">
                <text:p>21106.0919682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00">
                <text:p>24900</text:p>
              </table:table-cell>
              <table:table-cell office:value-type="float" office:value="213069.507215962">
                <text:p>213069.507215962</text:p>
              </table:table-cell>
              <table:table-cell office:value-type="float" office:value="81924.2722298313">
                <text:p>81924.2722298313</text:p>
              </table:table-cell>
              <table:table-cell office:value-type="float" office:value="21458.7346132905">
                <text:p>21458.73461329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000">
                <text:p>25000</text:p>
              </table:table-cell>
              <table:table-cell office:value-type="float" office:value="212980.454026294">
                <text:p>212980.454026294</text:p>
              </table:table-cell>
              <table:table-cell office:value-type="float" office:value="82023.2969475675">
                <text:p>82023.2969475675</text:p>
              </table:table-cell>
              <table:table-cell office:value-type="float" office:value="19617.3357999049">
                <text:p>19617.33579990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100">
                <text:p>25100</text:p>
              </table:table-cell>
              <table:table-cell office:value-type="float" office:value="212958.026438441">
                <text:p>212958.026438441</text:p>
              </table:table-cell>
              <table:table-cell office:value-type="float" office:value="81984.3754195828">
                <text:p>81984.3754195828</text:p>
              </table:table-cell>
              <table:table-cell office:value-type="float" office:value="20382.226819827">
                <text:p>20382.2268198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00">
                <text:p>25200</text:p>
              </table:table-cell>
              <table:table-cell office:value-type="float" office:value="212836.737244265">
                <text:p>212836.737244265</text:p>
              </table:table-cell>
              <table:table-cell office:value-type="float" office:value="81785.9655104117">
                <text:p>81785.9655104117</text:p>
              </table:table-cell>
              <table:table-cell office:value-type="float" office:value="22740.5717622483">
                <text:p>22740.57176224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300">
                <text:p>25300</text:p>
              </table:table-cell>
              <table:table-cell office:value-type="float" office:value="213324.067191193">
                <text:p>213324.067191193</text:p>
              </table:table-cell>
              <table:table-cell office:value-type="float" office:value="81988.6232324414">
                <text:p>81988.6232324414</text:p>
              </table:table-cell>
              <table:table-cell office:value-type="float" office:value="20015.86603373">
                <text:p>20015.866033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00">
                <text:p>25400</text:p>
              </table:table-cell>
              <table:table-cell office:value-type="float" office:value="213088.5700303">
                <text:p>213088.5700303</text:p>
              </table:table-cell>
              <table:table-cell office:value-type="float" office:value="81958.0470686031">
                <text:p>81958.0470686031</text:p>
              </table:table-cell>
              <table:table-cell office:value-type="float" office:value="20374.4739175494">
                <text:p>20374.47391754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500">
                <text:p>25500</text:p>
              </table:table-cell>
              <table:table-cell office:value-type="float" office:value="212766.599179938">
                <text:p>212766.599179938</text:p>
              </table:table-cell>
              <table:table-cell office:value-type="float" office:value="81766.8990750694">
                <text:p>81766.8990750694</text:p>
              </table:table-cell>
              <table:table-cell office:value-type="float" office:value="19388.9432383445">
                <text:p>19388.94323834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600">
                <text:p>25600</text:p>
              </table:table-cell>
              <table:table-cell office:value-type="float" office:value="212818.752048854">
                <text:p>212818.752048854</text:p>
              </table:table-cell>
              <table:table-cell office:value-type="float" office:value="81965.9907013165">
                <text:p>81965.9907013165</text:p>
              </table:table-cell>
              <table:table-cell office:value-type="float" office:value="19499.94662914">
                <text:p>19499.946629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00">
                <text:p>25700</text:p>
              </table:table-cell>
              <table:table-cell office:value-type="float" office:value="213218.199618521">
                <text:p>213218.199618521</text:p>
              </table:table-cell>
              <table:table-cell office:value-type="float" office:value="81861.7918576311">
                <text:p>81861.7918576311</text:p>
              </table:table-cell>
              <table:table-cell office:value-type="float" office:value="20587.0401312994">
                <text:p>20587.04013129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00">
                <text:p>25800</text:p>
              </table:table-cell>
              <table:table-cell office:value-type="float" office:value="212932.611777388">
                <text:p>212932.611777388</text:p>
              </table:table-cell>
              <table:table-cell office:value-type="float" office:value="81748.5395529714">
                <text:p>81748.5395529714</text:p>
              </table:table-cell>
              <table:table-cell office:value-type="float" office:value="19404.0054906322">
                <text:p>19404.00549063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900">
                <text:p>25900</text:p>
              </table:table-cell>
              <table:table-cell office:value-type="float" office:value="212903.05128584">
                <text:p>212903.05128584</text:p>
              </table:table-cell>
              <table:table-cell office:value-type="float" office:value="81972.5169187559">
                <text:p>81972.5169187559</text:p>
              </table:table-cell>
              <table:table-cell office:value-type="float" office:value="18979.1172197039">
                <text:p>18979.11721970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00">
                <text:p>26000</text:p>
              </table:table-cell>
              <table:table-cell office:value-type="float" office:value="212447.963726491">
                <text:p>212447.963726491</text:p>
              </table:table-cell>
              <table:table-cell office:value-type="float" office:value="82399.4488506637">
                <text:p>82399.4488506637</text:p>
              </table:table-cell>
              <table:table-cell office:value-type="float" office:value="22335.6756894122">
                <text:p>22335.67568941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100">
                <text:p>26100</text:p>
              </table:table-cell>
              <table:table-cell office:value-type="float" office:value="212739.672118798">
                <text:p>212739.672118798</text:p>
              </table:table-cell>
              <table:table-cell office:value-type="float" office:value="82143.8057263312">
                <text:p>82143.8057263312</text:p>
              </table:table-cell>
              <table:table-cell office:value-type="float" office:value="21860.5328202535">
                <text:p>21860.5328202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200">
                <text:p>26200</text:p>
              </table:table-cell>
              <table:table-cell office:value-type="float" office:value="212104.309002506">
                <text:p>212104.309002506</text:p>
              </table:table-cell>
              <table:table-cell office:value-type="float" office:value="82051.6967082041">
                <text:p>82051.6967082041</text:p>
              </table:table-cell>
              <table:table-cell office:value-type="float" office:value="20219.1175410536">
                <text:p>20219.11754105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300">
                <text:p>26300</text:p>
              </table:table-cell>
              <table:table-cell office:value-type="float" office:value="211487.41869581">
                <text:p>211487.41869581</text:p>
              </table:table-cell>
              <table:table-cell office:value-type="float" office:value="82424.9764310414">
                <text:p>82424.9764310414</text:p>
              </table:table-cell>
              <table:table-cell office:value-type="float" office:value="21809.4264902787">
                <text:p>21809.42649027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400">
                <text:p>26400</text:p>
              </table:table-cell>
              <table:table-cell office:value-type="float" office:value="211607.4981708">
                <text:p>211607.4981708</text:p>
              </table:table-cell>
              <table:table-cell office:value-type="float" office:value="82207.2566510601">
                <text:p>82207.2566510601</text:p>
              </table:table-cell>
              <table:table-cell office:value-type="float" office:value="21847.3064433888">
                <text:p>21847.30644338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500">
                <text:p>26500</text:p>
              </table:table-cell>
              <table:table-cell office:value-type="float" office:value="212428.138715991">
                <text:p>212428.138715991</text:p>
              </table:table-cell>
              <table:table-cell office:value-type="float" office:value="82398.0861390273">
                <text:p>82398.0861390273</text:p>
              </table:table-cell>
              <table:table-cell office:value-type="float" office:value="21021.3153756726">
                <text:p>21021.3153756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600">
                <text:p>26600</text:p>
              </table:table-cell>
              <table:table-cell office:value-type="float" office:value="212491.435545718">
                <text:p>212491.435545718</text:p>
              </table:table-cell>
              <table:table-cell office:value-type="float" office:value="82654.7696075577">
                <text:p>82654.7696075577</text:p>
              </table:table-cell>
              <table:table-cell office:value-type="float" office:value="22054.5928840927">
                <text:p>22054.59288409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700">
                <text:p>26700</text:p>
              </table:table-cell>
              <table:table-cell office:value-type="float" office:value="212541.033754285">
                <text:p>212541.033754285</text:p>
              </table:table-cell>
              <table:table-cell office:value-type="float" office:value="82517.358251446">
                <text:p>82517.358251446</text:p>
              </table:table-cell>
              <table:table-cell office:value-type="float" office:value="24873.0869843904">
                <text:p>24873.086984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00">
                <text:p>26800</text:p>
              </table:table-cell>
              <table:table-cell office:value-type="float" office:value="212007.516298258">
                <text:p>212007.516298258</text:p>
              </table:table-cell>
              <table:table-cell office:value-type="float" office:value="82701.0014087969">
                <text:p>82701.0014087969</text:p>
              </table:table-cell>
              <table:table-cell office:value-type="float" office:value="21883.4438418529">
                <text:p>21883.44384185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00">
                <text:p>26900</text:p>
              </table:table-cell>
              <table:table-cell office:value-type="float" office:value="212310.97702166">
                <text:p>212310.97702166</text:p>
              </table:table-cell>
              <table:table-cell office:value-type="float" office:value="82426.8185967502">
                <text:p>82426.8185967502</text:p>
              </table:table-cell>
              <table:table-cell office:value-type="float" office:value="19717.1058083447">
                <text:p>19717.10580834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000">
                <text:p>27000</text:p>
              </table:table-cell>
              <table:table-cell office:value-type="float" office:value="212757.46565951">
                <text:p>212757.46565951</text:p>
              </table:table-cell>
              <table:table-cell office:value-type="float" office:value="82446.7230938379">
                <text:p>82446.7230938379</text:p>
              </table:table-cell>
              <table:table-cell office:value-type="float" office:value="20000.3733639945">
                <text:p>20000.37336399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100">
                <text:p>27100</text:p>
              </table:table-cell>
              <table:table-cell office:value-type="float" office:value="212976.660774802">
                <text:p>212976.660774802</text:p>
              </table:table-cell>
              <table:table-cell office:value-type="float" office:value="82780.2887525143">
                <text:p>82780.2887525143</text:p>
              </table:table-cell>
              <table:table-cell office:value-type="float" office:value="18449.0907485618">
                <text:p>18449.09074856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200">
                <text:p>27200</text:p>
              </table:table-cell>
              <table:table-cell office:value-type="float" office:value="212724.883343622">
                <text:p>212724.883343622</text:p>
              </table:table-cell>
              <table:table-cell office:value-type="float" office:value="82535.6811054433">
                <text:p>82535.6811054433</text:p>
              </table:table-cell>
              <table:table-cell office:value-type="float" office:value="18927.4398413288">
                <text:p>18927.43984132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300">
                <text:p>27300</text:p>
              </table:table-cell>
              <table:table-cell office:value-type="float" office:value="212810.183116004">
                <text:p>212810.183116004</text:p>
              </table:table-cell>
              <table:table-cell office:value-type="float" office:value="82700.1026499211">
                <text:p>82700.1026499211</text:p>
              </table:table-cell>
              <table:table-cell office:value-type="float" office:value="19034.8219062661">
                <text:p>19034.82190626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400">
                <text:p>27400</text:p>
              </table:table-cell>
              <table:table-cell office:value-type="float" office:value="212910.322024791">
                <text:p>212910.322024791</text:p>
              </table:table-cell>
              <table:table-cell office:value-type="float" office:value="82715.3080001419">
                <text:p>82715.3080001419</text:p>
              </table:table-cell>
              <table:table-cell office:value-type="float" office:value="19969.1797262954">
                <text:p>19969.17972629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500">
                <text:p>27500</text:p>
              </table:table-cell>
              <table:table-cell office:value-type="float" office:value="212572.659365373">
                <text:p>212572.659365373</text:p>
              </table:table-cell>
              <table:table-cell office:value-type="float" office:value="83004.3217667004">
                <text:p>83004.3217667004</text:p>
              </table:table-cell>
              <table:table-cell office:value-type="float" office:value="22109.4661768331">
                <text:p>22109.46617683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600">
                <text:p>27600</text:p>
              </table:table-cell>
              <table:table-cell office:value-type="float" office:value="211862.801169055">
                <text:p>211862.801169055</text:p>
              </table:table-cell>
              <table:table-cell office:value-type="float" office:value="82568.4540313562">
                <text:p>82568.4540313562</text:p>
              </table:table-cell>
              <table:table-cell office:value-type="float" office:value="22087.2623429879">
                <text:p>22087.26234298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700">
                <text:p>27700</text:p>
              </table:table-cell>
              <table:table-cell office:value-type="float" office:value="212230.979260254">
                <text:p>212230.979260254</text:p>
              </table:table-cell>
              <table:table-cell office:value-type="float" office:value="82727.1712847365">
                <text:p>82727.1712847365</text:p>
              </table:table-cell>
              <table:table-cell office:value-type="float" office:value="20185.961126652">
                <text:p>20185.9611266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00">
                <text:p>27800</text:p>
              </table:table-cell>
              <table:table-cell office:value-type="float" office:value="212271.244206086">
                <text:p>212271.244206086</text:p>
              </table:table-cell>
              <table:table-cell office:value-type="float" office:value="82714.3018137503">
                <text:p>82714.3018137503</text:p>
              </table:table-cell>
              <table:table-cell office:value-type="float" office:value="18759.6395450512">
                <text:p>18759.6395450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00">
                <text:p>27900</text:p>
              </table:table-cell>
              <table:table-cell office:value-type="float" office:value="212567.520769786">
                <text:p>212567.520769786</text:p>
              </table:table-cell>
              <table:table-cell office:value-type="float" office:value="82759.4597139059">
                <text:p>82759.4597139059</text:p>
              </table:table-cell>
              <table:table-cell office:value-type="float" office:value="21385.9387714412">
                <text:p>21385.9387714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000">
                <text:p>28000</text:p>
              </table:table-cell>
              <table:table-cell office:value-type="float" office:value="212375.91168581">
                <text:p>212375.91168581</text:p>
              </table:table-cell>
              <table:table-cell office:value-type="float" office:value="82865.8226013982">
                <text:p>82865.8226013982</text:p>
              </table:table-cell>
              <table:table-cell office:value-type="float" office:value="22527.8210188876">
                <text:p>22527.82101888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100">
                <text:p>28100</text:p>
              </table:table-cell>
              <table:table-cell office:value-type="float" office:value="212068.445463313">
                <text:p>212068.445463313</text:p>
              </table:table-cell>
              <table:table-cell office:value-type="float" office:value="83013.2351875288">
                <text:p>83013.2351875288</text:p>
              </table:table-cell>
              <table:table-cell office:value-type="float" office:value="22990.6773358501">
                <text:p>22990.67733585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200">
                <text:p>28200</text:p>
              </table:table-cell>
              <table:table-cell office:value-type="float" office:value="212429.548453592">
                <text:p>212429.548453592</text:p>
              </table:table-cell>
              <table:table-cell office:value-type="float" office:value="82759.7161435184">
                <text:p>82759.7161435184</text:p>
              </table:table-cell>
              <table:table-cell office:value-type="float" office:value="20035.1426591427">
                <text:p>20035.14265914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300">
                <text:p>28300</text:p>
              </table:table-cell>
              <table:table-cell office:value-type="float" office:value="212229.056266267">
                <text:p>212229.056266267</text:p>
              </table:table-cell>
              <table:table-cell office:value-type="float" office:value="82732.4273232003">
                <text:p>82732.4273232003</text:p>
              </table:table-cell>
              <table:table-cell office:value-type="float" office:value="17408.5484952369">
                <text:p>17408.54849523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400">
                <text:p>28400</text:p>
              </table:table-cell>
              <table:table-cell office:value-type="float" office:value="212267.552279722">
                <text:p>212267.552279722</text:p>
              </table:table-cell>
              <table:table-cell office:value-type="float" office:value="82907.8899055542">
                <text:p>82907.8899055542</text:p>
              </table:table-cell>
              <table:table-cell office:value-type="float" office:value="21265.3757806353">
                <text:p>21265.37578063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500">
                <text:p>28500</text:p>
              </table:table-cell>
              <table:table-cell office:value-type="float" office:value="211206.249977022">
                <text:p>211206.249977022</text:p>
              </table:table-cell>
              <table:table-cell office:value-type="float" office:value="82980.9761013774">
                <text:p>82980.9761013774</text:p>
              </table:table-cell>
              <table:table-cell office:value-type="float" office:value="21980.7855215918">
                <text:p>21980.78552159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600">
                <text:p>28600</text:p>
              </table:table-cell>
              <table:table-cell office:value-type="float" office:value="212591.788509123">
                <text:p>212591.788509123</text:p>
              </table:table-cell>
              <table:table-cell office:value-type="float" office:value="82744.7868513042">
                <text:p>82744.7868513042</text:p>
              </table:table-cell>
              <table:table-cell office:value-type="float" office:value="20824.2580892669">
                <text:p>20824.25808926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700">
                <text:p>28700</text:p>
              </table:table-cell>
              <table:table-cell office:value-type="float" office:value="212741.212400648">
                <text:p>212741.212400648</text:p>
              </table:table-cell>
              <table:table-cell office:value-type="float" office:value="83130.2392237141">
                <text:p>83130.2392237141</text:p>
              </table:table-cell>
              <table:table-cell office:value-type="float" office:value="20956.5046943885">
                <text:p>20956.50469438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800">
                <text:p>28800</text:p>
              </table:table-cell>
              <table:table-cell office:value-type="float" office:value="213315.883054946">
                <text:p>213315.883054946</text:p>
              </table:table-cell>
              <table:table-cell office:value-type="float" office:value="82815.7413150251">
                <text:p>82815.7413150251</text:p>
              </table:table-cell>
              <table:table-cell office:value-type="float" office:value="21201.2656408755">
                <text:p>21201.26564087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900">
                <text:p>28900</text:p>
              </table:table-cell>
              <table:table-cell office:value-type="float" office:value="213143.811404538">
                <text:p>213143.811404538</text:p>
              </table:table-cell>
              <table:table-cell office:value-type="float" office:value="83020.8804931233">
                <text:p>83020.8804931233</text:p>
              </table:table-cell>
              <table:table-cell office:value-type="float" office:value="20031.5097240109">
                <text:p>20031.50972401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00">
                <text:p>29000</text:p>
              </table:table-cell>
              <table:table-cell office:value-type="float" office:value="213631.82090136">
                <text:p>213631.82090136</text:p>
              </table:table-cell>
              <table:table-cell office:value-type="float" office:value="82875.107969375">
                <text:p>82875.107969375</text:p>
              </table:table-cell>
              <table:table-cell office:value-type="float" office:value="21046.008451548">
                <text:p>21046.0084515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100">
                <text:p>29100</text:p>
              </table:table-cell>
              <table:table-cell office:value-type="float" office:value="213539.629974573">
                <text:p>213539.629974573</text:p>
              </table:table-cell>
              <table:table-cell office:value-type="float" office:value="83172.3045012542">
                <text:p>83172.3045012542</text:p>
              </table:table-cell>
              <table:table-cell office:value-type="float" office:value="23566.2006605849">
                <text:p>23566.2006605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200">
                <text:p>29200</text:p>
              </table:table-cell>
              <table:table-cell office:value-type="float" office:value="213451.786700101">
                <text:p>213451.786700101</text:p>
              </table:table-cell>
              <table:table-cell office:value-type="float" office:value="82876.2669708319">
                <text:p>82876.2669708319</text:p>
              </table:table-cell>
              <table:table-cell office:value-type="float" office:value="22389.4002851433">
                <text:p>22389.40028514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300">
                <text:p>29300</text:p>
              </table:table-cell>
              <table:table-cell office:value-type="float" office:value="213289.772469367">
                <text:p>213289.772469367</text:p>
              </table:table-cell>
              <table:table-cell office:value-type="float" office:value="83252.2382546283">
                <text:p>83252.2382546283</text:p>
              </table:table-cell>
              <table:table-cell office:value-type="float" office:value="19716.7040612312">
                <text:p>19716.70406123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400">
                <text:p>29400</text:p>
              </table:table-cell>
              <table:table-cell office:value-type="float" office:value="213548.385183929">
                <text:p>213548.385183929</text:p>
              </table:table-cell>
              <table:table-cell office:value-type="float" office:value="83207.6656411436">
                <text:p>83207.6656411436</text:p>
              </table:table-cell>
              <table:table-cell office:value-type="float" office:value="21499.1106779203">
                <text:p>21499.11067792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500">
                <text:p>29500</text:p>
              </table:table-cell>
              <table:table-cell office:value-type="float" office:value="213448.509467543">
                <text:p>213448.509467543</text:p>
              </table:table-cell>
              <table:table-cell office:value-type="float" office:value="82836.6457458385">
                <text:p>82836.6457458385</text:p>
              </table:table-cell>
              <table:table-cell office:value-type="float" office:value="20376.4987887458">
                <text:p>20376.49878874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600">
                <text:p>29600</text:p>
              </table:table-cell>
              <table:table-cell office:value-type="float" office:value="213507.29038427">
                <text:p>213507.29038427</text:p>
              </table:table-cell>
              <table:table-cell office:value-type="float" office:value="83138.2148185491">
                <text:p>83138.2148185491</text:p>
              </table:table-cell>
              <table:table-cell office:value-type="float" office:value="20721.6892051354">
                <text:p>20721.68920513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00">
                <text:p>29700</text:p>
              </table:table-cell>
              <table:table-cell office:value-type="float" office:value="213410.455782061">
                <text:p>213410.455782061</text:p>
              </table:table-cell>
              <table:table-cell office:value-type="float" office:value="82945.3512326105">
                <text:p>82945.3512326105</text:p>
              </table:table-cell>
              <table:table-cell office:value-type="float" office:value="19179.741585883">
                <text:p>19179.7415858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800">
                <text:p>29800</text:p>
              </table:table-cell>
              <table:table-cell office:value-type="float" office:value="213179.457823953">
                <text:p>213179.457823953</text:p>
              </table:table-cell>
              <table:table-cell office:value-type="float" office:value="83175.6402607464">
                <text:p>83175.6402607464</text:p>
              </table:table-cell>
              <table:table-cell office:value-type="float" office:value="19624.4981999532">
                <text:p>19624.49819995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00">
                <text:p>29900</text:p>
              </table:table-cell>
              <table:table-cell office:value-type="float" office:value="213594.059558655">
                <text:p>213594.059558655</text:p>
              </table:table-cell>
              <table:table-cell office:value-type="float" office:value="83334.9520396702">
                <text:p>83334.9520396702</text:p>
              </table:table-cell>
              <table:table-cell office:value-type="float" office:value="20768.4984745229">
                <text:p>20768.49847452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000">
                <text:p>30000</text:p>
              </table:table-cell>
              <table:table-cell office:value-type="float" office:value="213462.667079976">
                <text:p>213462.667079976</text:p>
              </table:table-cell>
              <table:table-cell office:value-type="float" office:value="83272.3952853798">
                <text:p>83272.3952853798</text:p>
              </table:table-cell>
              <table:table-cell office:value-type="float" office:value="20633.2224352757">
                <text:p>20633.2224352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100">
                <text:p>30100</text:p>
              </table:table-cell>
              <table:table-cell office:value-type="float" office:value="213535.816202232">
                <text:p>213535.816202232</text:p>
              </table:table-cell>
              <table:table-cell office:value-type="float" office:value="82954.7726697544">
                <text:p>82954.7726697544</text:p>
              </table:table-cell>
              <table:table-cell office:value-type="float" office:value="21033.8947391665">
                <text:p>21033.89473916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200">
                <text:p>30200</text:p>
              </table:table-cell>
              <table:table-cell office:value-type="float" office:value="213437.332541969">
                <text:p>213437.332541969</text:p>
              </table:table-cell>
              <table:table-cell office:value-type="float" office:value="83137.1397885923">
                <text:p>83137.1397885923</text:p>
              </table:table-cell>
              <table:table-cell office:value-type="float" office:value="21783.2620669656">
                <text:p>21783.26206696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300">
                <text:p>30300</text:p>
              </table:table-cell>
              <table:table-cell office:value-type="float" office:value="213448.69184783">
                <text:p>213448.69184783</text:p>
              </table:table-cell>
              <table:table-cell office:value-type="float" office:value="83253.3937438339">
                <text:p>83253.3937438339</text:p>
              </table:table-cell>
              <table:table-cell office:value-type="float" office:value="19814.6048692645">
                <text:p>19814.6048692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00">
                <text:p>30400</text:p>
              </table:table-cell>
              <table:table-cell office:value-type="float" office:value="213386.321675568">
                <text:p>213386.321675568</text:p>
              </table:table-cell>
              <table:table-cell office:value-type="float" office:value="83271.7814071261">
                <text:p>83271.7814071261</text:p>
              </table:table-cell>
              <table:table-cell office:value-type="float" office:value="20677.9287905633">
                <text:p>20677.92879056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500">
                <text:p>30500</text:p>
              </table:table-cell>
              <table:table-cell office:value-type="float" office:value="213194.874690984">
                <text:p>213194.874690984</text:p>
              </table:table-cell>
              <table:table-cell office:value-type="float" office:value="82861.282804554">
                <text:p>82861.282804554</text:p>
              </table:table-cell>
              <table:table-cell office:value-type="float" office:value="18775.1457351589">
                <text:p>18775.14573515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600">
                <text:p>30600</text:p>
              </table:table-cell>
              <table:table-cell office:value-type="float" office:value="212699.574563214">
                <text:p>212699.574563214</text:p>
              </table:table-cell>
              <table:table-cell office:value-type="float" office:value="83206.4806610764">
                <text:p>83206.4806610764</text:p>
              </table:table-cell>
              <table:table-cell office:value-type="float" office:value="20268.4951850618">
                <text:p>20268.49518506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00">
                <text:p>30700</text:p>
              </table:table-cell>
              <table:table-cell office:value-type="float" office:value="213244.75694229">
                <text:p>213244.75694229</text:p>
              </table:table-cell>
              <table:table-cell office:value-type="float" office:value="83351.9931538968">
                <text:p>83351.9931538968</text:p>
              </table:table-cell>
              <table:table-cell office:value-type="float" office:value="22361.9087108652">
                <text:p>22361.90871086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800">
                <text:p>30800</text:p>
              </table:table-cell>
              <table:table-cell office:value-type="float" office:value="212656.995375148">
                <text:p>212656.995375148</text:p>
              </table:table-cell>
              <table:table-cell office:value-type="float" office:value="83254.7775808119">
                <text:p>83254.7775808119</text:p>
              </table:table-cell>
              <table:table-cell office:value-type="float" office:value="21220.3361765049">
                <text:p>21220.33617650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00">
                <text:p>30900</text:p>
              </table:table-cell>
              <table:table-cell office:value-type="float" office:value="212428.431091393">
                <text:p>212428.431091393</text:p>
              </table:table-cell>
              <table:table-cell office:value-type="float" office:value="83262.2043165189">
                <text:p>83262.2043165189</text:p>
              </table:table-cell>
              <table:table-cell office:value-type="float" office:value="19663.8572306561">
                <text:p>19663.8572306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000">
                <text:p>31000</text:p>
              </table:table-cell>
              <table:table-cell office:value-type="float" office:value="212455.204053076">
                <text:p>212455.204053076</text:p>
              </table:table-cell>
              <table:table-cell office:value-type="float" office:value="83264.4674586661">
                <text:p>83264.4674586661</text:p>
              </table:table-cell>
              <table:table-cell office:value-type="float" office:value="21082.1320432194">
                <text:p>21082.13204321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100">
                <text:p>31100</text:p>
              </table:table-cell>
              <table:table-cell office:value-type="float" office:value="212854.201042009">
                <text:p>212854.201042009</text:p>
              </table:table-cell>
              <table:table-cell office:value-type="float" office:value="82975.1325697139">
                <text:p>82975.1325697139</text:p>
              </table:table-cell>
              <table:table-cell office:value-type="float" office:value="20985.5930544966">
                <text:p>20985.59305449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200">
                <text:p>31200</text:p>
              </table:table-cell>
              <table:table-cell office:value-type="float" office:value="212913.958822229">
                <text:p>212913.958822229</text:p>
              </table:table-cell>
              <table:table-cell office:value-type="float" office:value="83391.1127516947">
                <text:p>83391.1127516947</text:p>
              </table:table-cell>
              <table:table-cell office:value-type="float" office:value="18975.6613177107">
                <text:p>18975.66131771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300">
                <text:p>31300</text:p>
              </table:table-cell>
              <table:table-cell office:value-type="float" office:value="213169.192588197">
                <text:p>213169.192588197</text:p>
              </table:table-cell>
              <table:table-cell office:value-type="float" office:value="83343.1097619778">
                <text:p>83343.1097619778</text:p>
              </table:table-cell>
              <table:table-cell office:value-type="float" office:value="20654.8697763118">
                <text:p>20654.8697763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400">
                <text:p>31400</text:p>
              </table:table-cell>
              <table:table-cell office:value-type="float" office:value="213073.578777436">
                <text:p>213073.578777436</text:p>
              </table:table-cell>
              <table:table-cell office:value-type="float" office:value="83620.372179876">
                <text:p>83620.372179876</text:p>
              </table:table-cell>
              <table:table-cell office:value-type="float" office:value="17974.9325801296">
                <text:p>17974.93258012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00">
                <text:p>31500</text:p>
              </table:table-cell>
              <table:table-cell office:value-type="float" office:value="213083.361552389">
                <text:p>213083.361552389</text:p>
              </table:table-cell>
              <table:table-cell office:value-type="float" office:value="83550.2848734047">
                <text:p>83550.2848734047</text:p>
              </table:table-cell>
              <table:table-cell office:value-type="float" office:value="18261.5207465835">
                <text:p>18261.52074658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600">
                <text:p>31600</text:p>
              </table:table-cell>
              <table:table-cell office:value-type="float" office:value="212916.776378072">
                <text:p>212916.776378072</text:p>
              </table:table-cell>
              <table:table-cell office:value-type="float" office:value="83203.4288712">
                <text:p>83203.4288712</text:p>
              </table:table-cell>
              <table:table-cell office:value-type="float" office:value="18644.8973984967">
                <text:p>18644.89739849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700">
                <text:p>31700</text:p>
              </table:table-cell>
              <table:table-cell office:value-type="float" office:value="212928.547407057">
                <text:p>212928.547407057</text:p>
              </table:table-cell>
              <table:table-cell office:value-type="float" office:value="83529.5763204611">
                <text:p>83529.5763204611</text:p>
              </table:table-cell>
              <table:table-cell office:value-type="float" office:value="19911.3009900749">
                <text:p>19911.30099007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00">
                <text:p>31800</text:p>
              </table:table-cell>
              <table:table-cell office:value-type="float" office:value="213220.41729731">
                <text:p>213220.41729731</text:p>
              </table:table-cell>
              <table:table-cell office:value-type="float" office:value="83362.7810712355">
                <text:p>83362.7810712355</text:p>
              </table:table-cell>
              <table:table-cell office:value-type="float" office:value="21278.9404568761">
                <text:p>21278.94045687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00">
                <text:p>31900</text:p>
              </table:table-cell>
              <table:table-cell office:value-type="float" office:value="213601.215156949">
                <text:p>213601.215156949</text:p>
              </table:table-cell>
              <table:table-cell office:value-type="float" office:value="83816.0131277734">
                <text:p>83816.0131277734</text:p>
              </table:table-cell>
              <table:table-cell office:value-type="float" office:value="20801.7635751729">
                <text:p>20801.76357517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000">
                <text:p>32000</text:p>
              </table:table-cell>
              <table:table-cell office:value-type="float" office:value="213049.917152508">
                <text:p>213049.917152508</text:p>
              </table:table-cell>
              <table:table-cell office:value-type="float" office:value="83422.7117939892">
                <text:p>83422.7117939892</text:p>
              </table:table-cell>
              <table:table-cell office:value-type="float" office:value="22735.2551673558">
                <text:p>22735.25516735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100">
                <text:p>32100</text:p>
              </table:table-cell>
              <table:table-cell office:value-type="float" office:value="213110.392313873">
                <text:p>213110.392313873</text:p>
              </table:table-cell>
              <table:table-cell office:value-type="float" office:value="83471.8357349273">
                <text:p>83471.8357349273</text:p>
              </table:table-cell>
              <table:table-cell office:value-type="float" office:value="23907.2839731341">
                <text:p>23907.28397313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200">
                <text:p>32200</text:p>
              </table:table-cell>
              <table:table-cell office:value-type="float" office:value="213527.887911158">
                <text:p>213527.887911158</text:p>
              </table:table-cell>
              <table:table-cell office:value-type="float" office:value="83846.9890868743">
                <text:p>83846.9890868743</text:p>
              </table:table-cell>
              <table:table-cell office:value-type="float" office:value="22566.7248557707">
                <text:p>22566.72485577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300">
                <text:p>32300</text:p>
              </table:table-cell>
              <table:table-cell office:value-type="float" office:value="213459.602558598">
                <text:p>213459.602558598</text:p>
              </table:table-cell>
              <table:table-cell office:value-type="float" office:value="83440.5611295025">
                <text:p>83440.5611295025</text:p>
              </table:table-cell>
              <table:table-cell office:value-type="float" office:value="23821.5879339876">
                <text:p>23821.58793398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400">
                <text:p>32400</text:p>
              </table:table-cell>
              <table:table-cell office:value-type="float" office:value="213431.460607529">
                <text:p>213431.460607529</text:p>
              </table:table-cell>
              <table:table-cell office:value-type="float" office:value="83437.2374343625">
                <text:p>83437.2374343625</text:p>
              </table:table-cell>
              <table:table-cell office:value-type="float" office:value="23709.1665796142">
                <text:p>23709.16657961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500">
                <text:p>32500</text:p>
              </table:table-cell>
              <table:table-cell office:value-type="float" office:value="213000.537134256">
                <text:p>213000.537134256</text:p>
              </table:table-cell>
              <table:table-cell office:value-type="float" office:value="83332.8712998258">
                <text:p>83332.8712998258</text:p>
              </table:table-cell>
              <table:table-cell office:value-type="float" office:value="22728.8334266108">
                <text:p>22728.8334266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600">
                <text:p>32600</text:p>
              </table:table-cell>
              <table:table-cell office:value-type="float" office:value="213473.152866374">
                <text:p>213473.152866374</text:p>
              </table:table-cell>
              <table:table-cell office:value-type="float" office:value="83372.2044517422">
                <text:p>83372.2044517422</text:p>
              </table:table-cell>
              <table:table-cell office:value-type="float" office:value="22008.9617210344">
                <text:p>22008.96172103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700">
                <text:p>32700</text:p>
              </table:table-cell>
              <table:table-cell office:value-type="float" office:value="212967.925417345">
                <text:p>212967.925417345</text:p>
              </table:table-cell>
              <table:table-cell office:value-type="float" office:value="83681.556716017">
                <text:p>83681.556716017</text:p>
              </table:table-cell>
              <table:table-cell office:value-type="float" office:value="23748.2322957675">
                <text:p>23748.23229576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800">
                <text:p>32800</text:p>
              </table:table-cell>
              <table:table-cell office:value-type="float" office:value="213368.366695532">
                <text:p>213368.366695532</text:p>
              </table:table-cell>
              <table:table-cell office:value-type="float" office:value="83456.9171933688">
                <text:p>83456.9171933688</text:p>
              </table:table-cell>
              <table:table-cell office:value-type="float" office:value="18309.2141176847">
                <text:p>18309.21411768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900">
                <text:p>32900</text:p>
              </table:table-cell>
              <table:table-cell office:value-type="float" office:value="212878.096439434">
                <text:p>212878.096439434</text:p>
              </table:table-cell>
              <table:table-cell office:value-type="float" office:value="83486.408263945">
                <text:p>83486.408263945</text:p>
              </table:table-cell>
              <table:table-cell office:value-type="float" office:value="20327.7057899497">
                <text:p>20327.7057899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000">
                <text:p>33000</text:p>
              </table:table-cell>
              <table:table-cell office:value-type="float" office:value="212921.889943407">
                <text:p>212921.889943407</text:p>
              </table:table-cell>
              <table:table-cell office:value-type="float" office:value="83252.6410065621">
                <text:p>83252.6410065621</text:p>
              </table:table-cell>
              <table:table-cell office:value-type="float" office:value="22231.9686450066">
                <text:p>22231.96864500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100">
                <text:p>33100</text:p>
              </table:table-cell>
              <table:table-cell office:value-type="float" office:value="212684.419776656">
                <text:p>212684.419776656</text:p>
              </table:table-cell>
              <table:table-cell office:value-type="float" office:value="83402.8932954755">
                <text:p>83402.8932954755</text:p>
              </table:table-cell>
              <table:table-cell office:value-type="float" office:value="23245.4472953974">
                <text:p>23245.44729539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200">
                <text:p>33200</text:p>
              </table:table-cell>
              <table:table-cell office:value-type="float" office:value="212885.158848192">
                <text:p>212885.158848192</text:p>
              </table:table-cell>
              <table:table-cell office:value-type="float" office:value="83812.0080145549">
                <text:p>83812.0080145549</text:p>
              </table:table-cell>
              <table:table-cell office:value-type="float" office:value="20854.8488240746">
                <text:p>20854.84882407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300">
                <text:p>33300</text:p>
              </table:table-cell>
              <table:table-cell office:value-type="float" office:value="213280.856966555">
                <text:p>213280.856966555</text:p>
              </table:table-cell>
              <table:table-cell office:value-type="float" office:value="83584.830786682">
                <text:p>83584.830786682</text:p>
              </table:table-cell>
              <table:table-cell office:value-type="float" office:value="20322.8033374915">
                <text:p>20322.80333749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400">
                <text:p>33400</text:p>
              </table:table-cell>
              <table:table-cell office:value-type="float" office:value="213257.300850482">
                <text:p>213257.300850482</text:p>
              </table:table-cell>
              <table:table-cell office:value-type="float" office:value="83738.8622938573">
                <text:p>83738.8622938573</text:p>
              </table:table-cell>
              <table:table-cell office:value-type="float" office:value="21892.754651585">
                <text:p>21892.754651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500">
                <text:p>33500</text:p>
              </table:table-cell>
              <table:table-cell office:value-type="float" office:value="212783.799897627">
                <text:p>212783.799897627</text:p>
              </table:table-cell>
              <table:table-cell office:value-type="float" office:value="83638.5326610245">
                <text:p>83638.5326610245</text:p>
              </table:table-cell>
              <table:table-cell office:value-type="float" office:value="22800.1765330257">
                <text:p>22800.17653302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600">
                <text:p>33600</text:p>
              </table:table-cell>
              <table:table-cell office:value-type="float" office:value="213538.329156693">
                <text:p>213538.329156693</text:p>
              </table:table-cell>
              <table:table-cell office:value-type="float" office:value="83631.5817678645">
                <text:p>83631.5817678645</text:p>
              </table:table-cell>
              <table:table-cell office:value-type="float" office:value="23383.9784126378">
                <text:p>23383.97841263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700">
                <text:p>33700</text:p>
              </table:table-cell>
              <table:table-cell office:value-type="float" office:value="213210.155010199">
                <text:p>213210.155010199</text:p>
              </table:table-cell>
              <table:table-cell office:value-type="float" office:value="83571.916935327">
                <text:p>83571.916935327</text:p>
              </table:table-cell>
              <table:table-cell office:value-type="float" office:value="21588.4214974093">
                <text:p>21588.42149740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00">
                <text:p>33800</text:p>
              </table:table-cell>
              <table:table-cell office:value-type="float" office:value="213399.063526137">
                <text:p>213399.063526137</text:p>
              </table:table-cell>
              <table:table-cell office:value-type="float" office:value="83394.9671762099">
                <text:p>83394.9671762099</text:p>
              </table:table-cell>
              <table:table-cell office:value-type="float" office:value="21137.3856008457">
                <text:p>21137.38560084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900">
                <text:p>33900</text:p>
              </table:table-cell>
              <table:table-cell office:value-type="float" office:value="213097.987808766">
                <text:p>213097.987808766</text:p>
              </table:table-cell>
              <table:table-cell office:value-type="float" office:value="83734.5471840581">
                <text:p>83734.5471840581</text:p>
              </table:table-cell>
              <table:table-cell office:value-type="float" office:value="22803.7025901521">
                <text:p>22803.70259015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000">
                <text:p>34000</text:p>
              </table:table-cell>
              <table:table-cell office:value-type="float" office:value="213199.968108384">
                <text:p>213199.968108384</text:p>
              </table:table-cell>
              <table:table-cell office:value-type="float" office:value="83155.8136408728">
                <text:p>83155.8136408728</text:p>
              </table:table-cell>
              <table:table-cell office:value-type="float" office:value="23197.6198135245">
                <text:p>23197.61981352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100">
                <text:p>34100</text:p>
              </table:table-cell>
              <table:table-cell office:value-type="float" office:value="213108.097834892">
                <text:p>213108.097834892</text:p>
              </table:table-cell>
              <table:table-cell office:value-type="float" office:value="83771.3681277154">
                <text:p>83771.3681277154</text:p>
              </table:table-cell>
              <table:table-cell office:value-type="float" office:value="21113.5396568149">
                <text:p>21113.53965681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200">
                <text:p>34200</text:p>
              </table:table-cell>
              <table:table-cell office:value-type="float" office:value="213649.860389147">
                <text:p>213649.860389147</text:p>
              </table:table-cell>
              <table:table-cell office:value-type="float" office:value="83399.4097384746">
                <text:p>83399.4097384746</text:p>
              </table:table-cell>
              <table:table-cell office:value-type="float" office:value="18727.5818265557">
                <text:p>18727.58182655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300">
                <text:p>34300</text:p>
              </table:table-cell>
              <table:table-cell office:value-type="float" office:value="213472.486688512">
                <text:p>213472.486688512</text:p>
              </table:table-cell>
              <table:table-cell office:value-type="float" office:value="83864.1515240354">
                <text:p>83864.1515240354</text:p>
              </table:table-cell>
              <table:table-cell office:value-type="float" office:value="18954.5614373287">
                <text:p>18954.56143732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400">
                <text:p>34400</text:p>
              </table:table-cell>
              <table:table-cell office:value-type="float" office:value="213390.666468973">
                <text:p>213390.666468973</text:p>
              </table:table-cell>
              <table:table-cell office:value-type="float" office:value="83617.0084416701">
                <text:p>83617.0084416701</text:p>
              </table:table-cell>
              <table:table-cell office:value-type="float" office:value="21178.7606780708">
                <text:p>21178.76067807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500">
                <text:p>34500</text:p>
              </table:table-cell>
              <table:table-cell office:value-type="float" office:value="213561.963917762">
                <text:p>213561.963917762</text:p>
              </table:table-cell>
              <table:table-cell office:value-type="float" office:value="83772.0654538784">
                <text:p>83772.0654538784</text:p>
              </table:table-cell>
              <table:table-cell office:value-type="float" office:value="21567.725578993">
                <text:p>21567.7255789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00">
                <text:p>34600</text:p>
              </table:table-cell>
              <table:table-cell office:value-type="float" office:value="213432.209815923">
                <text:p>213432.209815923</text:p>
              </table:table-cell>
              <table:table-cell office:value-type="float" office:value="83735.8401286422">
                <text:p>83735.8401286422</text:p>
              </table:table-cell>
              <table:table-cell office:value-type="float" office:value="20180.4894174317">
                <text:p>20180.4894174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00">
                <text:p>34700</text:p>
              </table:table-cell>
              <table:table-cell office:value-type="float" office:value="213586.09159057">
                <text:p>213586.09159057</text:p>
              </table:table-cell>
              <table:table-cell office:value-type="float" office:value="83798.0299264928">
                <text:p>83798.0299264928</text:p>
              </table:table-cell>
              <table:table-cell office:value-type="float" office:value="21427.0307617893">
                <text:p>21427.03076178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800">
                <text:p>34800</text:p>
              </table:table-cell>
              <table:table-cell office:value-type="float" office:value="213438.868610691">
                <text:p>213438.868610691</text:p>
              </table:table-cell>
              <table:table-cell office:value-type="float" office:value="83624.8021880016">
                <text:p>83624.8021880016</text:p>
              </table:table-cell>
              <table:table-cell office:value-type="float" office:value="18236.0040641436">
                <text:p>18236.00406414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900">
                <text:p>34900</text:p>
              </table:table-cell>
              <table:table-cell office:value-type="float" office:value="213079.555877185">
                <text:p>213079.555877185</text:p>
              </table:table-cell>
              <table:table-cell office:value-type="float" office:value="83717.2242193661">
                <text:p>83717.2242193661</text:p>
              </table:table-cell>
              <table:table-cell office:value-type="float" office:value="18392.1808061362">
                <text:p>18392.18080613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000">
                <text:p>35000</text:p>
              </table:table-cell>
              <table:table-cell office:value-type="float" office:value="213239.107575049">
                <text:p>213239.107575049</text:p>
              </table:table-cell>
              <table:table-cell office:value-type="float" office:value="83752.7509280002">
                <text:p>83752.7509280002</text:p>
              </table:table-cell>
              <table:table-cell office:value-type="float" office:value="21153.0456229367">
                <text:p>21153.04562293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100">
                <text:p>35100</text:p>
              </table:table-cell>
              <table:table-cell office:value-type="float" office:value="213208.12888437">
                <text:p>213208.12888437</text:p>
              </table:table-cell>
              <table:table-cell office:value-type="float" office:value="83682.0413854713">
                <text:p>83682.0413854713</text:p>
              </table:table-cell>
              <table:table-cell office:value-type="float" office:value="24925.0326839823">
                <text:p>24925.03268398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200">
                <text:p>35200</text:p>
              </table:table-cell>
              <table:table-cell office:value-type="float" office:value="213227.587994488">
                <text:p>213227.587994488</text:p>
              </table:table-cell>
              <table:table-cell office:value-type="float" office:value="83786.4354232488">
                <text:p>83786.4354232488</text:p>
              </table:table-cell>
              <table:table-cell office:value-type="float" office:value="20898.9919239816">
                <text:p>20898.99192398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300">
                <text:p>35300</text:p>
              </table:table-cell>
              <table:table-cell office:value-type="float" office:value="213562.520369362">
                <text:p>213562.520369362</text:p>
              </table:table-cell>
              <table:table-cell office:value-type="float" office:value="83519.2064127969">
                <text:p>83519.2064127969</text:p>
              </table:table-cell>
              <table:table-cell office:value-type="float" office:value="18889.9918029911">
                <text:p>18889.99180299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400">
                <text:p>35400</text:p>
              </table:table-cell>
              <table:table-cell office:value-type="float" office:value="212747.979533502">
                <text:p>212747.979533502</text:p>
              </table:table-cell>
              <table:table-cell office:value-type="float" office:value="83948.4776768616">
                <text:p>83948.4776768616</text:p>
              </table:table-cell>
              <table:table-cell office:value-type="float" office:value="18671.5801016608">
                <text:p>18671.58010166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500">
                <text:p>35500</text:p>
              </table:table-cell>
              <table:table-cell office:value-type="float" office:value="212997.195335378">
                <text:p>212997.195335378</text:p>
              </table:table-cell>
              <table:table-cell office:value-type="float" office:value="83673.3354017015">
                <text:p>83673.3354017015</text:p>
              </table:table-cell>
              <table:table-cell office:value-type="float" office:value="18920.2773402334">
                <text:p>18920.2773402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